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825625cm" style:use-optimal-column-width="true"/>
    </style:style>
    <style:style style:name="co2" style:family="table-column">
      <style:table-column-properties fo:break-before="auto" style:column-width="8.20208333333333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2.67229166666667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4895833333333cm" style:use-optimal-column-width="true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1.77270833333333cm" style:use-optimal-column-width="true"/>
    </style:style>
    <style:style style:name="co15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5">
            <text:p>Img.Size</text:p>
          </table:table-cell>
          <table:table-cell office:value-type="string" table:style-name="ce5">
            <text:p>Filename</text:p>
          </table:table-cell>
          <table:table-cell office:value-type="string" table:style-name="ce5">
            <text:p>NDLd</text:p>
          </table:table-cell>
          <table:table-cell office:value-type="string" table:style-name="ce5">
            <text:p>Exec.Time</text:p>
          </table:table-cell>
          <table:table-cell table:style-name="ce1"/>
          <table:table-cell table:style-name="ce6"/>
          <table:table-cell table:style-name="ce2"/>
          <table:table-cell office:value-type="string" table:style-name="ce5">
            <text:p>Entomology</text:p>
          </table:table-cell>
          <table:table-cell office:value-type="string" table:style-name="ce5">
            <text:p>Bryophyte</text:p>
          </table:table-cell>
          <table:table-cell office:value-type="string" table:style-name="ce5">
            <text:p>Lichens</text:p>
          </table:table-cell>
          <table:table-cell table:style-name="ce1">
            <draw:frame draw:z-index="1" draw:id="id0" draw:style-name="a0" draw:name="Chart 1" svg:x="0.48333in" svg:y="0.025in" svg:width="4.68333in" svg:height="3.89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262231" table:style-name="ce7">
            <text:p>262231</text:p>
          </table:table-cell>
          <table:table-cell office:value-type="string" table:style-name="ce7">
            <text:p>EMEC609488_Cerceris_compacta</text:p>
          </table:table-cell>
          <table:table-cell office:value-type="float" office:value="0.83892617449700002" table:style-name="ce7">
            <text:p>0.838926174</text:p>
          </table:table-cell>
          <table:table-cell office:value-type="float" office:value="23.863525867500002" table:style-name="ce7">
            <text:p>23.86352587</text:p>
          </table:table-cell>
          <table:table-cell table:style-name="ce1"/>
          <table:table-cell office:value-type="string" table:style-name="ce6">
            <text:p>NY01075841_lg</text:p>
          </table:table-cell>
          <table:table-cell office:value-type="string" table:style-name="ce5">
            <text:p>Min</text:p>
          </table:table-cell>
          <table:table-cell office:value-type="float" office:value="0.36904761904799999" table:formula="of:=MIN([.C2:.C101])" table:style-name="ce4">
            <text:p>0.37</text:p>
          </table:table-cell>
          <table:table-cell office:value-type="float" office:value="0.43449197899999997" table:style-name="ce4">
            <text:p>0.43</text:p>
          </table:table-cell>
          <table:table-cell office:value-type="float" office:value="9.9715100000000001E-2" table:style-name="ce4">
            <text:p>0.10</text:p>
          </table:table-cell>
          <table:table-cell table:number-columns-repeated="16374"/>
        </table:table-row>
        <table:table-row table:style-name="ro1">
          <table:table-cell office:value-type="float" office:value="258671" table:style-name="ce7">
            <text:p>258671</text:p>
          </table:table-cell>
          <table:table-cell office:value-type="string" table:style-name="ce7">
            <text:p>EMEC609504_Cerceris_compacta</text:p>
          </table:table-cell>
          <table:table-cell office:value-type="float" office:value="0.66666666666700003" table:style-name="ce7">
            <text:p>0.666666667</text:p>
          </table:table-cell>
          <table:table-cell office:value-type="float" office:value="26.6527969837" table:style-name="ce7">
            <text:p>26.65279698</text:p>
          </table:table-cell>
          <table:table-cell table:style-name="ce1"/>
          <table:table-cell table:style-name="ce6"/>
          <table:table-cell office:value-type="string" table:style-name="ce5">
            <text:p>Q1</text:p>
          </table:table-cell>
          <table:table-cell office:value-type="float" office:value="0.63368544600900001" table:formula="of:=QUARTILE([.C2:.C101];1)" table:style-name="ce4">
            <text:p>0.63</text:p>
          </table:table-cell>
          <table:table-cell office:value-type="float" office:value="0.59542858700000001" table:style-name="ce4">
            <text:p>0.60</text:p>
          </table:table-cell>
          <table:table-cell office:value-type="float" office:value="0.226954664" table:style-name="ce4">
            <text:p>0.23</text:p>
          </table:table-cell>
          <table:table-cell table:number-columns-repeated="16374"/>
        </table:table-row>
        <table:table-row table:style-name="ro1">
          <table:table-cell office:value-type="float" office:value="776192" table:style-name="ce7">
            <text:p>776192</text:p>
          </table:table-cell>
          <table:table-cell office:value-type="string" table:style-name="ce7">
            <text:p>EMEC609515_Cerceris_compacta</text:p>
          </table:table-cell>
          <table:table-cell office:value-type="float" office:value="0.72368421052599996" table:style-name="ce7">
            <text:p>0.723684211</text:p>
          </table:table-cell>
          <table:table-cell office:value-type="float" office:value="25.714652061500001" table:style-name="ce7">
            <text:p>25.71465206</text:p>
          </table:table-cell>
          <table:table-cell table:style-name="ce1"/>
          <table:table-cell table:style-name="ce6"/>
          <table:table-cell office:value-type="string" table:style-name="ce5">
            <text:p>Median</text:p>
          </table:table-cell>
          <table:table-cell office:value-type="float" office:value="0.69790874524699997" table:formula="of:=MEDIAN([.C2:.C101])" table:style-name="ce4">
            <text:p>0.70</text:p>
          </table:table-cell>
          <table:table-cell office:value-type="float" office:value="0.68941979499999995" table:style-name="ce4">
            <text:p>0.69</text:p>
          </table:table-cell>
          <table:table-cell office:value-type="float" office:value="0.33055369600000001" table:style-name="ce4">
            <text:p>0.33</text:p>
          </table:table-cell>
          <table:table-cell table:number-columns-repeated="16374"/>
        </table:table-row>
        <table:table-row table:style-name="ro1">
          <table:table-cell office:value-type="float" office:value="785920" table:style-name="ce7">
            <text:p>785920</text:p>
          </table:table-cell>
          <table:table-cell office:value-type="string" table:style-name="ce7">
            <text:p>EMEC609523_Cerceris_compacta</text:p>
          </table:table-cell>
          <table:table-cell office:value-type="float" office:value="0.76699029126200002" table:style-name="ce7">
            <text:p>0.766990291</text:p>
          </table:table-cell>
          <table:table-cell office:value-type="float" office:value="29.724081039400001" table:style-name="ce7">
            <text:p>29.72408104</text:p>
          </table:table-cell>
          <table:table-cell table:style-name="ce1"/>
          <table:table-cell table:style-name="ce6"/>
          <table:table-cell office:value-type="string" table:style-name="ce5">
            <text:p>Q3</text:p>
          </table:table-cell>
          <table:table-cell office:value-type="float" office:value="0.76330248698674996" table:formula="of:=QUARTILE([.C2:.C101];3)" table:style-name="ce4">
            <text:p>0.76</text:p>
          </table:table-cell>
          <table:table-cell office:value-type="float" office:value="0.79540887000000005" table:style-name="ce4">
            <text:p>0.80</text:p>
          </table:table-cell>
          <table:table-cell office:value-type="float" office:value="0.47458919900000002" table:style-name="ce4">
            <text:p>0.47</text:p>
          </table:table-cell>
          <table:table-cell table:number-columns-repeated="16374"/>
        </table:table-row>
        <table:table-row table:style-name="ro1">
          <table:table-cell office:value-type="float" office:value="792064" table:style-name="ce7">
            <text:p>792064</text:p>
          </table:table-cell>
          <table:table-cell office:value-type="string" table:style-name="ce7">
            <text:p>EMEC609526_Cerceris_compacta</text:p>
          </table:table-cell>
          <table:table-cell office:value-type="float" office:value="0.82488479262699999" table:style-name="ce7">
            <text:p>0.824884793</text:p>
          </table:table-cell>
          <table:table-cell office:value-type="float" office:value="29.652648925800001" table:style-name="ce7">
            <text:p>29.65264893</text:p>
          </table:table-cell>
          <table:table-cell table:style-name="ce1"/>
          <table:table-cell office:value-type="string" table:style-name="ce6">
            <text:p>NY_01498139</text:p>
          </table:table-cell>
          <table:table-cell office:value-type="string" table:style-name="ce5">
            <text:p>Max</text:p>
          </table:table-cell>
          <table:table-cell office:value-type="float" office:value="0.87254901960800002" table:formula="of:=MAX([.C2:.C101])" table:style-name="ce4">
            <text:p>0.87</text:p>
          </table:table-cell>
          <table:table-cell office:value-type="float" office:value="0.93696275100000004" table:style-name="ce4">
            <text:p>0.94</text:p>
          </table:table-cell>
          <table:table-cell office:value-type="float" office:value="0.897674419" table:style-name="ce4">
            <text:p>0.90</text:p>
          </table:table-cell>
          <table:table-cell table:number-columns-repeated="16374"/>
        </table:table-row>
        <table:table-row table:style-name="ro1">
          <table:table-cell office:value-type="float" office:value="788480" table:style-name="ce7">
            <text:p>788480</text:p>
          </table:table-cell>
          <table:table-cell office:value-type="string" table:style-name="ce7">
            <text:p>EMEC609529_Cerceris_compacta</text:p>
          </table:table-cell>
          <table:table-cell office:value-type="float" office:value="0.81566820276499996" table:style-name="ce7">
            <text:p>0.815668203</text:p>
          </table:table-cell>
          <table:table-cell office:value-type="float" office:value="31.158638000500002" table:style-name="ce7">
            <text:p>31.158638</text:p>
          </table:table-cell>
          <table:table-cell table:style-name="ce1"/>
          <table:table-cell table:style-name="ce6"/>
          <table:table-cell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797696" table:style-name="ce7">
            <text:p>797696</text:p>
          </table:table-cell>
          <table:table-cell office:value-type="string" table:style-name="ce7">
            <text:p>EMEC609543_Cerceris_compacta</text:p>
          </table:table-cell>
          <table:table-cell office:value-type="float" office:value="0.67916666666699999" table:style-name="ce7">
            <text:p>0.679166667</text:p>
          </table:table-cell>
          <table:table-cell office:value-type="float" office:value="29.649945020699999" table:style-name="ce7">
            <text:p>29.64994502</text:p>
          </table:table-cell>
          <table:table-cell table:style-name="ce1"/>
          <table:table-cell table:style-name="ce6"/>
          <table:table-cell office:value-type="string" table:style-name="ce5">
            <text:p>Avg</text:p>
          </table:table-cell>
          <table:table-cell office:value-type="float" office:value="0.69127065446471991" table:formula="of:=AVERAGE([.C2:.C101])" table:style-name="ce4">
            <text:p>0.69</text:p>
          </table:table-cell>
          <table:table-cell office:value-type="float" office:value="0.68667487999999999" table:style-name="ce4">
            <text:p>0.69</text:p>
          </table:table-cell>
          <table:table-cell office:value-type="float" office:value="0.35952319599999999" table:style-name="ce4">
            <text:p>0.36</text:p>
          </table:table-cell>
          <table:table-cell table:number-columns-repeated="16374"/>
        </table:table-row>
        <table:table-row table:style-name="ro1">
          <table:table-cell office:value-type="float" office:value="840192" table:style-name="ce7">
            <text:p>840192</text:p>
          </table:table-cell>
          <table:table-cell office:value-type="string" table:style-name="ce7">
            <text:p>EMEC609563_Cerceris_compacta</text:p>
          </table:table-cell>
          <table:table-cell office:value-type="float" office:value="0.67391304347799996" table:style-name="ce7">
            <text:p>0.673913043</text:p>
          </table:table-cell>
          <table:table-cell office:value-type="float" office:value="30.810005188000002" table:style-name="ce7">
            <text:p>30.81000519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830976" table:style-name="ce7">
            <text:p>830976</text:p>
          </table:table-cell>
          <table:table-cell office:value-type="string" table:style-name="ce7">
            <text:p>EMEC609564_Cerceris_compacta</text:p>
          </table:table-cell>
          <table:table-cell office:value-type="float" office:value="0.70129870129899996" table:style-name="ce7">
            <text:p>0.701298701</text:p>
          </table:table-cell>
          <table:table-cell office:value-type="float" office:value="30.5055761337" table:style-name="ce7">
            <text:p>30.50557613</text:p>
          </table:table-cell>
          <table:table-cell table:style-name="ce1"/>
          <table:table-cell table:style-name="ce6"/>
          <table:table-cell office:value-type="string" table:style-name="ce5">
            <text:p>Hidden</text:p>
          </table:table-cell>
          <table:table-cell office:value-type="float" office:value="0.63368544600900001" table:formula="of:=[.H3]" table:style-name="ce4">
            <text:p>0.63</text:p>
          </table:table-cell>
          <table:table-cell office:value-type="float" office:value="0.59542858700000001" table:formula="of:=[.I3]" table:style-name="ce4">
            <text:p>0.60</text:p>
          </table:table-cell>
          <table:table-cell office:value-type="float" office:value="0.226954664" table:formula="of:=[.J3]" table:style-name="ce4">
            <text:p>0.23</text:p>
          </table:table-cell>
          <table:table-cell table:number-columns-repeated="16374"/>
        </table:table-row>
        <table:table-row table:style-name="ro1">
          <table:table-cell office:value-type="float" office:value="807936" table:style-name="ce7">
            <text:p>807936</text:p>
          </table:table-cell>
          <table:table-cell office:value-type="string" table:style-name="ce7">
            <text:p>EMEC609576_Cerceris_compacta</text:p>
          </table:table-cell>
          <table:table-cell office:value-type="float" office:value="0.69581749049399999" table:style-name="ce7">
            <text:p>0.69581749</text:p>
          </table:table-cell>
          <table:table-cell office:value-type="float" office:value="32.448028087600001" table:style-name="ce7">
            <text:p>32.44802809</text:p>
          </table:table-cell>
          <table:table-cell table:style-name="ce1"/>
          <table:table-cell table:style-name="ce6"/>
          <table:table-cell office:value-type="string" table:style-name="ce5">
            <text:p>Lower</text:p>
          </table:table-cell>
          <table:table-cell office:value-type="float" office:value="6.4223299237999965E-2" table:formula="of:=[.H4]-[.H3]" table:style-name="ce4">
            <text:p>0.06</text:p>
          </table:table-cell>
          <table:table-cell office:value-type="float" office:value="9.3991207999999937E-2" table:formula="of:=[.I4]-[.I3]" table:style-name="ce4">
            <text:p>0.09</text:p>
          </table:table-cell>
          <table:table-cell office:value-type="float" office:value="0.10359903200000001" table:formula="of:=[.J4]-[.J3]" table:style-name="ce4">
            <text:p>0.10</text:p>
          </table:table-cell>
          <table:table-cell table:number-columns-repeated="16374"/>
        </table:table-row>
        <table:table-row table:style-name="ro1">
          <table:table-cell office:value-type="float" office:value="807424" table:style-name="ce7">
            <text:p>807424</text:p>
          </table:table-cell>
          <table:table-cell office:value-type="string" table:style-name="ce7">
            <text:p>EMEC609589_Cerceris_compacta</text:p>
          </table:table-cell>
          <table:table-cell office:value-type="float" office:value="0.84768211920500003" table:style-name="ce7">
            <text:p>0.847682119</text:p>
          </table:table-cell>
          <table:table-cell office:value-type="float" office:value="26.2165930271" table:style-name="ce7">
            <text:p>26.21659303</text:p>
          </table:table-cell>
          <table:table-cell table:style-name="ce1"/>
          <table:table-cell table:style-name="ce6"/>
          <table:table-cell office:value-type="string" table:style-name="ce5">
            <text:p>Upper</text:p>
          </table:table-cell>
          <table:table-cell office:value-type="float" office:value="6.5393741739749989E-2" table:formula="of:=[.H5]-[.H4]" table:style-name="ce4">
            <text:p>0.07</text:p>
          </table:table-cell>
          <table:table-cell office:value-type="float" office:value="0.1059890750000001" table:formula="of:=[.I5]-[.I4]" table:style-name="ce4">
            <text:p>0.11</text:p>
          </table:table-cell>
          <table:table-cell office:value-type="float" office:value="0.14403550300000001" table:formula="of:=[.J5]-[.J4]" table:style-name="ce4">
            <text:p>0.14</text:p>
          </table:table-cell>
          <table:table-cell table:number-columns-repeated="16374"/>
        </table:table-row>
        <table:table-row table:style-name="ro1">
          <table:table-cell office:value-type="float" office:value="818176" table:style-name="ce7">
            <text:p>818176</text:p>
          </table:table-cell>
          <table:table-cell office:value-type="string" table:style-name="ce7">
            <text:p>EMEC609590_Cerceris_compacta</text:p>
          </table:table-cell>
          <table:table-cell office:value-type="float" office:value="0.60526315789499996" table:style-name="ce7">
            <text:p>0.605263158</text:p>
          </table:table-cell>
          <table:table-cell office:value-type="float" office:value="25.222185134899998" table:style-name="ce7">
            <text:p>25.22218513</text:p>
          </table:table-cell>
          <table:table-cell table:style-name="ce1"/>
          <table:table-cell table:number-columns-repeated="2" table:style-name="ce6"/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float" office:value="799232" table:style-name="ce7">
            <text:p>799232</text:p>
          </table:table-cell>
          <table:table-cell office:value-type="string" table:style-name="ce7">
            <text:p>EMEC609600_Cerceris_compacta</text:p>
          </table:table-cell>
          <table:table-cell office:value-type="float" office:value="0.554621848739" table:style-name="ce7">
            <text:p>0.554621849</text:p>
          </table:table-cell>
          <table:table-cell office:value-type="float" office:value="29.767141103699998" table:style-name="ce7">
            <text:p>29.7671411</text:p>
          </table:table-cell>
          <table:table-cell table:style-name="ce1"/>
          <table:table-cell table:style-name="ce6"/>
          <table:table-cell office:value-type="string" table:style-name="ce5">
            <text:p>Whisker Top</text:p>
          </table:table-cell>
          <table:table-cell office:value-type="float" office:value="0.10924653262125006" table:formula="of:=[.H6]-[.H5]" table:style-name="ce4">
            <text:p>0.11</text:p>
          </table:table-cell>
          <table:table-cell office:value-type="float" office:value="0.14155388099999999" table:formula="of:=[.I6]-[.I5]" table:style-name="ce4">
            <text:p>0.14</text:p>
          </table:table-cell>
          <table:table-cell office:value-type="float" office:value="0.42308521999999998" table:formula="of:=[.J6]-[.J5]" table:style-name="ce4">
            <text:p>0.42</text:p>
          </table:table-cell>
          <table:table-cell table:number-columns-repeated="16374"/>
        </table:table-row>
        <table:table-row table:style-name="ro1">
          <table:table-cell office:value-type="float" office:value="816128" table:style-name="ce7">
            <text:p>816128</text:p>
          </table:table-cell>
          <table:table-cell office:value-type="string" table:style-name="ce7">
            <text:p>EMEC609601_Cerceris_compacta</text:p>
          </table:table-cell>
          <table:table-cell office:value-type="float" office:value="0.80291970802900003" table:style-name="ce7">
            <text:p>0.802919708</text:p>
          </table:table-cell>
          <table:table-cell office:value-type="float" office:value="26.405999898899999" table:style-name="ce7">
            <text:p>26.4059999</text:p>
          </table:table-cell>
          <table:table-cell table:style-name="ce1"/>
          <table:table-cell table:style-name="ce6"/>
          <table:table-cell office:value-type="string" table:style-name="ce5">
            <text:p>Whisker Bottom</text:p>
          </table:table-cell>
          <table:table-cell office:value-type="float" office:value="0.26463782696100002" table:formula="of:=[.H3]-[.H2]" table:style-name="ce4">
            <text:p>0.26</text:p>
          </table:table-cell>
          <table:table-cell office:value-type="float" office:value="0.16093660800000004" table:formula="of:=[.I3]-[.I2]" table:style-name="ce4">
            <text:p>0.16</text:p>
          </table:table-cell>
          <table:table-cell office:value-type="float" office:value="0.127239564" table:formula="of:=[.J3]-[.J2]" table:style-name="ce4">
            <text:p>0.13</text:p>
          </table:table-cell>
          <table:table-cell table:number-columns-repeated="16374"/>
        </table:table-row>
        <table:table-row table:style-name="ro1">
          <table:table-cell office:value-type="float" office:value="812544" table:style-name="ce7">
            <text:p>812544</text:p>
          </table:table-cell>
          <table:table-cell office:value-type="string" table:style-name="ce7">
            <text:p>EMEC609612_Cerceris_compacta</text:p>
          </table:table-cell>
          <table:table-cell office:value-type="float" office:value="0.69148936170200004" table:style-name="ce7">
            <text:p>0.691489362</text:p>
          </table:table-cell>
          <table:table-cell office:value-type="float" office:value="27.344450950599999" table:style-name="ce7">
            <text:p>27.34445095</text:p>
          </table:table-cell>
          <table:table-cell table:style-name="ce1">
            <draw:frame draw:z-index="2" draw:id="id1" draw:style-name="a1" draw:name="Chart 2" svg:x="0.06667in" svg:y="0.01667in" svg:width="5.1916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805376" table:style-name="ce7">
            <text:p>805376</text:p>
          </table:table-cell>
          <table:table-cell office:value-type="string" table:style-name="ce7">
            <text:p>EMEC609614_Cerceris_compacta</text:p>
          </table:table-cell>
          <table:table-cell office:value-type="float" office:value="0.79503105590099998" table:style-name="ce7">
            <text:p>0.795031056</text:p>
          </table:table-cell>
          <table:table-cell office:value-type="float" office:value="27.165508985500001" table:style-name="ce7">
            <text:p>27.16550899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822272" table:style-name="ce7">
            <text:p>822272</text:p>
          </table:table-cell>
          <table:table-cell office:value-type="string" table:style-name="ce7">
            <text:p>EMEC609623_Cerceris_compacta</text:p>
          </table:table-cell>
          <table:table-cell office:value-type="float" office:value="0.71022727272700004" table:style-name="ce7">
            <text:p>0.710227273</text:p>
          </table:table-cell>
          <table:table-cell office:value-type="float" office:value="28.787832021700002" table:style-name="ce7">
            <text:p>28.78783202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814592" table:style-name="ce7">
            <text:p>814592</text:p>
          </table:table-cell>
          <table:table-cell office:value-type="string" table:style-name="ce7">
            <text:p>EMEC609624_Cerceris_compacta</text:p>
          </table:table-cell>
          <table:table-cell office:value-type="float" office:value="0.733870967742" table:style-name="ce7">
            <text:p>0.733870968</text:p>
          </table:table-cell>
          <table:table-cell office:value-type="float" office:value="25.970629930499999" table:style-name="ce7">
            <text:p>25.97062993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877568" table:style-name="ce7">
            <text:p>877568</text:p>
          </table:table-cell>
          <table:table-cell office:value-type="string" table:style-name="ce7">
            <text:p>EMEC609636_Cerceris_compar_compar</text:p>
          </table:table-cell>
          <table:table-cell office:value-type="float" office:value="0.63333333333300001" table:style-name="ce7">
            <text:p>0.633333333</text:p>
          </table:table-cell>
          <table:table-cell office:value-type="float" office:value="30.1808340549" table:style-name="ce7">
            <text:p>30.18083405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771072" table:style-name="ce7">
            <text:p>771072</text:p>
          </table:table-cell>
          <table:table-cell office:value-type="string" table:style-name="ce7">
            <text:p>EMEC609639_Cerceris_compar_compar</text:p>
          </table:table-cell>
          <table:table-cell office:value-type="float" office:value="0.83333333333299997" table:style-name="ce7">
            <text:p>0.833333333</text:p>
          </table:table-cell>
          <table:table-cell office:value-type="float" office:value="27.6326858997" table:style-name="ce7">
            <text:p>27.6326859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782848" table:style-name="ce7">
            <text:p>782848</text:p>
          </table:table-cell>
          <table:table-cell office:value-type="string" table:style-name="ce7">
            <text:p>EMEC609643_Cerceris_completa</text:p>
          </table:table-cell>
          <table:table-cell office:value-type="float" office:value="0.61637931034500004" table:style-name="ce7">
            <text:p>0.61637931</text:p>
          </table:table-cell>
          <table:table-cell office:value-type="float" office:value="30.429874897000001" table:style-name="ce7">
            <text:p>30.4298749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52863" table:style-name="ce7">
            <text:p>252863</text:p>
          </table:table-cell>
          <table:table-cell office:value-type="string" table:style-name="ce7">
            <text:p>EMEC609651_Cerceris_completa</text:p>
          </table:table-cell>
          <table:table-cell office:value-type="float" office:value="0.59302325581399995" table:style-name="ce7">
            <text:p>0.593023256</text:p>
          </table:table-cell>
          <table:table-cell office:value-type="float" office:value="27.7935512066" table:style-name="ce7">
            <text:p>27.79355121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67421" table:style-name="ce7">
            <text:p>267421</text:p>
          </table:table-cell>
          <table:table-cell office:value-type="string" table:style-name="ce7">
            <text:p>EMEC609661_Cerceris_completa</text:p>
          </table:table-cell>
          <table:table-cell office:value-type="float" office:value="0.6" table:style-name="ce7">
            <text:p>0.6</text:p>
          </table:table-cell>
          <table:table-cell office:value-type="float" office:value="26.284651994699999" table:style-name="ce7">
            <text:p>26.28465199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38562" table:style-name="ce7">
            <text:p>238562</text:p>
          </table:table-cell>
          <table:table-cell office:value-type="string" table:style-name="ce7">
            <text:p>EMEC609675_Cerceris_conifrons</text:p>
          </table:table-cell>
          <table:table-cell office:value-type="float" office:value="0.764367816092" table:style-name="ce7">
            <text:p>0.764367816</text:p>
          </table:table-cell>
          <table:table-cell office:value-type="float" office:value="29.442026138300001" table:style-name="ce7">
            <text:p>29.44202614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51283" table:style-name="ce7">
            <text:p>251283</text:p>
          </table:table-cell>
          <table:table-cell office:value-type="string" table:style-name="ce7">
            <text:p>EMEC609683_Cerceris_conifrons</text:p>
          </table:table-cell>
          <table:table-cell office:value-type="float" office:value="0.68484848484799998" table:style-name="ce7">
            <text:p>0.684848485</text:p>
          </table:table-cell>
          <table:table-cell office:value-type="float" office:value="26.285235881799998" table:style-name="ce7">
            <text:p>26.28523588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36776" table:style-name="ce7">
            <text:p>236776</text:p>
          </table:table-cell>
          <table:table-cell office:value-type="string" table:style-name="ce7">
            <text:p>EMEC609685_Cerceris_conifrons</text:p>
          </table:table-cell>
          <table:table-cell office:value-type="float" office:value="0.51351351351399999" table:style-name="ce7">
            <text:p>0.513513514</text:p>
          </table:table-cell>
          <table:table-cell office:value-type="float" office:value="28.902741909" table:style-name="ce7">
            <text:p>28.90274191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40632" table:style-name="ce7">
            <text:p>240632</text:p>
          </table:table-cell>
          <table:table-cell office:value-type="string" table:style-name="ce7">
            <text:p>EMEC609686_Cerceris_conifrons</text:p>
          </table:table-cell>
          <table:table-cell office:value-type="float" office:value="0.74619289340100003" table:style-name="ce7">
            <text:p>0.746192893</text:p>
          </table:table-cell>
          <table:table-cell office:value-type="float" office:value="28.602427005799999" table:style-name="ce7">
            <text:p>28.60242701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179465" table:style-name="ce7">
            <text:p>179465</text:p>
          </table:table-cell>
          <table:table-cell office:value-type="string" table:style-name="ce7">
            <text:p>EMEC609689_Cerceris_conifrons</text:p>
          </table:table-cell>
          <table:table-cell office:value-type="float" office:value="0.50531914893600005" table:style-name="ce7">
            <text:p>0.505319149</text:p>
          </table:table-cell>
          <table:table-cell office:value-type="float" office:value="28.543220043200002" table:style-name="ce7">
            <text:p>28.54322004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07976" table:style-name="ce7">
            <text:p>207976</text:p>
          </table:table-cell>
          <table:table-cell office:value-type="string" table:style-name="ce7">
            <text:p>EMEC609696_Cerceris_conifrons</text:p>
          </table:table-cell>
          <table:table-cell office:value-type="float" office:value="0.78804347826099996" table:style-name="ce7">
            <text:p>0.788043478</text:p>
          </table:table-cell>
          <table:table-cell office:value-type="float" office:value="28.850595951100001" table:style-name="ce7">
            <text:p>28.85059595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09831" table:style-name="ce7">
            <text:p>209831</text:p>
          </table:table-cell>
          <table:table-cell office:value-type="string" table:style-name="ce7">
            <text:p>EMEC609705_Cerceris_conifrons</text:p>
          </table:table-cell>
          <table:table-cell office:value-type="float" office:value="0.63728813559300002" table:style-name="ce7">
            <text:p>0.637288136</text:p>
          </table:table-cell>
          <table:table-cell office:value-type="float" office:value="33.515465021099999" table:style-name="ce7">
            <text:p>33.51546502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25724" table:style-name="ce7">
            <text:p>225724</text:p>
          </table:table-cell>
          <table:table-cell office:value-type="string" table:style-name="ce7">
            <text:p>EMEC609709_Cerceris_convergens</text:p>
          </table:table-cell>
          <table:table-cell office:value-type="float" office:value="0.72332015810299999" table:style-name="ce7">
            <text:p>0.723320158</text:p>
          </table:table-cell>
          <table:table-cell office:value-type="float" office:value="31.605785846700002" table:style-name="ce7">
            <text:p>31.60578585</text:p>
          </table:table-cell>
          <table:table-cell table:style-name="ce1"/>
          <table:table-cell table:style-name="ce6"/>
          <table:table-cell table:style-name="ce5"/>
          <table:table-cell office:value-type="string" table:style-name="ce5">
            <text:p>NDLd</text:p>
          </table:table-cell>
          <table:table-cell office:value-type="string" table:style-name="ce5">
            <text:p>Img.Size</text:p>
          </table:table-cell>
          <table:table-cell office:value-type="string" table:style-name="ce5">
            <text:p>Exec.Time</text:p>
          </table:table-cell>
          <table:table-cell table:number-columns-repeated="16374"/>
        </table:table-row>
        <table:table-row table:style-name="ro1">
          <table:table-cell office:value-type="float" office:value="218677" table:style-name="ce7">
            <text:p>218677</text:p>
          </table:table-cell>
          <table:table-cell office:value-type="string" table:style-name="ce7">
            <text:p>EMEC609711_Cerceris_convergens</text:p>
          </table:table-cell>
          <table:table-cell office:value-type="float" office:value="0.65680473372799997" table:style-name="ce7">
            <text:p>0.656804734</text:p>
          </table:table-cell>
          <table:table-cell office:value-type="float" office:value="27.376621007899999" table:style-name="ce7">
            <text:p>27.37662101</text:p>
          </table:table-cell>
          <table:table-cell table:style-name="ce1"/>
          <table:table-cell table:style-name="ce6"/>
          <table:table-cell office:value-type="string" table:style-name="ce5">
            <text:p>Entomology</text:p>
          </table:table-cell>
          <table:table-cell office:value-type="float" office:value="0.69127065446471991" table:formula="of:=AVERAGE([.C2:.C101])" table:style-name="ce4">
            <text:p>0.69</text:p>
          </table:table-cell>
          <table:table-cell office:value-type="float" office:value="332784.90999999997" table:formula="of:=AVERAGE([.A2:.A101])" table:style-name="ce11">
            <text:p>332785</text:p>
          </table:table-cell>
          <table:table-cell office:value-type="float" office:value="28.358827297684996" table:formula="of:=AVERAGE([.D2:.D101])" table:style-name="ce4">
            <text:p>28.36</text:p>
          </table:table-cell>
          <table:table-cell table:number-columns-repeated="16374"/>
        </table:table-row>
        <table:table-row table:style-name="ro1">
          <table:table-cell office:value-type="float" office:value="212780" table:style-name="ce7">
            <text:p>212780</text:p>
          </table:table-cell>
          <table:table-cell office:value-type="string" table:style-name="ce7">
            <text:p>EMEC609719_Cerceris_convergens</text:p>
          </table:table-cell>
          <table:table-cell office:value-type="float" office:value="0.76373626373600001" table:style-name="ce7">
            <text:p>0.763736264</text:p>
          </table:table-cell>
          <table:table-cell office:value-type="float" office:value="27.768920183199999" table:style-name="ce7">
            <text:p>27.76892018</text:p>
          </table:table-cell>
          <table:table-cell table:style-name="ce1"/>
          <table:table-cell table:style-name="ce6"/>
          <table:table-cell office:value-type="string" table:style-name="ce5">
            <text:p>Bryophyte</text:p>
          </table:table-cell>
          <table:table-cell office:value-type="float" office:value="0.68667487999999999" table:style-name="ce4">
            <text:p>0.69</text:p>
          </table:table-cell>
          <table:table-cell office:value-type="float" office:value="1243521.24" table:style-name="ce11">
            <text:p>1243521</text:p>
          </table:table-cell>
          <table:table-cell office:value-type="float" office:value="158.5724587" table:style-name="ce4">
            <text:p>158.57</text:p>
          </table:table-cell>
          <table:table-cell table:number-columns-repeated="16374"/>
        </table:table-row>
        <table:table-row table:style-name="ro1">
          <table:table-cell office:value-type="float" office:value="224444" table:style-name="ce7">
            <text:p>224444</text:p>
          </table:table-cell>
          <table:table-cell office:value-type="string" table:style-name="ce7">
            <text:p>EMEC609722_Cerceris_convergens</text:p>
          </table:table-cell>
          <table:table-cell office:value-type="float" office:value="0.73786407766999995" table:style-name="ce7">
            <text:p>0.737864078</text:p>
          </table:table-cell>
          <table:table-cell office:value-type="float" office:value="30.8015649319" table:style-name="ce7">
            <text:p>30.80156493</text:p>
          </table:table-cell>
          <table:table-cell table:style-name="ce1"/>
          <table:table-cell table:style-name="ce6"/>
          <table:table-cell office:value-type="string" table:style-name="ce5">
            <text:p>Lichens</text:p>
          </table:table-cell>
          <table:table-cell office:value-type="float" office:value="0.35952319599999999" table:style-name="ce4">
            <text:p>0.36</text:p>
          </table:table-cell>
          <table:table-cell office:value-type="float" office:value="156429.345" table:style-name="ce11">
            <text:p>156429</text:p>
          </table:table-cell>
          <table:table-cell office:value-type="float" office:value="30.458250379999999" table:style-name="ce4">
            <text:p>30.46</text:p>
          </table:table-cell>
          <table:table-cell table:number-columns-repeated="16374"/>
        </table:table-row>
        <table:table-row table:style-name="ro1">
          <table:table-cell office:value-type="float" office:value="212820" table:style-name="ce7">
            <text:p>212820</text:p>
          </table:table-cell>
          <table:table-cell office:value-type="string" table:style-name="ce7">
            <text:p>EMEC609730_Cerceris_convergens</text:p>
          </table:table-cell>
          <table:table-cell office:value-type="float" office:value="0.6" table:style-name="ce7">
            <text:p>0.6</text:p>
          </table:table-cell>
          <table:table-cell office:value-type="float" office:value="31.7083210945" table:style-name="ce7">
            <text:p>31.70832109</text:p>
          </table:table-cell>
          <table:table-cell table:style-name="ce1">
            <draw:frame draw:z-index="3" draw:id="id2" draw:style-name="a2" draw:name="Chart 4" svg:x="0.3in" svg:y="0.08333in" svg:width="3.1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6"/>
          <table:table-cell table:number-columns-repeated="2" table:style-name="ce2"/>
          <table:table-cell table:style-name="ce2">
            <draw:frame draw:z-index="4" draw:id="id3" draw:style-name="a3" draw:name="Chart 5" svg:x="0.125in" svg:y="0.09167in" svg:width="2.96667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2"/>
          <table:table-cell table:style-name="ce1">
            <draw:frame draw:z-index="5" draw:id="id4" draw:style-name="a4" draw:name="Chart 6" svg:x="0.625in" svg:y="0.1in" svg:width="3.10833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215163" table:style-name="ce7">
            <text:p>215163</text:p>
          </table:table-cell>
          <table:table-cell office:value-type="string" table:style-name="ce7">
            <text:p>EMEC609733_Cerceris_convergens</text:p>
          </table:table-cell>
          <table:table-cell office:value-type="float" office:value="0.69354838709699995" table:style-name="ce7">
            <text:p>0.693548387</text:p>
          </table:table-cell>
          <table:table-cell office:value-type="float" office:value="29.7011880875" table:style-name="ce7">
            <text:p>29.70118809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2147" table:style-name="ce7">
            <text:p>212147</text:p>
          </table:table-cell>
          <table:table-cell office:value-type="string" table:style-name="ce7">
            <text:p>EMEC609740_Cerceris_convergens</text:p>
          </table:table-cell>
          <table:table-cell office:value-type="float" office:value="0.79695431472099998" table:style-name="ce7">
            <text:p>0.796954315</text:p>
          </table:table-cell>
          <table:table-cell office:value-type="float" office:value="28.541969060900001" table:style-name="ce7">
            <text:p>28.54196906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8181" table:style-name="ce7">
            <text:p>218181</text:p>
          </table:table-cell>
          <table:table-cell office:value-type="string" table:style-name="ce7">
            <text:p>EMEC609742_Cerceris_convergens</text:p>
          </table:table-cell>
          <table:table-cell office:value-type="float" office:value="0.54802259887000004" table:style-name="ce7">
            <text:p>0.548022599</text:p>
          </table:table-cell>
          <table:table-cell office:value-type="float" office:value="29.279706001299999" table:style-name="ce7">
            <text:p>29.279706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08239" table:style-name="ce7">
            <text:p>208239</text:p>
          </table:table-cell>
          <table:table-cell office:value-type="string" table:style-name="ce7">
            <text:p>EMEC609747_Cerceris_convergens</text:p>
          </table:table-cell>
          <table:table-cell office:value-type="float" office:value="0.76315789473700002" table:style-name="ce7">
            <text:p>0.763157895</text:p>
          </table:table-cell>
          <table:table-cell office:value-type="float" office:value="30.383448123899999" table:style-name="ce7">
            <text:p>30.38344812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07295" table:style-name="ce7">
            <text:p>207295</text:p>
          </table:table-cell>
          <table:table-cell office:value-type="string" table:style-name="ce7">
            <text:p>EMEC609758_Cerceris_convergens</text:p>
          </table:table-cell>
          <table:table-cell office:value-type="float" office:value="0.85915492957700001" table:style-name="ce7">
            <text:p>0.85915493</text:p>
          </table:table-cell>
          <table:table-cell office:value-type="float" office:value="26.697883129099999" table:style-name="ce7">
            <text:p>26.69788313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21411" table:style-name="ce7">
            <text:p>221411</text:p>
          </table:table-cell>
          <table:table-cell office:value-type="string" table:style-name="ce7">
            <text:p>EMEC609764_Cerceris_convergens</text:p>
          </table:table-cell>
          <table:table-cell office:value-type="float" office:value="0.68508287292799996" table:style-name="ce7">
            <text:p>0.685082873</text:p>
          </table:table-cell>
          <table:table-cell office:value-type="float" office:value="28.4865069389" table:style-name="ce7">
            <text:p>28.48650694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9688" table:style-name="ce7">
            <text:p>219688</text:p>
          </table:table-cell>
          <table:table-cell office:value-type="string" table:style-name="ce7">
            <text:p>EMEC609766_Cerceris_convergens</text:p>
          </table:table-cell>
          <table:table-cell office:value-type="float" office:value="0.712264150943" table:style-name="ce7">
            <text:p>0.712264151</text:p>
          </table:table-cell>
          <table:table-cell office:value-type="float" office:value="30.027181148499999" table:style-name="ce7">
            <text:p>30.02718115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4663" table:style-name="ce7">
            <text:p>214663</text:p>
          </table:table-cell>
          <table:table-cell office:value-type="string" table:style-name="ce7">
            <text:p>EMEC609770_Cerceris_convergens</text:p>
          </table:table-cell>
          <table:table-cell office:value-type="float" office:value="0.70270270270299995" table:style-name="ce7">
            <text:p>0.702702703</text:p>
          </table:table-cell>
          <table:table-cell office:value-type="float" office:value="31.377217054399999" table:style-name="ce7">
            <text:p>31.37721705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3111" table:style-name="ce7">
            <text:p>213111</text:p>
          </table:table-cell>
          <table:table-cell office:value-type="string" table:style-name="ce7">
            <text:p>EMEC609780_Cerceris_convergens</text:p>
          </table:table-cell>
          <table:table-cell office:value-type="float" office:value="0.693227091633" table:style-name="ce7">
            <text:p>0.693227092</text:p>
          </table:table-cell>
          <table:table-cell office:value-type="float" office:value="31.439858913399998" table:style-name="ce7">
            <text:p>31.43985891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8147" table:style-name="ce7">
            <text:p>218147</text:p>
          </table:table-cell>
          <table:table-cell office:value-type="string" table:style-name="ce7">
            <text:p>EMEC609782_Cerceris_convergens</text:p>
          </table:table-cell>
          <table:table-cell office:value-type="float" office:value="0.70370370370400004" table:style-name="ce7">
            <text:p>0.703703704</text:p>
          </table:table-cell>
          <table:table-cell office:value-type="float" office:value="30.3171448708" table:style-name="ce7">
            <text:p>30.31714487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7754" table:style-name="ce7">
            <text:p>217754</text:p>
          </table:table-cell>
          <table:table-cell office:value-type="string" table:style-name="ce7">
            <text:p>EMEC609785_Cerceris_convergens</text:p>
          </table:table-cell>
          <table:table-cell office:value-type="float" office:value="0.73232323232300001" table:style-name="ce7">
            <text:p>0.732323232</text:p>
          </table:table-cell>
          <table:table-cell office:value-type="float" office:value="28.7305459976" table:style-name="ce7">
            <text:p>28.730546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7519" table:style-name="ce7">
            <text:p>217519</text:p>
          </table:table-cell>
          <table:table-cell office:value-type="string" table:style-name="ce7">
            <text:p>EMEC609795_Cerceris_convergens</text:p>
          </table:table-cell>
          <table:table-cell office:value-type="float" office:value="0.74887892376700005" table:style-name="ce7">
            <text:p>0.748878924</text:p>
          </table:table-cell>
          <table:table-cell office:value-type="float" office:value="29.8798921108" table:style-name="ce7">
            <text:p>29.87989211</text:p>
          </table:table-cell>
          <table:table-cell table:style-name="ce1"/>
          <table:table-cell table:style-name="ce6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11721" table:style-name="ce7">
            <text:p>211721</text:p>
          </table:table-cell>
          <table:table-cell office:value-type="string" table:style-name="ce7">
            <text:p>EMEC609800_Cerceris_convergens</text:p>
          </table:table-cell>
          <table:table-cell office:value-type="float" office:value="0.69230769230800004" table:style-name="ce7">
            <text:p>0.692307692</text:p>
          </table:table-cell>
          <table:table-cell office:value-type="float" office:value="29.312940120699999" table:style-name="ce7">
            <text:p>29.31294012</text:p>
          </table:table-cell>
          <table:table-cell table:number-columns-repeated="16380"/>
        </table:table-row>
        <table:table-row table:style-name="ro1">
          <table:table-cell office:value-type="float" office:value="219953" table:style-name="ce7">
            <text:p>219953</text:p>
          </table:table-cell>
          <table:table-cell office:value-type="string" table:style-name="ce7">
            <text:p>EMEC609803_Cerceris_convergens</text:p>
          </table:table-cell>
          <table:table-cell office:value-type="float" office:value="0.71759259259300001" table:style-name="ce7">
            <text:p>0.717592593</text:p>
          </table:table-cell>
          <table:table-cell office:value-type="float" office:value="29.956388950299999" table:style-name="ce7">
            <text:p>29.95638895</text:p>
          </table:table-cell>
          <table:table-cell table:number-columns-repeated="16380"/>
        </table:table-row>
        <table:table-row table:style-name="ro1">
          <table:table-cell office:value-type="float" office:value="237428" table:style-name="ce7">
            <text:p>237428</text:p>
          </table:table-cell>
          <table:table-cell office:value-type="string" table:style-name="ce7">
            <text:p>EMEC609815_Cerceris_convergens</text:p>
          </table:table-cell>
          <table:table-cell office:value-type="float" office:value="0.84563758389300003" table:style-name="ce7">
            <text:p>0.845637584</text:p>
          </table:table-cell>
          <table:table-cell office:value-type="float" office:value="26.951524019200001" table:style-name="ce7">
            <text:p>26.95152402</text:p>
          </table:table-cell>
          <table:table-cell table:number-columns-repeated="16380"/>
        </table:table-row>
        <table:table-row table:style-name="ro1">
          <table:table-cell office:value-type="float" office:value="226693" table:style-name="ce7">
            <text:p>226693</text:p>
          </table:table-cell>
          <table:table-cell office:value-type="string" table:style-name="ce7">
            <text:p>EMEC609816_Cerceris_convergens</text:p>
          </table:table-cell>
          <table:table-cell office:value-type="float" office:value="0.60377358490599997" table:style-name="ce7">
            <text:p>0.603773585</text:p>
          </table:table-cell>
          <table:table-cell office:value-type="float" office:value="30.622482776599998" table:style-name="ce7">
            <text:p>30.62248278</text:p>
          </table:table-cell>
          <table:table-cell table:number-columns-repeated="16380"/>
        </table:table-row>
        <table:table-row table:style-name="ro1">
          <table:table-cell office:value-type="float" office:value="233636" table:style-name="ce7">
            <text:p>233636</text:p>
          </table:table-cell>
          <table:table-cell office:value-type="string" table:style-name="ce7">
            <text:p>EMEC609826_Cerceris_convergens</text:p>
          </table:table-cell>
          <table:table-cell office:value-type="float" office:value="0.7" table:style-name="ce7">
            <text:p>0.7</text:p>
          </table:table-cell>
          <table:table-cell office:value-type="float" office:value="32.055792808500001" table:style-name="ce7">
            <text:p>32.05579281</text:p>
          </table:table-cell>
          <table:table-cell table:number-columns-repeated="16380"/>
        </table:table-row>
        <table:table-row table:style-name="ro1">
          <table:table-cell office:value-type="float" office:value="243664" table:style-name="ce7">
            <text:p>243664</text:p>
          </table:table-cell>
          <table:table-cell office:value-type="string" table:style-name="ce7">
            <text:p>EMEC609828_Cerceris_convergens</text:p>
          </table:table-cell>
          <table:table-cell office:value-type="float" office:value="0.77500000000000002" table:style-name="ce7">
            <text:p>0.775</text:p>
          </table:table-cell>
          <table:table-cell office:value-type="float" office:value="32.078562021300002" table:style-name="ce7">
            <text:p>32.07856202</text:p>
          </table:table-cell>
          <table:table-cell table:number-columns-repeated="16380"/>
        </table:table-row>
        <table:table-row table:style-name="ro1">
          <table:table-cell office:value-type="float" office:value="246445" table:style-name="ce7">
            <text:p>246445</text:p>
          </table:table-cell>
          <table:table-cell office:value-type="string" table:style-name="ce7">
            <text:p>EMEC609836_Cerceris_convergens</text:p>
          </table:table-cell>
          <table:table-cell office:value-type="float" office:value="0.71356783919599998" table:style-name="ce7">
            <text:p>0.713567839</text:p>
          </table:table-cell>
          <table:table-cell office:value-type="float" office:value="29.530833959599999" table:style-name="ce7">
            <text:p>29.53083396</text:p>
          </table:table-cell>
          <table:table-cell table:number-columns-repeated="16380"/>
        </table:table-row>
        <table:table-row table:style-name="ro1">
          <table:table-cell office:value-type="float" office:value="238250" table:style-name="ce7">
            <text:p>238250</text:p>
          </table:table-cell>
          <table:table-cell office:value-type="string" table:style-name="ce7">
            <text:p>EMEC609839_Cerceris_convergens</text:p>
          </table:table-cell>
          <table:table-cell office:value-type="float" office:value="0.62564102564099999" table:style-name="ce7">
            <text:p>0.625641026</text:p>
          </table:table-cell>
          <table:table-cell office:value-type="float" office:value="28.4209170341" table:style-name="ce7">
            <text:p>28.42091703</text:p>
          </table:table-cell>
          <table:table-cell table:number-columns-repeated="16380"/>
        </table:table-row>
        <table:table-row table:style-name="ro1">
          <table:table-cell office:value-type="float" office:value="243932" table:style-name="ce7">
            <text:p>243932</text:p>
          </table:table-cell>
          <table:table-cell office:value-type="string" table:style-name="ce7">
            <text:p>EMEC609841_Cerceris_convergens</text:p>
          </table:table-cell>
          <table:table-cell office:value-type="float" office:value="0.64021164021200005" table:style-name="ce7">
            <text:p>0.64021164</text:p>
          </table:table-cell>
          <table:table-cell office:value-type="float" office:value="28.889321088799999" table:style-name="ce7">
            <text:p>28.88932109</text:p>
          </table:table-cell>
          <table:table-cell table:number-columns-repeated="16380"/>
        </table:table-row>
        <table:table-row table:style-name="ro1">
          <table:table-cell office:value-type="float" office:value="232528" table:style-name="ce7">
            <text:p>232528</text:p>
          </table:table-cell>
          <table:table-cell office:value-type="string" table:style-name="ce7">
            <text:p>EMEC609848_Cerceris_convergens</text:p>
          </table:table-cell>
          <table:table-cell office:value-type="float" office:value="0.85034013605400005" table:style-name="ce7">
            <text:p>0.850340136</text:p>
          </table:table-cell>
          <table:table-cell office:value-type="float" office:value="26.652780056000001" table:style-name="ce7">
            <text:p>26.65278006</text:p>
          </table:table-cell>
          <table:table-cell table:number-columns-repeated="16380"/>
        </table:table-row>
        <table:table-row table:style-name="ro1">
          <table:table-cell office:value-type="float" office:value="228395" table:style-name="ce7">
            <text:p>228395</text:p>
          </table:table-cell>
          <table:table-cell office:value-type="string" table:style-name="ce7">
            <text:p>EMEC609853_Cerceris_convergens</text:p>
          </table:table-cell>
          <table:table-cell office:value-type="float" office:value="0.79213483146100006" table:style-name="ce7">
            <text:p>0.792134831</text:p>
          </table:table-cell>
          <table:table-cell office:value-type="float" office:value="28.597499132199999" table:style-name="ce7">
            <text:p>28.59749913</text:p>
          </table:table-cell>
          <table:table-cell table:number-columns-repeated="16380"/>
        </table:table-row>
        <table:table-row table:style-name="ro1">
          <table:table-cell office:value-type="float" office:value="239137" table:style-name="ce7">
            <text:p>239137</text:p>
          </table:table-cell>
          <table:table-cell office:value-type="string" table:style-name="ce7">
            <text:p>EMEC609857_Cerceris_convergens</text:p>
          </table:table-cell>
          <table:table-cell office:value-type="float" office:value="0.73509933774799996" table:style-name="ce7">
            <text:p>0.735099338</text:p>
          </table:table-cell>
          <table:table-cell office:value-type="float" office:value="28.508051872300001" table:style-name="ce7">
            <text:p>28.50805187</text:p>
          </table:table-cell>
          <table:table-cell table:number-columns-repeated="16380"/>
        </table:table-row>
        <table:table-row table:style-name="ro1">
          <table:table-cell office:value-type="float" office:value="233247" table:style-name="ce7">
            <text:p>233247</text:p>
          </table:table-cell>
          <table:table-cell office:value-type="string" table:style-name="ce7">
            <text:p>EMEC609861_Cerceris_convergens</text:p>
          </table:table-cell>
          <table:table-cell office:value-type="float" office:value="0.75838926174499999" table:style-name="ce7">
            <text:p>0.758389262</text:p>
          </table:table-cell>
          <table:table-cell office:value-type="float" office:value="26.8910830021" table:style-name="ce7">
            <text:p>26.891083</text:p>
          </table:table-cell>
          <table:table-cell table:number-columns-repeated="16380"/>
        </table:table-row>
        <table:table-row table:style-name="ro1">
          <table:table-cell office:value-type="float" office:value="243362" table:style-name="ce7">
            <text:p>243362</text:p>
          </table:table-cell>
          <table:table-cell office:value-type="string" table:style-name="ce7">
            <text:p>EMEC609862_Cerceris_convergens</text:p>
          </table:table-cell>
          <table:table-cell office:value-type="float" office:value="0.745" table:style-name="ce7">
            <text:p>0.745</text:p>
          </table:table-cell>
          <table:table-cell office:value-type="float" office:value="29.2041170597" table:style-name="ce7">
            <text:p>29.20411706</text:p>
          </table:table-cell>
          <table:table-cell table:number-columns-repeated="16380"/>
        </table:table-row>
        <table:table-row table:style-name="ro1">
          <table:table-cell office:value-type="float" office:value="226262" table:style-name="ce7">
            <text:p>226262</text:p>
          </table:table-cell>
          <table:table-cell office:value-type="string" table:style-name="ce7">
            <text:p>EMEC609867_Cerceris_convergens</text:p>
          </table:table-cell>
          <table:table-cell office:value-type="float" office:value="0.57874015747999996" table:style-name="ce7">
            <text:p>0.578740157</text:p>
          </table:table-cell>
          <table:table-cell office:value-type="float" office:value="33.410691022899996" table:style-name="ce7">
            <text:p>33.41069102</text:p>
          </table:table-cell>
          <table:table-cell table:number-columns-repeated="16380"/>
        </table:table-row>
        <table:table-row table:style-name="ro1">
          <table:table-cell office:value-type="float" office:value="257451" table:style-name="ce7">
            <text:p>257451</text:p>
          </table:table-cell>
          <table:table-cell office:value-type="string" table:style-name="ce7">
            <text:p>EMEC609874_Cerceris_convergens</text:p>
          </table:table-cell>
          <table:table-cell office:value-type="float" office:value="0.66" table:style-name="ce7">
            <text:p>0.66</text:p>
          </table:table-cell>
          <table:table-cell office:value-type="float" office:value="30.748031854600001" table:style-name="ce7">
            <text:p>30.74803185</text:p>
          </table:table-cell>
          <table:table-cell table:number-columns-repeated="16380"/>
        </table:table-row>
        <table:table-row table:style-name="ro1">
          <table:table-cell office:value-type="float" office:value="250119" table:style-name="ce7">
            <text:p>250119</text:p>
          </table:table-cell>
          <table:table-cell office:value-type="string" table:style-name="ce7">
            <text:p>EMEC609879_Cerceris_convergens</text:p>
          </table:table-cell>
          <table:table-cell office:value-type="float" office:value="0.80116959064299997" table:style-name="ce7">
            <text:p>0.801169591</text:p>
          </table:table-cell>
          <table:table-cell office:value-type="float" office:value="25.299834966700001" table:style-name="ce7">
            <text:p>25.29983497</text:p>
          </table:table-cell>
          <table:table-cell table:number-columns-repeated="16380"/>
        </table:table-row>
        <table:table-row table:style-name="ro1">
          <table:table-cell office:value-type="float" office:value="238000" table:style-name="ce7">
            <text:p>238000</text:p>
          </table:table-cell>
          <table:table-cell office:value-type="string" table:style-name="ce7">
            <text:p>EMEC609880_Cerceris_convergens</text:p>
          </table:table-cell>
          <table:table-cell office:value-type="float" office:value="0.48557692307700001" table:style-name="ce7">
            <text:p>0.485576923</text:p>
          </table:table-cell>
          <table:table-cell office:value-type="float" office:value="30.3263890743" table:style-name="ce7">
            <text:p>30.32638907</text:p>
          </table:table-cell>
          <table:table-cell table:number-columns-repeated="16380"/>
        </table:table-row>
        <table:table-row table:style-name="ro1">
          <table:table-cell office:value-type="float" office:value="241147" table:style-name="ce7">
            <text:p>241147</text:p>
          </table:table-cell>
          <table:table-cell office:value-type="string" table:style-name="ce7">
            <text:p>EMEC609881_Cerceris_convergens</text:p>
          </table:table-cell>
          <table:table-cell office:value-type="float" office:value="0.53529411764699997" table:style-name="ce7">
            <text:p>0.535294118</text:p>
          </table:table-cell>
          <table:table-cell office:value-type="float" office:value="27.649632930799999" table:style-name="ce7">
            <text:p>27.64963293</text:p>
          </table:table-cell>
          <table:table-cell table:number-columns-repeated="16380"/>
        </table:table-row>
        <table:table-row table:style-name="ro1">
          <table:table-cell office:value-type="float" office:value="229633" table:style-name="ce7">
            <text:p>229633</text:p>
          </table:table-cell>
          <table:table-cell office:value-type="string" table:style-name="ce7">
            <text:p>EMEC609882_Cerceris_convergens</text:p>
          </table:table-cell>
          <table:table-cell office:value-type="float" office:value="0.49576271186400001" table:style-name="ce7">
            <text:p>0.495762712</text:p>
          </table:table-cell>
          <table:table-cell office:value-type="float" office:value="32.070273876199998" table:style-name="ce7">
            <text:p>32.07027388</text:p>
          </table:table-cell>
          <table:table-cell table:number-columns-repeated="16380"/>
        </table:table-row>
        <table:table-row table:style-name="ro1">
          <table:table-cell office:value-type="float" office:value="239508" table:style-name="ce7">
            <text:p>239508</text:p>
          </table:table-cell>
          <table:table-cell office:value-type="string" table:style-name="ce7">
            <text:p>EMEC609885_Cerceris_convergens</text:p>
          </table:table-cell>
          <table:table-cell office:value-type="float" office:value="0.76851851851899999" table:style-name="ce7">
            <text:p>0.768518519</text:p>
          </table:table-cell>
          <table:table-cell office:value-type="float" office:value="23.734347820299998" table:style-name="ce7">
            <text:p>23.73434782</text:p>
          </table:table-cell>
          <table:table-cell table:number-columns-repeated="16380"/>
        </table:table-row>
        <table:table-row table:style-name="ro1">
          <table:table-cell office:value-type="float" office:value="242633" table:style-name="ce7">
            <text:p>242633</text:p>
          </table:table-cell>
          <table:table-cell office:value-type="string" table:style-name="ce7">
            <text:p>EMEC609889_Cerceris_convergens</text:p>
          </table:table-cell>
          <table:table-cell office:value-type="float" office:value="0.87254901960800002" table:style-name="ce7">
            <text:p>0.87254902</text:p>
          </table:table-cell>
          <table:table-cell office:value-type="float" office:value="25.684680938700001" table:style-name="ce7">
            <text:p>25.68468094</text:p>
          </table:table-cell>
          <table:table-cell table:number-columns-repeated="16380"/>
        </table:table-row>
        <table:table-row table:style-name="ro1">
          <table:table-cell office:value-type="float" office:value="230324" table:style-name="ce7">
            <text:p>230324</text:p>
          </table:table-cell>
          <table:table-cell office:value-type="string" table:style-name="ce7">
            <text:p>EMEC609890_Cerceris_convergens</text:p>
          </table:table-cell>
          <table:table-cell office:value-type="float" office:value="0.80991735537200005" table:style-name="ce7">
            <text:p>0.809917355</text:p>
          </table:table-cell>
          <table:table-cell office:value-type="float" office:value="25.642210006700001" table:style-name="ce7">
            <text:p>25.64221001</text:p>
          </table:table-cell>
          <table:table-cell table:number-columns-repeated="16380"/>
        </table:table-row>
        <table:table-row table:style-name="ro1">
          <table:table-cell office:value-type="float" office:value="227717" table:style-name="ce7">
            <text:p>227717</text:p>
          </table:table-cell>
          <table:table-cell office:value-type="string" table:style-name="ce7">
            <text:p>EMEC609897_Cerceris_convergens</text:p>
          </table:table-cell>
          <table:table-cell office:value-type="float" office:value="0.77358490566000004" table:style-name="ce7">
            <text:p>0.773584906</text:p>
          </table:table-cell>
          <table:table-cell office:value-type="float" office:value="23.822415113400002" table:style-name="ce7">
            <text:p>23.82241511</text:p>
          </table:table-cell>
          <table:table-cell table:number-columns-repeated="16380"/>
        </table:table-row>
        <table:table-row table:style-name="ro1">
          <table:table-cell office:value-type="float" office:value="200726" table:style-name="ce7">
            <text:p>200726</text:p>
          </table:table-cell>
          <table:table-cell office:value-type="string" table:style-name="ce7">
            <text:p>EMEC609900_Stigmus_sp</text:p>
          </table:table-cell>
          <table:table-cell office:value-type="float" office:value="0.68382352941199998" table:style-name="ce7">
            <text:p>0.683823529</text:p>
          </table:table-cell>
          <table:table-cell office:value-type="float" office:value="24.383839845699999" table:style-name="ce7">
            <text:p>24.38383985</text:p>
          </table:table-cell>
          <table:table-cell table:number-columns-repeated="16380"/>
        </table:table-row>
        <table:table-row table:style-name="ro1">
          <table:table-cell office:value-type="float" office:value="198869" table:style-name="ce7">
            <text:p>198869</text:p>
          </table:table-cell>
          <table:table-cell office:value-type="string" table:style-name="ce7">
            <text:p>EMEC609902_Stigmus_sp</text:p>
          </table:table-cell>
          <table:table-cell office:value-type="float" office:value="0.76146788990799996" table:style-name="ce7">
            <text:p>0.76146789</text:p>
          </table:table-cell>
          <table:table-cell office:value-type="float" office:value="23.53434515" table:style-name="ce7">
            <text:p>23.53434515</text:p>
          </table:table-cell>
          <table:table-cell table:number-columns-repeated="16380"/>
        </table:table-row>
        <table:table-row table:style-name="ro1">
          <table:table-cell office:value-type="float" office:value="212472" table:style-name="ce7">
            <text:p>212472</text:p>
          </table:table-cell>
          <table:table-cell office:value-type="string" table:style-name="ce7">
            <text:p>EMEC609903_Stigmus_sp</text:p>
          </table:table-cell>
          <table:table-cell office:value-type="float" office:value="0.70056497175099997" table:style-name="ce7">
            <text:p>0.700564972</text:p>
          </table:table-cell>
          <table:table-cell office:value-type="float" office:value="27.986193895300001" table:style-name="ce7">
            <text:p>27.9861939</text:p>
          </table:table-cell>
          <table:table-cell table:number-columns-repeated="16380"/>
        </table:table-row>
        <table:table-row table:style-name="ro1">
          <table:table-cell office:value-type="float" office:value="207953" table:style-name="ce7">
            <text:p>207953</text:p>
          </table:table-cell>
          <table:table-cell office:value-type="string" table:style-name="ce7">
            <text:p>EMEC609908_Stigmus_sp</text:p>
          </table:table-cell>
          <table:table-cell office:value-type="float" office:value="0.62311557788899996" table:style-name="ce7">
            <text:p>0.623115578</text:p>
          </table:table-cell>
          <table:table-cell office:value-type="float" office:value="28.098825931499999" table:style-name="ce7">
            <text:p>28.09882593</text:p>
          </table:table-cell>
          <table:table-cell table:number-columns-repeated="16380"/>
        </table:table-row>
        <table:table-row table:style-name="ro1">
          <table:table-cell office:value-type="float" office:value="198693" table:style-name="ce7">
            <text:p>198693</text:p>
          </table:table-cell>
          <table:table-cell office:value-type="string" table:style-name="ce7">
            <text:p>EMEC609910_Stigmus_sp</text:p>
          </table:table-cell>
          <table:table-cell office:value-type="float" office:value="0.69461077844300001" table:style-name="ce7">
            <text:p>0.694610778</text:p>
          </table:table-cell>
          <table:table-cell office:value-type="float" office:value="27.404068946799999" table:style-name="ce7">
            <text:p>27.40406895</text:p>
          </table:table-cell>
          <table:table-cell table:number-columns-repeated="16380"/>
        </table:table-row>
        <table:table-row table:style-name="ro1">
          <table:table-cell office:value-type="float" office:value="188211" table:style-name="ce7">
            <text:p>188211</text:p>
          </table:table-cell>
          <table:table-cell office:value-type="string" table:style-name="ce7">
            <text:p>EMEC609912_Stigmus_sp</text:p>
          </table:table-cell>
          <table:table-cell office:value-type="float" office:value="0.67832167832199997" table:style-name="ce7">
            <text:p>0.678321678</text:p>
          </table:table-cell>
          <table:table-cell office:value-type="float" office:value="26.334146976500001" table:style-name="ce7">
            <text:p>26.33414698</text:p>
          </table:table-cell>
          <table:table-cell table:number-columns-repeated="16380"/>
        </table:table-row>
        <table:table-row table:style-name="ro1">
          <table:table-cell office:value-type="float" office:value="220856" table:style-name="ce7">
            <text:p>220856</text:p>
          </table:table-cell>
          <table:table-cell office:value-type="string" table:style-name="ce7">
            <text:p>EMEC609914_Stigmus_sp</text:p>
          </table:table-cell>
          <table:table-cell office:value-type="float" office:value="0.62732919254700004" table:style-name="ce7">
            <text:p>0.627329193</text:p>
          </table:table-cell>
          <table:table-cell office:value-type="float" office:value="27.075232982599999" table:style-name="ce7">
            <text:p>27.07523298</text:p>
          </table:table-cell>
          <table:table-cell table:number-columns-repeated="16380"/>
        </table:table-row>
        <table:table-row table:style-name="ro1">
          <table:table-cell office:value-type="float" office:value="193217" table:style-name="ce7">
            <text:p>193217</text:p>
          </table:table-cell>
          <table:table-cell office:value-type="string" table:style-name="ce7">
            <text:p>EMEC609916_Stigmus_sp</text:p>
          </table:table-cell>
          <table:table-cell office:value-type="float" office:value="0.36904761904799999" table:style-name="ce7">
            <text:p>0.369047619</text:p>
          </table:table-cell>
          <table:table-cell office:value-type="float" office:value="27.347803831099998" table:style-name="ce7">
            <text:p>27.34780383</text:p>
          </table:table-cell>
          <table:table-cell table:number-columns-repeated="16380"/>
        </table:table-row>
        <table:table-row table:style-name="ro1">
          <table:table-cell office:value-type="float" office:value="231749" table:style-name="ce7">
            <text:p>231749</text:p>
          </table:table-cell>
          <table:table-cell office:value-type="string" table:style-name="ce7">
            <text:p>EMEC609918_Stigmus_sp</text:p>
          </table:table-cell>
          <table:table-cell office:value-type="float" office:value="0.68181818181800002" table:style-name="ce7">
            <text:p>0.681818182</text:p>
          </table:table-cell>
          <table:table-cell office:value-type="float" office:value="27.926168918599998" table:style-name="ce7">
            <text:p>27.92616892</text:p>
          </table:table-cell>
          <table:table-cell table:number-columns-repeated="16380"/>
        </table:table-row>
        <table:table-row table:style-name="ro1">
          <table:table-cell office:value-type="float" office:value="199753" table:style-name="ce7">
            <text:p>199753</text:p>
          </table:table-cell>
          <table:table-cell office:value-type="string" table:style-name="ce7">
            <text:p>EMEC609921_Stigmus_sp</text:p>
          </table:table-cell>
          <table:table-cell office:value-type="float" office:value="0.47208121827400001" table:style-name="ce7">
            <text:p>0.472081218</text:p>
          </table:table-cell>
          <table:table-cell office:value-type="float" office:value="27.757833957700001" table:style-name="ce7">
            <text:p>27.75783396</text:p>
          </table:table-cell>
          <table:table-cell table:number-columns-repeated="16380"/>
        </table:table-row>
        <table:table-row table:style-name="ro1">
          <table:table-cell office:value-type="float" office:value="209526" table:style-name="ce7">
            <text:p>209526</text:p>
          </table:table-cell>
          <table:table-cell office:value-type="string" table:style-name="ce7">
            <text:p>EMEC609924_Stigmus_sp</text:p>
          </table:table-cell>
          <table:table-cell office:value-type="float" office:value="0.69230769230800004" table:style-name="ce7">
            <text:p>0.692307692</text:p>
          </table:table-cell>
          <table:table-cell office:value-type="float" office:value="27.1316139698" table:style-name="ce7">
            <text:p>27.13161397</text:p>
          </table:table-cell>
          <table:table-cell table:number-columns-repeated="16380"/>
        </table:table-row>
        <table:table-row table:style-name="ro1">
          <table:table-cell office:value-type="float" office:value="196675" table:style-name="ce7">
            <text:p>196675</text:p>
          </table:table-cell>
          <table:table-cell office:value-type="string" table:style-name="ce7">
            <text:p>EMEC609926_Stigmus_sp</text:p>
          </table:table-cell>
          <table:table-cell office:value-type="float" office:value="0.69277108433699996" table:style-name="ce7">
            <text:p>0.692771084</text:p>
          </table:table-cell>
          <table:table-cell office:value-type="float" office:value="28.119019985200001" table:style-name="ce7">
            <text:p>28.11901999</text:p>
          </table:table-cell>
          <table:table-cell table:number-columns-repeated="16380"/>
        </table:table-row>
        <table:table-row table:style-name="ro1">
          <table:table-cell office:value-type="float" office:value="206227" table:style-name="ce7">
            <text:p>206227</text:p>
          </table:table-cell>
          <table:table-cell office:value-type="string" table:style-name="ce7">
            <text:p>EMEC609928_Stigmus_sp</text:p>
          </table:table-cell>
          <table:table-cell office:value-type="float" office:value="0.67460317460300001" table:style-name="ce7">
            <text:p>0.674603175</text:p>
          </table:table-cell>
          <table:table-cell office:value-type="float" office:value="27.124731779099999" table:style-name="ce7">
            <text:p>27.12473178</text:p>
          </table:table-cell>
          <table:table-cell table:number-columns-repeated="16380"/>
        </table:table-row>
        <table:table-row table:style-name="ro1">
          <table:table-cell office:value-type="float" office:value="201168" table:style-name="ce7">
            <text:p>201168</text:p>
          </table:table-cell>
          <table:table-cell office:value-type="string" table:style-name="ce7">
            <text:p>EMEC609930_Stigmus_sp</text:p>
          </table:table-cell>
          <table:table-cell office:value-type="float" office:value="0.67808219178100004" table:style-name="ce7">
            <text:p>0.678082192</text:p>
          </table:table-cell>
          <table:table-cell office:value-type="float" office:value="26.126644849800002" table:style-name="ce7">
            <text:p>26.12664485</text:p>
          </table:table-cell>
          <table:table-cell table:number-columns-repeated="16380"/>
        </table:table-row>
        <table:table-row table:style-name="ro1">
          <table:table-cell office:value-type="float" office:value="199407" table:style-name="ce7">
            <text:p>199407</text:p>
          </table:table-cell>
          <table:table-cell office:value-type="string" table:style-name="ce7">
            <text:p>EMEC609933_Stigmus_sp</text:p>
          </table:table-cell>
          <table:table-cell office:value-type="float" office:value="0.45901639344299999" table:style-name="ce7">
            <text:p>0.459016393</text:p>
          </table:table-cell>
          <table:table-cell office:value-type="float" office:value="26.564049959199998" table:style-name="ce7">
            <text:p>26.56404996</text:p>
          </table:table-cell>
          <table:table-cell table:number-columns-repeated="16380"/>
        </table:table-row>
        <table:table-row table:style-name="ro1">
          <table:table-cell office:value-type="float" office:value="207285" table:style-name="ce7">
            <text:p>207285</text:p>
          </table:table-cell>
          <table:table-cell office:value-type="string" table:style-name="ce7">
            <text:p>EMEC609934_Stigmus_sp</text:p>
          </table:table-cell>
          <table:table-cell office:value-type="float" office:value="0.76530612244899998" table:style-name="ce7">
            <text:p>0.765306122</text:p>
          </table:table-cell>
          <table:table-cell office:value-type="float" office:value="23.221774101299999" table:style-name="ce7">
            <text:p>23.2217741</text:p>
          </table:table-cell>
          <table:table-cell table:number-columns-repeated="16380"/>
        </table:table-row>
        <table:table-row table:style-name="ro1">
          <table:table-cell office:value-type="float" office:value="196360" table:style-name="ce7">
            <text:p>196360</text:p>
          </table:table-cell>
          <table:table-cell office:value-type="string" table:style-name="ce7">
            <text:p>EMEC609935_Stigmus_sp</text:p>
          </table:table-cell>
          <table:table-cell office:value-type="float" office:value="0.641509433962" table:style-name="ce7">
            <text:p>0.641509434</text:p>
          </table:table-cell>
          <table:table-cell office:value-type="float" office:value="25.946117877999999" table:style-name="ce7">
            <text:p>25.94611788</text:p>
          </table:table-cell>
          <table:table-cell table:number-columns-repeated="16380"/>
        </table:table-row>
        <table:table-row table:style-name="ro1">
          <table:table-cell office:value-type="float" office:value="196771" table:style-name="ce7">
            <text:p>196771</text:p>
          </table:table-cell>
          <table:table-cell office:value-type="string" table:style-name="ce7">
            <text:p>EMEC609936_Stigmus_sp</text:p>
          </table:table-cell>
          <table:table-cell office:value-type="float" office:value="0.47659574468100002" table:style-name="ce7">
            <text:p>0.476595745</text:p>
          </table:table-cell>
          <table:table-cell office:value-type="float" office:value="29.9685509205" table:style-name="ce7">
            <text:p>29.96855092</text:p>
          </table:table-cell>
          <table:table-cell table:number-columns-repeated="16380"/>
        </table:table-row>
        <table:table-row table:style-name="ro1">
          <table:table-cell office:value-type="float" office:value="220645" table:style-name="ce7">
            <text:p>220645</text:p>
          </table:table-cell>
          <table:table-cell office:value-type="string" table:style-name="ce7">
            <text:p>EMEC609939_Stigmus_sp</text:p>
          </table:table-cell>
          <table:table-cell office:value-type="float" office:value="0.59523809523799998" table:style-name="ce7">
            <text:p>0.595238095</text:p>
          </table:table-cell>
          <table:table-cell office:value-type="float" office:value="23.579228877999999" table:style-name="ce7">
            <text:p>23.57922888</text:p>
          </table:table-cell>
          <table:table-cell table:number-columns-repeated="16380"/>
        </table:table-row>
        <table:table-row table:style-name="ro1">
          <table:table-cell office:value-type="float" office:value="214715" table:style-name="ce7">
            <text:p>214715</text:p>
          </table:table-cell>
          <table:table-cell office:value-type="string" table:style-name="ce7">
            <text:p>EMEC609944_Stigmus_sp</text:p>
          </table:table-cell>
          <table:table-cell office:value-type="float" office:value="0.68783068783099999" table:style-name="ce7">
            <text:p>0.687830688</text:p>
          </table:table-cell>
          <table:table-cell office:value-type="float" office:value="29.296015024199999" table:style-name="ce7">
            <text:p>29.29601502</text:p>
          </table:table-cell>
          <table:table-cell table:number-columns-repeated="16380"/>
        </table:table-row>
        <table:table-row table:style-name="ro1">
          <table:table-cell office:value-type="float" office:value="213085" table:style-name="ce7">
            <text:p>213085</text:p>
          </table:table-cell>
          <table:table-cell office:value-type="string" table:style-name="ce7">
            <text:p>EMEC609945_Stigmus_sp</text:p>
          </table:table-cell>
          <table:table-cell office:value-type="float" office:value="0.79141104294499998" table:style-name="ce7">
            <text:p>0.791411043</text:p>
          </table:table-cell>
          <table:table-cell office:value-type="float" office:value="28.423845052699999" table:style-name="ce7">
            <text:p>28.42384505</text:p>
          </table:table-cell>
          <table:table-cell table:number-columns-repeated="16380"/>
        </table:table-row>
        <table:table-row table:style-name="ro1">
          <table:table-cell office:value-type="float" office:value="231258" table:style-name="ce7">
            <text:p>231258</text:p>
          </table:table-cell>
          <table:table-cell office:value-type="string" table:style-name="ce7">
            <text:p>EMEC609951_Stigmus_sp</text:p>
          </table:table-cell>
          <table:table-cell office:value-type="float" office:value="0.56198347107400004" table:style-name="ce7">
            <text:p>0.561983471</text:p>
          </table:table-cell>
          <table:table-cell office:value-type="float" office:value="27.8805041313" table:style-name="ce7">
            <text:p>27.88050413</text:p>
          </table:table-cell>
          <table:table-cell table:number-columns-repeated="16380"/>
        </table:table-row>
        <table:table-row table:style-name="ro1">
          <table:table-cell office:value-type="float" office:value="210701" table:style-name="ce7">
            <text:p>210701</text:p>
          </table:table-cell>
          <table:table-cell office:value-type="string" table:style-name="ce7">
            <text:p>EMEC609952_Stigmus_sp</text:p>
          </table:table-cell>
          <table:table-cell office:value-type="float" office:value="0.73148148148100001" table:style-name="ce7">
            <text:p>0.731481481</text:p>
          </table:table-cell>
          <table:table-cell office:value-type="float" office:value="26.315871953999999" table:style-name="ce7">
            <text:p>26.31587195</text:p>
          </table:table-cell>
          <table:table-cell table:number-columns-repeated="16380"/>
        </table:table-row>
        <table:table-row table:style-name="ro1">
          <table:table-cell office:value-type="float" office:value="205102" table:style-name="ce7">
            <text:p>205102</text:p>
          </table:table-cell>
          <table:table-cell office:value-type="string" table:style-name="ce7">
            <text:p>EMEC609958_Timberlakena_yucaipa</text:p>
          </table:table-cell>
          <table:table-cell office:value-type="float" office:value="0.79185520361999995" table:style-name="ce7">
            <text:p>0.791855204</text:p>
          </table:table-cell>
          <table:table-cell office:value-type="float" office:value="30.552590847000001" table:style-name="ce7">
            <text:p>30.55259085</text:p>
          </table:table-cell>
          <table:table-cell table:number-columns-repeated="16380"/>
        </table:table-row>
        <table:table-row table:style-name="ro1">
          <table:table-cell office:value-type="float" office:value="204106" table:style-name="ce7">
            <text:p>204106</text:p>
          </table:table-cell>
          <table:table-cell office:value-type="string" table:style-name="ce7">
            <text:p>EMEC609963_Timberlakena_yucaipa</text:p>
          </table:table-cell>
          <table:table-cell office:value-type="float" office:value="0.76170212766000001" table:style-name="ce7">
            <text:p>0.761702128</text:p>
          </table:table-cell>
          <table:table-cell office:value-type="float" office:value="30.749805927299999" table:style-name="ce7">
            <text:p>30.74980593</text:p>
          </table:table-cell>
          <table:table-cell table:number-columns-repeated="16380"/>
        </table:table-row>
        <table:table-row table:style-name="ro1">
          <table:table-cell office:value-type="float" office:value="201075" table:style-name="ce7">
            <text:p>201075</text:p>
          </table:table-cell>
          <table:table-cell office:value-type="string" table:style-name="ce7">
            <text:p>EMEC609968_Timberlakena_yucaipa</text:p>
          </table:table-cell>
          <table:table-cell office:value-type="float" office:value="0.701960784314" table:style-name="ce7">
            <text:p>0.701960784</text:p>
          </table:table-cell>
          <table:table-cell office:value-type="float" office:value="32.459470033599999" table:style-name="ce7">
            <text:p>32.45947003</text:p>
          </table:table-cell>
          <table:table-cell table:number-columns-repeated="16380"/>
        </table:table-row>
        <table:table-row table:style-name="ro1">
          <table:table-cell office:value-type="float" office:value="198995" table:style-name="ce7">
            <text:p>198995</text:p>
          </table:table-cell>
          <table:table-cell office:value-type="string" table:style-name="ce7">
            <text:p>EMEC609976_Timberlakena_yucaipa</text:p>
          </table:table-cell>
          <table:table-cell office:value-type="float" office:value="0.739130434783" table:style-name="ce7">
            <text:p>0.739130435</text:p>
          </table:table-cell>
          <table:table-cell office:value-type="float" office:value="29.216996908199999" table:style-name="ce7">
            <text:p>29.21699691</text:p>
          </table:table-cell>
          <table:table-cell table:number-columns-repeated="16380"/>
        </table:table-row>
        <table:table-row table:style-name="ro1">
          <table:table-cell office:value-type="float" office:value="219427" table:style-name="ce7">
            <text:p>219427</text:p>
          </table:table-cell>
          <table:table-cell office:value-type="string" table:style-name="ce7">
            <text:p>EMEC609987_Aphilanthops_foxi</text:p>
          </table:table-cell>
          <table:table-cell office:value-type="float" office:value="0.63380281690100004" table:style-name="ce7">
            <text:p>0.633802817</text:p>
          </table:table-cell>
          <table:table-cell office:value-type="float" office:value="25.104189872700001" table:style-name="ce7">
            <text:p>25.10418987</text:p>
          </table:table-cell>
          <table:table-cell table:number-columns-repeated="16380"/>
        </table:table-row>
        <table:table-row table:style-name="ro1">
          <table:table-cell office:value-type="float" office:value="202117" table:style-name="ce7">
            <text:p>202117</text:p>
          </table:table-cell>
          <table:table-cell office:value-type="string" table:style-name="ce7">
            <text:p>EMEC609997_Aphilanthops_foxi</text:p>
          </table:table-cell>
          <table:table-cell office:value-type="float" office:value="0.61797752808999995" table:style-name="ce7">
            <text:p>0.617977528</text:p>
          </table:table-cell>
          <table:table-cell office:value-type="float" office:value="26.545142889000001" table:style-name="ce7">
            <text:p>26.54514289</text:p>
          </table:table-cell>
          <table:table-cell table:number-columns-repeated="16380"/>
        </table:table-row>
        <table:table-row table:number-rows-repeated="1048475" table:style-name="ro1">
          <table:table-cell table:number-columns-repeated="16384"/>
        </table:table-row>
      </table:table>
      <table:table table:name="herb" table:style-name="ta2"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3" table:default-cell-style-name="ce2"/>
        <table:table-column table:style-name="co11" table:number-columns-repeated="16376" table:default-cell-style-name="ce1"/>
        <table:table-row table:style-name="ro1">
          <table:table-cell office:value-type="string" table:style-name="ce5">
            <text:p>Img.Size</text:p>
          </table:table-cell>
          <table:table-cell office:value-type="string" table:style-name="ce5">
            <text:p>Filename</text:p>
          </table:table-cell>
          <table:table-cell office:value-type="string" table:style-name="ce5">
            <text:p>NDLd</text:p>
          </table:table-cell>
          <table:table-cell office:value-type="string" table:style-name="ce5">
            <text:p>Exec.Time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342329" table:style-name="ce7">
            <text:p>1342329</text:p>
          </table:table-cell>
          <table:table-cell office:value-type="string" table:style-name="ce7">
            <text:p>NY_00020326</text:p>
          </table:table-cell>
          <table:table-cell office:value-type="float" office:value="0.44858420268299998" table:style-name="ce7">
            <text:p>0.448584203</text:p>
          </table:table-cell>
          <table:table-cell office:value-type="float" office:value="159.636486053" table:style-name="ce7">
            <text:p>159.6364861</text:p>
          </table:table-cell>
          <table:table-cell table:number-columns-repeated="3" table:style-name="ce1"/>
          <table:table-cell office:value-type="string" table:style-name="ce5">
            <text:p>NDLd</text:p>
          </table:table-cell>
          <table:table-cell office:value-type="string" table:style-name="ce5">
            <text:p>Img.Size</text:p>
          </table:table-cell>
          <table:table-cell office:value-type="string" table:style-name="ce5">
            <text:p>Exec.Time</text:p>
          </table:table-cell>
          <table:table-cell table:number-columns-repeated="16374"/>
        </table:table-row>
        <table:table-row table:style-name="ro1">
          <table:table-cell office:value-type="float" office:value="1034232" table:style-name="ce7">
            <text:p>1034232</text:p>
          </table:table-cell>
          <table:table-cell office:value-type="string" table:style-name="ce7">
            <text:p>NY_00040685</text:p>
          </table:table-cell>
          <table:table-cell office:value-type="float" office:value="0.62543352601199997" table:style-name="ce7">
            <text:p>0.625433526</text:p>
          </table:table-cell>
          <table:table-cell office:value-type="float" office:value="149.664471865" table:style-name="ce7">
            <text:p>149.6644719</text:p>
          </table:table-cell>
          <table:table-cell table:number-columns-repeated="2" table:style-name="ce1"/>
          <table:table-cell office:value-type="string" table:style-name="ce10">
            <text:p>Min</text:p>
          </table:table-cell>
          <table:table-cell office:value-type="float" office:value="0.43449197861" table:formula="of:=MIN([.C2:.C101])" table:style-name="ce9">
            <text:p>0.434491979</text:p>
          </table:table-cell>
          <table:table-cell office:value-type="float" office:value="757773" table:formula="of:=MIN([.A2:.A101])" table:style-name="ce9">
            <text:p>757773</text:p>
          </table:table-cell>
          <table:table-cell office:value-type="float" office:value="111.591819048" table:formula="of:=MIN([.D2:.D101])" table:style-name="ce9">
            <text:p>111.591819</text:p>
          </table:table-cell>
          <table:table-cell table:number-columns-repeated="16374"/>
        </table:table-row>
        <table:table-row table:style-name="ro1">
          <table:table-cell office:value-type="float" office:value="1994025" table:style-name="ce7">
            <text:p>1994025</text:p>
          </table:table-cell>
          <table:table-cell office:value-type="string" table:style-name="ce7">
            <text:p>NY_00040904</text:p>
          </table:table-cell>
          <table:table-cell office:value-type="float" office:value="0.68237934904599995" table:style-name="ce7">
            <text:p>0.682379349</text:p>
          </table:table-cell>
          <table:table-cell office:value-type="float" office:value="152.45183014899999" table:style-name="ce7">
            <text:p>152.4518301</text:p>
          </table:table-cell>
          <table:table-cell table:number-columns-repeated="2" table:style-name="ce1"/>
          <table:table-cell office:value-type="string" table:style-name="ce10">
            <text:p>Q1</text:p>
          </table:table-cell>
          <table:table-cell office:value-type="float" office:value="0.59542858682199995" table:formula="of:=QUARTILE([.C2:.C101];1)" table:style-name="ce9">
            <text:p>0.595428587</text:p>
          </table:table-cell>
          <table:table-cell office:value-type="float" office:value="984926.5" table:formula="of:=QUARTILE([.A2:.A101];1)" table:style-name="ce9">
            <text:p>984926.5</text:p>
          </table:table-cell>
          <table:table-cell office:value-type="float" office:value="147.06640398524999" table:formula="of:=QUARTILE([.D2:.D101];1)" table:style-name="ce9">
            <text:p>147.066404</text:p>
          </table:table-cell>
          <table:table-cell table:number-columns-repeated="16374"/>
        </table:table-row>
        <table:table-row table:style-name="ro1">
          <table:table-cell office:value-type="float" office:value="1186214" table:style-name="ce7">
            <text:p>1186214</text:p>
          </table:table-cell>
          <table:table-cell office:value-type="string" table:style-name="ce7">
            <text:p>NY_00040919</text:p>
          </table:table-cell>
          <table:table-cell office:value-type="float" office:value="0.519002375297" table:style-name="ce7">
            <text:p>0.519002375</text:p>
          </table:table-cell>
          <table:table-cell office:value-type="float" office:value="143.92740106599999" table:style-name="ce7">
            <text:p>143.9274011</text:p>
          </table:table-cell>
          <table:table-cell table:number-columns-repeated="2" table:style-name="ce1"/>
          <table:table-cell office:value-type="string" table:style-name="ce10">
            <text:p>Median</text:p>
          </table:table-cell>
          <table:table-cell office:value-type="float" office:value="0.68941979522200003" table:formula="of:=MEDIAN([.C2:.C101])" table:style-name="ce9">
            <text:p>0.689419795</text:p>
          </table:table-cell>
          <table:table-cell office:value-type="float" office:value="1155543" table:formula="of:=MEDIAN([.A2:.A101])" table:style-name="ce9">
            <text:p>1155543</text:p>
          </table:table-cell>
          <table:table-cell office:value-type="float" office:value="154.95297813400001" table:formula="of:=MEDIAN([.D2:.D101])" table:style-name="ce9">
            <text:p>154.9529781</text:p>
          </table:table-cell>
          <table:table-cell table:number-columns-repeated="16374"/>
        </table:table-row>
        <table:table-row table:style-name="ro1">
          <table:table-cell office:value-type="float" office:value="1894034" table:style-name="ce7">
            <text:p>1894034</text:p>
          </table:table-cell>
          <table:table-cell office:value-type="string" table:style-name="ce7">
            <text:p>NY_00191205</text:p>
          </table:table-cell>
          <table:table-cell office:value-type="float" office:value="0.603754940711" table:style-name="ce7">
            <text:p>0.603754941</text:p>
          </table:table-cell>
          <table:table-cell office:value-type="float" office:value="143.505071878" table:style-name="ce7">
            <text:p>143.5050719</text:p>
          </table:table-cell>
          <table:table-cell table:number-columns-repeated="2" table:style-name="ce1"/>
          <table:table-cell office:value-type="string" table:style-name="ce10">
            <text:p>Q3</text:p>
          </table:table-cell>
          <table:table-cell office:value-type="float" office:value="0.79540887040899999" table:formula="of:=QUARTILE([.C2:.C101];3)" table:style-name="ce9">
            <text:p>0.79540887</text:p>
          </table:table-cell>
          <table:table-cell office:value-type="float" office:value="1455975" table:formula="of:=QUARTILE([.A2:.A101];3)" table:style-name="ce9">
            <text:p>1455975</text:p>
          </table:table-cell>
          <table:table-cell office:value-type="float" office:value="165.89308696975002" table:formula="of:=QUARTILE([.D2:.D101];3)" table:style-name="ce9">
            <text:p>165.893087</text:p>
          </table:table-cell>
          <table:table-cell table:number-columns-repeated="16374"/>
        </table:table-row>
        <table:table-row table:style-name="ro1">
          <table:table-cell office:value-type="float" office:value="2157314" table:style-name="ce7">
            <text:p>2157314</text:p>
          </table:table-cell>
          <table:table-cell office:value-type="string" table:style-name="ce7">
            <text:p>NY_00198945</text:p>
          </table:table-cell>
          <table:table-cell table:style-name="ce7"/>
          <table:table-cell office:value-type="float" office:value="175.94268798799999" table:style-name="ce7">
            <text:p>175.942688</text:p>
          </table:table-cell>
          <table:table-cell table:number-columns-repeated="2" table:style-name="ce1"/>
          <table:table-cell office:value-type="string" table:style-name="ce10">
            <text:p>Max</text:p>
          </table:table-cell>
          <table:table-cell office:value-type="float" office:value="0.93696275071599999" table:formula="of:=MAX([.C2:.C101])" table:style-name="ce9">
            <text:p>0.936962751</text:p>
          </table:table-cell>
          <table:table-cell office:value-type="float" office:value="2157314" table:formula="of:=MAX([.A2:.A101])" table:style-name="ce9">
            <text:p>2157314</text:p>
          </table:table-cell>
          <table:table-cell office:value-type="float" office:value="236.80645513499999" table:formula="of:=MAX([.D2:.D101])" table:style-name="ce9">
            <text:p>236.8064551</text:p>
          </table:table-cell>
          <table:table-cell table:number-columns-repeated="16374"/>
        </table:table-row>
        <table:table-row table:style-name="ro1">
          <table:table-cell office:value-type="float" office:value="1719099" table:style-name="ce7">
            <text:p>1719099</text:p>
          </table:table-cell>
          <table:table-cell office:value-type="string" table:style-name="ce7">
            <text:p>NY_00198980</text:p>
          </table:table-cell>
          <table:table-cell office:value-type="float" office:value="0.63745019920299995" table:style-name="ce7">
            <text:p>0.637450199</text:p>
          </table:table-cell>
          <table:table-cell office:value-type="float" office:value="159.958843946" table:style-name="ce7">
            <text:p>159.9588439</text:p>
          </table:table-cell>
          <table:table-cell table:number-columns-repeated="2" table:style-name="ce1"/>
          <table:table-cell table:style-name="ce8"/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float" office:value="1455780" table:style-name="ce7">
            <text:p>1455780</text:p>
          </table:table-cell>
          <table:table-cell office:value-type="string" table:style-name="ce7">
            <text:p>NY_00198985</text:p>
          </table:table-cell>
          <table:table-cell office:value-type="float" office:value="0.444285714286" table:style-name="ce7">
            <text:p>0.444285714</text:p>
          </table:table-cell>
          <table:table-cell office:value-type="float" office:value="206.37985396400001" table:style-name="ce7">
            <text:p>206.379854</text:p>
          </table:table-cell>
          <table:table-cell table:number-columns-repeated="2" table:style-name="ce1"/>
          <table:table-cell office:value-type="string" table:style-name="ce10">
            <text:p>Avg</text:p>
          </table:table-cell>
          <table:table-cell office:value-type="float" office:value="0.68667487984613129" table:formula="of:=AVERAGE([.C2:.C101])" table:style-name="ce9">
            <text:p>0.68667488</text:p>
          </table:table-cell>
          <table:table-cell office:value-type="float" office:value="1243521.24" table:formula="of:=AVERAGE([.A2:.A101])" table:style-name="ce9">
            <text:p>1243521.24</text:p>
          </table:table-cell>
          <table:table-cell office:value-type="float" office:value="158.57245867727002" table:formula="of:=AVERAGE([.D2:.D101])" table:style-name="ce9">
            <text:p>158.5724587</text:p>
          </table:table-cell>
          <table:table-cell table:number-columns-repeated="16374"/>
        </table:table-row>
        <table:table-row table:style-name="ro1">
          <table:table-cell office:value-type="float" office:value="1487575" table:style-name="ce7">
            <text:p>1487575</text:p>
          </table:table-cell>
          <table:table-cell office:value-type="string" table:style-name="ce7">
            <text:p>NY_00198990</text:p>
          </table:table-cell>
          <table:table-cell office:value-type="float" office:value="0.47463768115900001" table:style-name="ce7">
            <text:p>0.474637681</text:p>
          </table:table-cell>
          <table:table-cell office:value-type="float" office:value="166.81234097500001" table:style-name="ce7">
            <text:p>166.812341</text:p>
          </table:table-cell>
          <table:table-cell table:style-name="ce1">
            <draw:frame draw:z-index="1" draw:id="id5" draw:style-name="a5" draw:name="Chart 2" svg:x="0.38333in" svg:y="0.10833in" svg:width="5.26667in" svg:height="3.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805658" table:style-name="ce7">
            <text:p>1805658</text:p>
          </table:table-cell>
          <table:table-cell office:value-type="string" table:style-name="ce7">
            <text:p>NY_00198993</text:p>
          </table:table-cell>
          <table:table-cell office:value-type="float" office:value="0.78587196467999998" table:style-name="ce7">
            <text:p>0.785871965</text:p>
          </table:table-cell>
          <table:table-cell office:value-type="float" office:value="141.70550608600001" table:style-name="ce7">
            <text:p>141.7055061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537151" table:style-name="ce7">
            <text:p>1537151</text:p>
          </table:table-cell>
          <table:table-cell office:value-type="string" table:style-name="ce7">
            <text:p>NY_00198997</text:p>
          </table:table-cell>
          <table:table-cell office:value-type="float" office:value="0.60560747663600001" table:style-name="ce7">
            <text:p>0.605607477</text:p>
          </table:table-cell>
          <table:table-cell office:value-type="float" office:value="151.83280491799999" table:style-name="ce7">
            <text:p>151.8328049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742060" table:style-name="ce7">
            <text:p>1742060</text:p>
          </table:table-cell>
          <table:table-cell office:value-type="string" table:style-name="ce7">
            <text:p>NY_00227158</text:p>
          </table:table-cell>
          <table:table-cell office:value-type="float" office:value="0.6" table:style-name="ce7">
            <text:p>0.6</text:p>
          </table:table-cell>
          <table:table-cell office:value-type="float" office:value="172.81152319899999" table:style-name="ce7">
            <text:p>172.8115232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679572" table:style-name="ce7">
            <text:p>1679572</text:p>
          </table:table-cell>
          <table:table-cell office:value-type="string" table:style-name="ce7">
            <text:p>NY_00227183</text:p>
          </table:table-cell>
          <table:table-cell office:value-type="float" office:value="0.54889589905400005" table:style-name="ce7">
            <text:p>0.548895899</text:p>
          </table:table-cell>
          <table:table-cell office:value-type="float" office:value="154.871895075" table:style-name="ce7">
            <text:p>154.8718951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951329" table:style-name="ce7">
            <text:p>1951329</text:p>
          </table:table-cell>
          <table:table-cell office:value-type="string" table:style-name="ce7">
            <text:p>NY_00385378</text:p>
          </table:table-cell>
          <table:table-cell office:value-type="float" office:value="0.57906976744200001" table:style-name="ce7">
            <text:p>0.579069767</text:p>
          </table:table-cell>
          <table:table-cell office:value-type="float" office:value="147.28257012399999" table:style-name="ce7">
            <text:p>147.2825701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335208" table:style-name="ce7">
            <text:p>1335208</text:p>
          </table:table-cell>
          <table:table-cell office:value-type="string" table:style-name="ce7">
            <text:p>NY_00413475</text:p>
          </table:table-cell>
          <table:table-cell office:value-type="float" office:value="0.45037037036999999" table:style-name="ce7">
            <text:p>0.45037037</text:p>
          </table:table-cell>
          <table:table-cell office:value-type="float" office:value="140.55394577999999" table:style-name="ce7">
            <text:p>140.5539458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561345" table:style-name="ce7">
            <text:p>1561345</text:p>
          </table:table-cell>
          <table:table-cell office:value-type="string" table:style-name="ce7">
            <text:p>NY_00413589</text:p>
          </table:table-cell>
          <table:table-cell office:value-type="float" office:value="0.50860420650100002" table:style-name="ce7">
            <text:p>0.508604207</text:p>
          </table:table-cell>
          <table:table-cell office:value-type="float" office:value="236.80645513499999" table:style-name="ce7">
            <text:p>236.8064551</text:p>
          </table:table-cell>
          <table:table-cell table:number-columns-repeated="16380"/>
        </table:table-row>
        <table:table-row table:style-name="ro1">
          <table:table-cell office:value-type="float" office:value="1584584" table:style-name="ce7">
            <text:p>1584584</text:p>
          </table:table-cell>
          <table:table-cell office:value-type="string" table:style-name="ce7">
            <text:p>NY_00499088</text:p>
          </table:table-cell>
          <table:table-cell office:value-type="float" office:value="0.766292134831" table:style-name="ce7">
            <text:p>0.766292135</text:p>
          </table:table-cell>
          <table:table-cell office:value-type="float" office:value="175.82717299500001" table:style-name="ce7">
            <text:p>175.827173</text:p>
          </table:table-cell>
          <table:table-cell table:number-columns-repeated="16380"/>
        </table:table-row>
        <table:table-row table:style-name="ro1">
          <table:table-cell office:value-type="float" office:value="1144841" table:style-name="ce7">
            <text:p>1144841</text:p>
          </table:table-cell>
          <table:table-cell office:value-type="string" table:style-name="ce7">
            <text:p>NY_00499439</text:p>
          </table:table-cell>
          <table:table-cell office:value-type="float" office:value="0.69729729729699996" table:style-name="ce7">
            <text:p>0.697297297</text:p>
          </table:table-cell>
          <table:table-cell office:value-type="float" office:value="179.339436054" table:style-name="ce7">
            <text:p>179.3394361</text:p>
          </table:table-cell>
          <table:table-cell table:number-columns-repeated="16380"/>
        </table:table-row>
        <table:table-row table:style-name="ro1">
          <table:table-cell office:value-type="float" office:value="1283322" table:style-name="ce7">
            <text:p>1283322</text:p>
          </table:table-cell>
          <table:table-cell office:value-type="string" table:style-name="ce7">
            <text:p>NY_00499577</text:p>
          </table:table-cell>
          <table:table-cell office:value-type="float" office:value="0.57212121212099998" table:style-name="ce7">
            <text:p>0.572121212</text:p>
          </table:table-cell>
          <table:table-cell office:value-type="float" office:value="148.610338926" table:style-name="ce7">
            <text:p>148.6103389</text:p>
          </table:table-cell>
          <table:table-cell table:number-columns-repeated="16380"/>
        </table:table-row>
        <table:table-row table:style-name="ro1">
          <table:table-cell office:value-type="float" office:value="1900482" table:style-name="ce7">
            <text:p>1900482</text:p>
          </table:table-cell>
          <table:table-cell office:value-type="string" table:style-name="ce7">
            <text:p>NY_00532999</text:p>
          </table:table-cell>
          <table:table-cell office:value-type="float" office:value="0.49801192842899999" table:style-name="ce7">
            <text:p>0.498011928</text:p>
          </table:table-cell>
          <table:table-cell office:value-type="float" office:value="156.300209999" table:style-name="ce7">
            <text:p>156.30021</text:p>
          </table:table-cell>
          <table:table-cell table:number-columns-repeated="16380"/>
        </table:table-row>
        <table:table-row table:style-name="ro1">
          <table:table-cell office:value-type="float" office:value="2100306" table:style-name="ce7">
            <text:p>2100306</text:p>
          </table:table-cell>
          <table:table-cell office:value-type="string" table:style-name="ce7">
            <text:p>NY_00617142</text:p>
          </table:table-cell>
          <table:table-cell office:value-type="float" office:value="0.48260869565199999" table:style-name="ce7">
            <text:p>0.482608696</text:p>
          </table:table-cell>
          <table:table-cell office:value-type="float" office:value="173.715316057" table:style-name="ce7">
            <text:p>173.7153161</text:p>
          </table:table-cell>
          <table:table-cell table:number-columns-repeated="16380"/>
        </table:table-row>
        <table:table-row table:style-name="ro1">
          <table:table-cell office:value-type="float" office:value="1552565" table:style-name="ce7">
            <text:p>1552565</text:p>
          </table:table-cell>
          <table:table-cell office:value-type="string" table:style-name="ce7">
            <text:p>NY_00617450</text:p>
          </table:table-cell>
          <table:table-cell office:value-type="float" office:value="0.650819672131" table:style-name="ce7">
            <text:p>0.650819672</text:p>
          </table:table-cell>
          <table:table-cell office:value-type="float" office:value="145.006424904" table:style-name="ce7">
            <text:p>145.0064249</text:p>
          </table:table-cell>
          <table:table-cell table:number-columns-repeated="16380"/>
        </table:table-row>
        <table:table-row table:style-name="ro1">
          <table:table-cell office:value-type="float" office:value="1116906" table:style-name="ce7">
            <text:p>1116906</text:p>
          </table:table-cell>
          <table:table-cell office:value-type="string" table:style-name="ce7">
            <text:p>NY_00629823</text:p>
          </table:table-cell>
          <table:table-cell office:value-type="float" office:value="0.83712121212099999" table:style-name="ce7">
            <text:p>0.837121212</text:p>
          </table:table-cell>
          <table:table-cell office:value-type="float" office:value="145.368375063" table:style-name="ce7">
            <text:p>145.3683751</text:p>
          </table:table-cell>
          <table:table-cell table:number-columns-repeated="16380"/>
        </table:table-row>
        <table:table-row table:style-name="ro1">
          <table:table-cell office:value-type="float" office:value="1156979" table:style-name="ce7">
            <text:p>1156979</text:p>
          </table:table-cell>
          <table:table-cell office:value-type="string" table:style-name="ce7">
            <text:p>NY_00641566</text:p>
          </table:table-cell>
          <table:table-cell office:value-type="float" office:value="0.45287356321799999" table:style-name="ce7">
            <text:p>0.452873563</text:p>
          </table:table-cell>
          <table:table-cell office:value-type="float" office:value="142.803628922" table:style-name="ce7">
            <text:p>142.8036289</text:p>
          </table:table-cell>
          <table:table-cell table:number-columns-repeated="16380"/>
        </table:table-row>
        <table:table-row table:style-name="ro1">
          <table:table-cell office:value-type="float" office:value="1353184" table:style-name="ce7">
            <text:p>1353184</text:p>
          </table:table-cell>
          <table:table-cell office:value-type="string" table:style-name="ce7">
            <text:p>NY_00754868</text:p>
          </table:table-cell>
          <table:table-cell office:value-type="float" office:value="0.64495114006499998" table:style-name="ce7">
            <text:p>0.64495114</text:p>
          </table:table-cell>
          <table:table-cell office:value-type="float" office:value="139.90446496000001" table:style-name="ce7">
            <text:p>139.904465</text:p>
          </table:table-cell>
          <table:table-cell table:number-columns-repeated="16380"/>
        </table:table-row>
        <table:table-row table:style-name="ro1">
          <table:table-cell office:value-type="float" office:value="1148862" table:style-name="ce7">
            <text:p>1148862</text:p>
          </table:table-cell>
          <table:table-cell office:value-type="string" table:style-name="ce7">
            <text:p>NY_00754870</text:p>
          </table:table-cell>
          <table:table-cell office:value-type="float" office:value="0.63780183180700001" table:style-name="ce7">
            <text:p>0.637801832</text:p>
          </table:table-cell>
          <table:table-cell office:value-type="float" office:value="145.16574191999999" table:style-name="ce7">
            <text:p>145.1657419</text:p>
          </table:table-cell>
          <table:table-cell table:number-columns-repeated="16380"/>
        </table:table-row>
        <table:table-row table:style-name="ro1">
          <table:table-cell office:value-type="float" office:value="1409936" table:style-name="ce7">
            <text:p>1409936</text:p>
          </table:table-cell>
          <table:table-cell office:value-type="string" table:style-name="ce7">
            <text:p>NY_00754872</text:p>
          </table:table-cell>
          <table:table-cell office:value-type="float" office:value="0.67220543806599997" table:style-name="ce7">
            <text:p>0.672205438</text:p>
          </table:table-cell>
          <table:table-cell office:value-type="float" office:value="138.61280202899999" table:style-name="ce7">
            <text:p>138.612802</text:p>
          </table:table-cell>
          <table:table-cell table:number-columns-repeated="16380"/>
        </table:table-row>
        <table:table-row table:style-name="ro1">
          <table:table-cell office:value-type="float" office:value="999358" table:style-name="ce7">
            <text:p>999358</text:p>
          </table:table-cell>
          <table:table-cell office:value-type="string" table:style-name="ce7">
            <text:p>NY_00819601</text:p>
          </table:table-cell>
          <table:table-cell office:value-type="float" office:value="0.68613138686099995" table:style-name="ce7">
            <text:p>0.686131387</text:p>
          </table:table-cell>
          <table:table-cell office:value-type="float" office:value="160.563058853" table:style-name="ce7">
            <text:p>160.5630589</text:p>
          </table:table-cell>
          <table:table-cell table:number-columns-repeated="16380"/>
        </table:table-row>
        <table:table-row table:style-name="ro1">
          <table:table-cell office:value-type="float" office:value="1089218" table:style-name="ce7">
            <text:p>1089218</text:p>
          </table:table-cell>
          <table:table-cell office:value-type="string" table:style-name="ce7">
            <text:p>NY_00819622</text:p>
          </table:table-cell>
          <table:table-cell office:value-type="float" office:value="0.49503311258299998" table:style-name="ce7">
            <text:p>0.495033113</text:p>
          </table:table-cell>
          <table:table-cell office:value-type="float" office:value="159.559875965" table:style-name="ce7">
            <text:p>159.559876</text:p>
          </table:table-cell>
          <table:table-cell table:number-columns-repeated="16380"/>
        </table:table-row>
        <table:table-row table:style-name="ro1">
          <table:table-cell office:value-type="float" office:value="1035590" table:style-name="ce7">
            <text:p>1035590</text:p>
          </table:table-cell>
          <table:table-cell office:value-type="string" table:style-name="ce7">
            <text:p>NY_00819627</text:p>
          </table:table-cell>
          <table:table-cell office:value-type="float" office:value="0.89031078610600001" table:style-name="ce7">
            <text:p>0.890310786</text:p>
          </table:table-cell>
          <table:table-cell office:value-type="float" office:value="158.258667946" table:style-name="ce7">
            <text:p>158.2586679</text:p>
          </table:table-cell>
          <table:table-cell table:number-columns-repeated="16380"/>
        </table:table-row>
        <table:table-row table:style-name="ro1">
          <table:table-cell office:value-type="float" office:value="1153791" table:style-name="ce7">
            <text:p>1153791</text:p>
          </table:table-cell>
          <table:table-cell office:value-type="string" table:style-name="ce7">
            <text:p>NY_00819657</text:p>
          </table:table-cell>
          <table:table-cell office:value-type="float" office:value="0.77604166666700003" table:style-name="ce7">
            <text:p>0.776041667</text:p>
          </table:table-cell>
          <table:table-cell office:value-type="float" office:value="161.075011015" table:style-name="ce7">
            <text:p>161.075011</text:p>
          </table:table-cell>
          <table:table-cell table:number-columns-repeated="16380"/>
        </table:table-row>
        <table:table-row table:style-name="ro1">
          <table:table-cell office:value-type="float" office:value="812026" table:style-name="ce7">
            <text:p>812026</text:p>
          </table:table-cell>
          <table:table-cell office:value-type="string" table:style-name="ce7">
            <text:p>NY_01334304</text:p>
          </table:table-cell>
          <table:table-cell office:value-type="float" office:value="0.613333333333" table:style-name="ce7">
            <text:p>0.613333333</text:p>
          </table:table-cell>
          <table:table-cell office:value-type="float" office:value="151.43977498999999" table:style-name="ce7">
            <text:p>151.439775</text:p>
          </table:table-cell>
          <table:table-cell table:number-columns-repeated="16380"/>
        </table:table-row>
        <table:table-row table:style-name="ro1">
          <table:table-cell office:value-type="float" office:value="889339" table:style-name="ce7">
            <text:p>889339</text:p>
          </table:table-cell>
          <table:table-cell office:value-type="string" table:style-name="ce7">
            <text:p>NY_01334306</text:p>
          </table:table-cell>
          <table:table-cell office:value-type="float" office:value="0.63549160671500005" table:style-name="ce7">
            <text:p>0.635491607</text:p>
          </table:table-cell>
          <table:table-cell office:value-type="float" office:value="159.19533109700001" table:style-name="ce7">
            <text:p>159.1953311</text:p>
          </table:table-cell>
          <table:table-cell table:number-columns-repeated="16380"/>
        </table:table-row>
        <table:table-row table:style-name="ro1">
          <table:table-cell office:value-type="float" office:value="983071" table:style-name="ce7">
            <text:p>983071</text:p>
          </table:table-cell>
          <table:table-cell office:value-type="string" table:style-name="ce7">
            <text:p>NY_01334314</text:p>
          </table:table-cell>
          <table:table-cell office:value-type="float" office:value="0.86149584487499997" table:style-name="ce7">
            <text:p>0.861495845</text:p>
          </table:table-cell>
          <table:table-cell office:value-type="float" office:value="153.488522053" table:style-name="ce7">
            <text:p>153.4885221</text:p>
          </table:table-cell>
          <table:table-cell table:number-columns-repeated="16380"/>
        </table:table-row>
        <table:table-row table:style-name="ro1">
          <table:table-cell office:value-type="float" office:value="757773" table:style-name="ce7">
            <text:p>757773</text:p>
          </table:table-cell>
          <table:table-cell office:value-type="string" table:style-name="ce7">
            <text:p>NY_01334318</text:p>
          </table:table-cell>
          <table:table-cell office:value-type="float" office:value="0.77134986225900004" table:style-name="ce7">
            <text:p>0.771349862</text:p>
          </table:table-cell>
          <table:table-cell office:value-type="float" office:value="155.08558082600001" table:style-name="ce7">
            <text:p>155.0855808</text:p>
          </table:table-cell>
          <table:table-cell table:number-columns-repeated="16380"/>
        </table:table-row>
        <table:table-row table:style-name="ro1">
          <table:table-cell office:value-type="float" office:value="963874" table:style-name="ce7">
            <text:p>963874</text:p>
          </table:table-cell>
          <table:table-cell office:value-type="string" table:style-name="ce7">
            <text:p>NY_01334326</text:p>
          </table:table-cell>
          <table:table-cell office:value-type="float" office:value="0.83046683046699998" table:style-name="ce7">
            <text:p>0.83046683</text:p>
          </table:table-cell>
          <table:table-cell office:value-type="float" office:value="188.441446781" table:style-name="ce7">
            <text:p>188.4414468</text:p>
          </table:table-cell>
          <table:table-cell table:number-columns-repeated="16380"/>
        </table:table-row>
        <table:table-row table:style-name="ro1">
          <table:table-cell office:value-type="float" office:value="1039861" table:style-name="ce7">
            <text:p>1039861</text:p>
          </table:table-cell>
          <table:table-cell office:value-type="string" table:style-name="ce7">
            <text:p>NY_01334328</text:p>
          </table:table-cell>
          <table:table-cell office:value-type="float" office:value="0.49783549783499997" table:style-name="ce7">
            <text:p>0.497835498</text:p>
          </table:table-cell>
          <table:table-cell office:value-type="float" office:value="188.24131703399999" table:style-name="ce7">
            <text:p>188.241317</text:p>
          </table:table-cell>
          <table:table-cell table:number-columns-repeated="16380"/>
        </table:table-row>
        <table:table-row table:style-name="ro1">
          <table:table-cell office:value-type="float" office:value="940645" table:style-name="ce7">
            <text:p>940645</text:p>
          </table:table-cell>
          <table:table-cell office:value-type="string" table:style-name="ce7">
            <text:p>NY_01334334</text:p>
          </table:table-cell>
          <table:table-cell office:value-type="float" office:value="0.44387755101999998" table:style-name="ce7">
            <text:p>0.443877551</text:p>
          </table:table-cell>
          <table:table-cell office:value-type="float" office:value="161.10653209700001" table:style-name="ce7">
            <text:p>161.1065321</text:p>
          </table:table-cell>
          <table:table-cell table:number-columns-repeated="16380"/>
        </table:table-row>
        <table:table-row table:style-name="ro1">
          <table:table-cell office:value-type="float" office:value="818731" table:style-name="ce7">
            <text:p>818731</text:p>
          </table:table-cell>
          <table:table-cell office:value-type="string" table:style-name="ce7">
            <text:p>NY_01334349</text:p>
          </table:table-cell>
          <table:table-cell office:value-type="float" office:value="0.793499043977" table:style-name="ce7">
            <text:p>0.793499044</text:p>
          </table:table-cell>
          <table:table-cell office:value-type="float" office:value="186.20921993300001" table:style-name="ce7">
            <text:p>186.2092199</text:p>
          </table:table-cell>
          <table:table-cell table:number-columns-repeated="16380"/>
        </table:table-row>
        <table:table-row table:style-name="ro1">
          <table:table-cell office:value-type="float" office:value="954542" table:style-name="ce7">
            <text:p>954542</text:p>
          </table:table-cell>
          <table:table-cell office:value-type="string" table:style-name="ce7">
            <text:p>NY_01334354</text:p>
          </table:table-cell>
          <table:table-cell office:value-type="float" office:value="0.72553191489400004" table:style-name="ce7">
            <text:p>0.725531915</text:p>
          </table:table-cell>
          <table:table-cell office:value-type="float" office:value="147.09422493" table:style-name="ce7">
            <text:p>147.0942249</text:p>
          </table:table-cell>
          <table:table-cell table:number-columns-repeated="16380"/>
        </table:table-row>
        <table:table-row table:style-name="ro1">
          <table:table-cell office:value-type="float" office:value="1315279" table:style-name="ce7">
            <text:p>1315279</text:p>
          </table:table-cell>
          <table:table-cell office:value-type="string" table:style-name="ce7">
            <text:p>NY_01334370</text:p>
          </table:table-cell>
          <table:table-cell office:value-type="float" office:value="0.76852907639699997" table:style-name="ce7">
            <text:p>0.768529076</text:p>
          </table:table-cell>
          <table:table-cell office:value-type="float" office:value="134.378340006" table:style-name="ce7">
            <text:p>134.37834</text:p>
          </table:table-cell>
          <table:table-cell table:number-columns-repeated="16380"/>
        </table:table-row>
        <table:table-row table:style-name="ro1">
          <table:table-cell office:value-type="float" office:value="1154614" table:style-name="ce7">
            <text:p>1154614</text:p>
          </table:table-cell>
          <table:table-cell office:value-type="string" table:style-name="ce7">
            <text:p>NY_01334374</text:p>
          </table:table-cell>
          <table:table-cell office:value-type="float" office:value="0.65434380776300005" table:style-name="ce7">
            <text:p>0.654343808</text:p>
          </table:table-cell>
          <table:table-cell office:value-type="float" office:value="174.207620144" table:style-name="ce7">
            <text:p>174.2076201</text:p>
          </table:table-cell>
          <table:table-cell table:number-columns-repeated="16380"/>
        </table:table-row>
        <table:table-row table:style-name="ro1">
          <table:table-cell office:value-type="float" office:value="1199704" table:style-name="ce7">
            <text:p>1199704</text:p>
          </table:table-cell>
          <table:table-cell office:value-type="string" table:style-name="ce7">
            <text:p>NY_01334383</text:p>
          </table:table-cell>
          <table:table-cell office:value-type="float" office:value="0.79218750000000004" table:style-name="ce7">
            <text:p>0.7921875</text:p>
          </table:table-cell>
          <table:table-cell office:value-type="float" office:value="186.250302076" table:style-name="ce7">
            <text:p>186.2503021</text:p>
          </table:table-cell>
          <table:table-cell table:number-columns-repeated="16380"/>
        </table:table-row>
        <table:table-row table:style-name="ro1">
          <table:table-cell office:value-type="float" office:value="1027089" table:style-name="ce7">
            <text:p>1027089</text:p>
          </table:table-cell>
          <table:table-cell office:value-type="string" table:style-name="ce7">
            <text:p>NY_01334389</text:p>
          </table:table-cell>
          <table:table-cell office:value-type="float" office:value="0.56194690265500002" table:style-name="ce7">
            <text:p>0.561946903</text:p>
          </table:table-cell>
          <table:table-cell office:value-type="float" office:value="144.921870947" table:style-name="ce7">
            <text:p>144.9218709</text:p>
          </table:table-cell>
          <table:table-cell table:number-columns-repeated="16380"/>
        </table:table-row>
        <table:table-row table:style-name="ro1">
          <table:table-cell office:value-type="float" office:value="1146285" table:style-name="ce7">
            <text:p>1146285</text:p>
          </table:table-cell>
          <table:table-cell office:value-type="string" table:style-name="ce7">
            <text:p>NY_01334391</text:p>
          </table:table-cell>
          <table:table-cell office:value-type="float" office:value="0.66146645865800002" table:style-name="ce7">
            <text:p>0.661466459</text:p>
          </table:table-cell>
          <table:table-cell office:value-type="float" office:value="175.27072906500001" table:style-name="ce7">
            <text:p>175.2707291</text:p>
          </table:table-cell>
          <table:table-cell table:number-columns-repeated="16380"/>
        </table:table-row>
        <table:table-row table:style-name="ro1">
          <table:table-cell office:value-type="float" office:value="1272833" table:style-name="ce7">
            <text:p>1272833</text:p>
          </table:table-cell>
          <table:table-cell office:value-type="string" table:style-name="ce7">
            <text:p>NY_01334398</text:p>
          </table:table-cell>
          <table:table-cell office:value-type="float" office:value="0.58009331259700003" table:style-name="ce7">
            <text:p>0.580093313</text:p>
          </table:table-cell>
          <table:table-cell office:value-type="float" office:value="182.86392903300001" table:style-name="ce7">
            <text:p>182.863929</text:p>
          </table:table-cell>
          <table:table-cell table:number-columns-repeated="16380"/>
        </table:table-row>
        <table:table-row table:style-name="ro1">
          <table:table-cell office:value-type="float" office:value="1477343" table:style-name="ce7">
            <text:p>1477343</text:p>
          </table:table-cell>
          <table:table-cell office:value-type="string" table:style-name="ce7">
            <text:p>NY_01334403</text:p>
          </table:table-cell>
          <table:table-cell office:value-type="float" office:value="0.80416156670700001" table:style-name="ce7">
            <text:p>0.804161567</text:p>
          </table:table-cell>
          <table:table-cell office:value-type="float" office:value="165.586668968" table:style-name="ce7">
            <text:p>165.586669</text:p>
          </table:table-cell>
          <table:table-cell table:number-columns-repeated="16380"/>
        </table:table-row>
        <table:table-row table:style-name="ro1">
          <table:table-cell office:value-type="float" office:value="1373093" table:style-name="ce7">
            <text:p>1373093</text:p>
          </table:table-cell>
          <table:table-cell office:value-type="string" table:style-name="ce7">
            <text:p>NY_01334407</text:p>
          </table:table-cell>
          <table:table-cell office:value-type="float" office:value="0.61286089238800001" table:style-name="ce7">
            <text:p>0.612860892</text:p>
          </table:table-cell>
          <table:table-cell office:value-type="float" office:value="158.65725994100001" table:style-name="ce7">
            <text:p>158.6572599</text:p>
          </table:table-cell>
          <table:table-cell table:number-columns-repeated="16380"/>
        </table:table-row>
        <table:table-row table:style-name="ro1">
          <table:table-cell office:value-type="float" office:value="1045838" table:style-name="ce7">
            <text:p>1045838</text:p>
          </table:table-cell>
          <table:table-cell office:value-type="string" table:style-name="ce7">
            <text:p>NY_01334419</text:p>
          </table:table-cell>
          <table:table-cell office:value-type="float" office:value="0.43449197861" table:style-name="ce7">
            <text:p>0.434491979</text:p>
          </table:table-cell>
          <table:table-cell office:value-type="float" office:value="148.00471305799999" table:style-name="ce7">
            <text:p>148.0047131</text:p>
          </table:table-cell>
          <table:table-cell table:number-columns-repeated="16380"/>
        </table:table-row>
        <table:table-row table:style-name="ro1">
          <table:table-cell office:value-type="float" office:value="1382360" table:style-name="ce7">
            <text:p>1382360</text:p>
          </table:table-cell>
          <table:table-cell office:value-type="string" table:style-name="ce7">
            <text:p>NY_01334423</text:p>
          </table:table-cell>
          <table:table-cell office:value-type="float" office:value="0.67774086378700005" table:style-name="ce7">
            <text:p>0.677740864</text:p>
          </table:table-cell>
          <table:table-cell office:value-type="float" office:value="150.58716917000001" table:style-name="ce7">
            <text:p>150.5871692</text:p>
          </table:table-cell>
          <table:table-cell table:number-columns-repeated="16380"/>
        </table:table-row>
        <table:table-row table:style-name="ro1">
          <table:table-cell office:value-type="float" office:value="1156472" table:style-name="ce7">
            <text:p>1156472</text:p>
          </table:table-cell>
          <table:table-cell office:value-type="string" table:style-name="ce7">
            <text:p>NY_01334433</text:p>
          </table:table-cell>
          <table:table-cell office:value-type="float" office:value="0.79097387173400002" table:style-name="ce7">
            <text:p>0.790973872</text:p>
          </table:table-cell>
          <table:table-cell office:value-type="float" office:value="188.74449396099999" table:style-name="ce7">
            <text:p>188.744494</text:p>
          </table:table-cell>
          <table:table-cell table:number-columns-repeated="16380"/>
        </table:table-row>
        <table:table-row table:style-name="ro1">
          <table:table-cell office:value-type="float" office:value="1456071" table:style-name="ce7">
            <text:p>1456071</text:p>
          </table:table-cell>
          <table:table-cell office:value-type="string" table:style-name="ce7">
            <text:p>NY_01334438</text:p>
          </table:table-cell>
          <table:table-cell office:value-type="float" office:value="0.70532319391599996" table:style-name="ce7">
            <text:p>0.705323194</text:p>
          </table:table-cell>
          <table:table-cell office:value-type="float" office:value="143.44893908500001" table:style-name="ce7">
            <text:p>143.4489391</text:p>
          </table:table-cell>
          <table:table-cell table:number-columns-repeated="16380"/>
        </table:table-row>
        <table:table-row table:style-name="ro1">
          <table:table-cell office:value-type="float" office:value="1080735" table:style-name="ce7">
            <text:p>1080735</text:p>
          </table:table-cell>
          <table:table-cell office:value-type="string" table:style-name="ce7">
            <text:p>NY_01334442</text:p>
          </table:table-cell>
          <table:table-cell office:value-type="float" office:value="0.59420289855099995" table:style-name="ce7">
            <text:p>0.594202899</text:p>
          </table:table-cell>
          <table:table-cell office:value-type="float" office:value="165.30949497200001" table:style-name="ce7">
            <text:p>165.309495</text:p>
          </table:table-cell>
          <table:table-cell table:number-columns-repeated="16380"/>
        </table:table-row>
        <table:table-row table:style-name="ro1">
          <table:table-cell office:value-type="float" office:value="1387482" table:style-name="ce7">
            <text:p>1387482</text:p>
          </table:table-cell>
          <table:table-cell office:value-type="string" table:style-name="ce7">
            <text:p>NY_01334446</text:p>
          </table:table-cell>
          <table:table-cell office:value-type="float" office:value="0.76689655172399995" table:style-name="ce7">
            <text:p>0.766896552</text:p>
          </table:table-cell>
          <table:table-cell office:value-type="float" office:value="168.51580786700001" table:style-name="ce7">
            <text:p>168.5158079</text:p>
          </table:table-cell>
          <table:table-cell table:number-columns-repeated="16380"/>
        </table:table-row>
        <table:table-row table:style-name="ro1">
          <table:table-cell office:value-type="float" office:value="1455943" table:style-name="ce7">
            <text:p>1455943</text:p>
          </table:table-cell>
          <table:table-cell office:value-type="string" table:style-name="ce7">
            <text:p>NY_01334450</text:p>
          </table:table-cell>
          <table:table-cell office:value-type="float" office:value="0.64142857142900001" table:style-name="ce7">
            <text:p>0.641428571</text:p>
          </table:table-cell>
          <table:table-cell office:value-type="float" office:value="149.48674106600001" table:style-name="ce7">
            <text:p>149.4867411</text:p>
          </table:table-cell>
          <table:table-cell table:number-columns-repeated="16380"/>
        </table:table-row>
        <table:table-row table:style-name="ro1">
          <table:table-cell office:value-type="float" office:value="1529409" table:style-name="ce7">
            <text:p>1529409</text:p>
          </table:table-cell>
          <table:table-cell office:value-type="string" table:style-name="ce7">
            <text:p>NY_01334454</text:p>
          </table:table-cell>
          <table:table-cell office:value-type="float" office:value="0.70350404312699999" table:style-name="ce7">
            <text:p>0.703504043</text:p>
          </table:table-cell>
          <table:table-cell office:value-type="float" office:value="175.90920996700001" table:style-name="ce7">
            <text:p>175.90921</text:p>
          </table:table-cell>
          <table:table-cell table:number-columns-repeated="16380"/>
        </table:table-row>
        <table:table-row table:style-name="ro1">
          <table:table-cell office:value-type="float" office:value="1457248" table:style-name="ce7">
            <text:p>1457248</text:p>
          </table:table-cell>
          <table:table-cell office:value-type="string" table:style-name="ce7">
            <text:p>NY_01334464</text:p>
          </table:table-cell>
          <table:table-cell office:value-type="float" office:value="0.83992805755400002" table:style-name="ce7">
            <text:p>0.839928058</text:p>
          </table:table-cell>
          <table:table-cell office:value-type="float" office:value="141.40173983599999" table:style-name="ce7">
            <text:p>141.4017398</text:p>
          </table:table-cell>
          <table:table-cell table:number-columns-repeated="16380"/>
        </table:table-row>
        <table:table-row table:style-name="ro1">
          <table:table-cell office:value-type="float" office:value="1174153" table:style-name="ce7">
            <text:p>1174153</text:p>
          </table:table-cell>
          <table:table-cell office:value-type="string" table:style-name="ce7">
            <text:p>NY_01334466</text:p>
          </table:table-cell>
          <table:table-cell office:value-type="float" office:value="0.64251207729500004" table:style-name="ce7">
            <text:p>0.642512077</text:p>
          </table:table-cell>
          <table:table-cell office:value-type="float" office:value="162.07346010200001" table:style-name="ce7">
            <text:p>162.0734601</text:p>
          </table:table-cell>
          <table:table-cell table:number-columns-repeated="16380"/>
        </table:table-row>
        <table:table-row table:style-name="ro1">
          <table:table-cell office:value-type="float" office:value="1182055" table:style-name="ce7">
            <text:p>1182055</text:p>
          </table:table-cell>
          <table:table-cell office:value-type="string" table:style-name="ce7">
            <text:p>NY_01334473</text:p>
          </table:table-cell>
          <table:table-cell office:value-type="float" office:value="0.61131386861299997" table:style-name="ce7">
            <text:p>0.611313869</text:p>
          </table:table-cell>
          <table:table-cell office:value-type="float" office:value="158.157337904" table:style-name="ce7">
            <text:p>158.1573379</text:p>
          </table:table-cell>
          <table:table-cell table:number-columns-repeated="16380"/>
        </table:table-row>
        <table:table-row table:style-name="ro1">
          <table:table-cell office:value-type="float" office:value="937973" table:style-name="ce7">
            <text:p>937973</text:p>
          </table:table-cell>
          <table:table-cell office:value-type="string" table:style-name="ce7">
            <text:p>NY_01334493</text:p>
          </table:table-cell>
          <table:table-cell office:value-type="float" office:value="0.69364161849700001" table:style-name="ce7">
            <text:p>0.693641618</text:p>
          </table:table-cell>
          <table:table-cell office:value-type="float" office:value="163.47455000900001" table:style-name="ce7">
            <text:p>163.47455</text:p>
          </table:table-cell>
          <table:table-cell table:number-columns-repeated="16380"/>
        </table:table-row>
        <table:table-row table:style-name="ro1">
          <table:table-cell office:value-type="float" office:value="888071" table:style-name="ce7">
            <text:p>888071</text:p>
          </table:table-cell>
          <table:table-cell office:value-type="string" table:style-name="ce7">
            <text:p>NY_01334508</text:p>
          </table:table-cell>
          <table:table-cell office:value-type="float" office:value="0.55776173285200004" table:style-name="ce7">
            <text:p>0.557761733</text:p>
          </table:table-cell>
          <table:table-cell office:value-type="float" office:value="142.32285285" table:style-name="ce7">
            <text:p>142.3228529</text:p>
          </table:table-cell>
          <table:table-cell table:number-columns-repeated="16380"/>
        </table:table-row>
        <table:table-row table:style-name="ro1">
          <table:table-cell office:value-type="float" office:value="919354" table:style-name="ce7">
            <text:p>919354</text:p>
          </table:table-cell>
          <table:table-cell office:value-type="string" table:style-name="ce7">
            <text:p>NY_01334523</text:p>
          </table:table-cell>
          <table:table-cell office:value-type="float" office:value="0.70720000000000005" table:style-name="ce7">
            <text:p>0.7072</text:p>
          </table:table-cell>
          <table:table-cell office:value-type="float" office:value="151.558630943" table:style-name="ce7">
            <text:p>151.5586309</text:p>
          </table:table-cell>
          <table:table-cell table:number-columns-repeated="16380"/>
        </table:table-row>
        <table:table-row table:style-name="ro1">
          <table:table-cell office:value-type="float" office:value="972714" table:style-name="ce7">
            <text:p>972714</text:p>
          </table:table-cell>
          <table:table-cell office:value-type="string" table:style-name="ce7">
            <text:p>NY_01334531</text:p>
          </table:table-cell>
          <table:table-cell office:value-type="float" office:value="0.90702479338800002" table:style-name="ce7">
            <text:p>0.907024793</text:p>
          </table:table-cell>
          <table:table-cell office:value-type="float" office:value="137.56751489600001" table:style-name="ce7">
            <text:p>137.5675149</text:p>
          </table:table-cell>
          <table:table-cell table:number-columns-repeated="16380"/>
        </table:table-row>
        <table:table-row table:style-name="ro1">
          <table:table-cell office:value-type="float" office:value="956361" table:style-name="ce7">
            <text:p>956361</text:p>
          </table:table-cell>
          <table:table-cell office:value-type="string" table:style-name="ce7">
            <text:p>NY_01334543</text:p>
          </table:table-cell>
          <table:table-cell office:value-type="float" office:value="0.88935281837199998" table:style-name="ce7">
            <text:p>0.889352818</text:p>
          </table:table-cell>
          <table:table-cell office:value-type="float" office:value="139.82801818799999" table:style-name="ce7">
            <text:p>139.8280182</text:p>
          </table:table-cell>
          <table:table-cell table:number-columns-repeated="16380"/>
        </table:table-row>
        <table:table-row table:style-name="ro1">
          <table:table-cell office:value-type="float" office:value="1138547" table:style-name="ce7">
            <text:p>1138547</text:p>
          </table:table-cell>
          <table:table-cell office:value-type="string" table:style-name="ce7">
            <text:p>NY_01497987</text:p>
          </table:table-cell>
          <table:table-cell office:value-type="float" office:value="0.83208955223900005" table:style-name="ce7">
            <text:p>0.832089552</text:p>
          </table:table-cell>
          <table:table-cell office:value-type="float" office:value="177.58003807099999" table:style-name="ce7">
            <text:p>177.5800381</text:p>
          </table:table-cell>
          <table:table-cell table:number-columns-repeated="16380"/>
        </table:table-row>
        <table:table-row table:style-name="ro1">
          <table:table-cell office:value-type="float" office:value="963040" table:style-name="ce7">
            <text:p>963040</text:p>
          </table:table-cell>
          <table:table-cell office:value-type="string" table:style-name="ce7">
            <text:p>NY_01497989</text:p>
          </table:table-cell>
          <table:table-cell office:value-type="float" office:value="0.84862385321099998" table:style-name="ce7">
            <text:p>0.848623853</text:p>
          </table:table-cell>
          <table:table-cell office:value-type="float" office:value="145.65867590900001" table:style-name="ce7">
            <text:p>145.6586759</text:p>
          </table:table-cell>
          <table:table-cell table:number-columns-repeated="16380"/>
        </table:table-row>
        <table:table-row table:style-name="ro1">
          <table:table-cell office:value-type="float" office:value="1612255" table:style-name="ce7">
            <text:p>1612255</text:p>
          </table:table-cell>
          <table:table-cell office:value-type="string" table:style-name="ce7">
            <text:p>NY_01497992</text:p>
          </table:table-cell>
          <table:table-cell office:value-type="float" office:value="0.70450097847399995" table:style-name="ce7">
            <text:p>0.704500978</text:p>
          </table:table-cell>
          <table:table-cell office:value-type="float" office:value="149.38310384799999" table:style-name="ce7">
            <text:p>149.3831038</text:p>
          </table:table-cell>
          <table:table-cell table:number-columns-repeated="16380"/>
        </table:table-row>
        <table:table-row table:style-name="ro1">
          <table:table-cell office:value-type="float" office:value="1904550" table:style-name="ce7">
            <text:p>1904550</text:p>
          </table:table-cell>
          <table:table-cell office:value-type="string" table:style-name="ce7">
            <text:p>NY_01497997</text:p>
          </table:table-cell>
          <table:table-cell office:value-type="float" office:value="0.84516129032300003" table:style-name="ce7">
            <text:p>0.84516129</text:p>
          </table:table-cell>
          <table:table-cell office:value-type="float" office:value="150.30899095500001" table:style-name="ce7">
            <text:p>150.308991</text:p>
          </table:table-cell>
          <table:table-cell table:number-columns-repeated="16380"/>
        </table:table-row>
        <table:table-row table:style-name="ro1">
          <table:table-cell office:value-type="float" office:value="1182122" table:style-name="ce7">
            <text:p>1182122</text:p>
          </table:table-cell>
          <table:table-cell office:value-type="string" table:style-name="ce7">
            <text:p>NY_01498009</text:p>
          </table:table-cell>
          <table:table-cell office:value-type="float" office:value="0.71709937332100004" table:style-name="ce7">
            <text:p>0.717099373</text:p>
          </table:table-cell>
          <table:table-cell office:value-type="float" office:value="164.93371605900001" table:style-name="ce7">
            <text:p>164.9337161</text:p>
          </table:table-cell>
          <table:table-cell table:number-columns-repeated="16380"/>
        </table:table-row>
        <table:table-row table:style-name="ro1">
          <table:table-cell office:value-type="float" office:value="1342059" table:style-name="ce7">
            <text:p>1342059</text:p>
          </table:table-cell>
          <table:table-cell office:value-type="string" table:style-name="ce7">
            <text:p>NY_01498025</text:p>
          </table:table-cell>
          <table:table-cell office:value-type="float" office:value="0.85405405405400003" table:style-name="ce7">
            <text:p>0.854054054</text:p>
          </table:table-cell>
          <table:table-cell office:value-type="float" office:value="187.24983596800001" table:style-name="ce7">
            <text:p>187.249836</text:p>
          </table:table-cell>
          <table:table-cell table:number-columns-repeated="16380"/>
        </table:table-row>
        <table:table-row table:style-name="ro1">
          <table:table-cell office:value-type="float" office:value="1308338" table:style-name="ce7">
            <text:p>1308338</text:p>
          </table:table-cell>
          <table:table-cell office:value-type="string" table:style-name="ce7">
            <text:p>NY_01498027</text:p>
          </table:table-cell>
          <table:table-cell office:value-type="float" office:value="0.85384615384600004" table:style-name="ce7">
            <text:p>0.853846154</text:p>
          </table:table-cell>
          <table:table-cell office:value-type="float" office:value="152.59474802" table:style-name="ce7">
            <text:p>152.594748</text:p>
          </table:table-cell>
          <table:table-cell table:number-columns-repeated="16380"/>
        </table:table-row>
        <table:table-row table:style-name="ro1">
          <table:table-cell office:value-type="float" office:value="1719842" table:style-name="ce7">
            <text:p>1719842</text:p>
          </table:table-cell>
          <table:table-cell office:value-type="string" table:style-name="ce7">
            <text:p>NY_01498031</text:p>
          </table:table-cell>
          <table:table-cell office:value-type="float" office:value="0.59665427509299995" table:style-name="ce7">
            <text:p>0.596654275</text:p>
          </table:table-cell>
          <table:table-cell office:value-type="float" office:value="151.12110900900001" table:style-name="ce7">
            <text:p>151.121109</text:p>
          </table:table-cell>
          <table:table-cell table:number-columns-repeated="16380"/>
        </table:table-row>
        <table:table-row table:style-name="ro1">
          <table:table-cell office:value-type="float" office:value="1177241" table:style-name="ce7">
            <text:p>1177241</text:p>
          </table:table-cell>
          <table:table-cell office:value-type="string" table:style-name="ce7">
            <text:p>NY_01498039</text:p>
          </table:table-cell>
          <table:table-cell office:value-type="float" office:value="0.82770270270299995" table:style-name="ce7">
            <text:p>0.827702703</text:p>
          </table:table-cell>
          <table:table-cell office:value-type="float" office:value="146.98294115100001" table:style-name="ce7">
            <text:p>146.9829412</text:p>
          </table:table-cell>
          <table:table-cell table:number-columns-repeated="16380"/>
        </table:table-row>
        <table:table-row table:style-name="ro1">
          <table:table-cell office:value-type="float" office:value="1247965" table:style-name="ce7">
            <text:p>1247965</text:p>
          </table:table-cell>
          <table:table-cell office:value-type="string" table:style-name="ce7">
            <text:p>NY_01498043</text:p>
          </table:table-cell>
          <table:table-cell office:value-type="float" office:value="0.76992481202999996" table:style-name="ce7">
            <text:p>0.769924812</text:p>
          </table:table-cell>
          <table:table-cell office:value-type="float" office:value="178.80496287299999" table:style-name="ce7">
            <text:p>178.8049629</text:p>
          </table:table-cell>
          <table:table-cell table:number-columns-repeated="16380"/>
        </table:table-row>
        <table:table-row table:style-name="ro1">
          <table:table-cell office:value-type="float" office:value="1035577" table:style-name="ce7">
            <text:p>1035577</text:p>
          </table:table-cell>
          <table:table-cell office:value-type="string" table:style-name="ce7">
            <text:p>NY_01498062</text:p>
          </table:table-cell>
          <table:table-cell office:value-type="float" office:value="0.68941979522200003" table:style-name="ce7">
            <text:p>0.689419795</text:p>
          </table:table-cell>
          <table:table-cell office:value-type="float" office:value="162.39574122400001" table:style-name="ce7">
            <text:p>162.3957412</text:p>
          </table:table-cell>
          <table:table-cell table:number-columns-repeated="16380"/>
        </table:table-row>
        <table:table-row table:style-name="ro1">
          <table:table-cell office:value-type="float" office:value="938030" table:style-name="ce7">
            <text:p>938030</text:p>
          </table:table-cell>
          <table:table-cell office:value-type="string" table:style-name="ce7">
            <text:p>NY_01498065</text:p>
          </table:table-cell>
          <table:table-cell office:value-type="float" office:value="0.45432098765399997" table:style-name="ce7">
            <text:p>0.454320988</text:p>
          </table:table-cell>
          <table:table-cell office:value-type="float" office:value="155.70088815700001" table:style-name="ce7">
            <text:p>155.7008882</text:p>
          </table:table-cell>
          <table:table-cell table:number-columns-repeated="16380"/>
        </table:table-row>
        <table:table-row table:style-name="ro1">
          <table:table-cell office:value-type="float" office:value="981894" table:style-name="ce7">
            <text:p>981894</text:p>
          </table:table-cell>
          <table:table-cell office:value-type="string" table:style-name="ce7">
            <text:p>NY_01498067</text:p>
          </table:table-cell>
          <table:table-cell office:value-type="float" office:value="0.65920398010000003" table:style-name="ce7">
            <text:p>0.65920398</text:p>
          </table:table-cell>
          <table:table-cell office:value-type="float" office:value="185.37630486500001" table:style-name="ce7">
            <text:p>185.3763049</text:p>
          </table:table-cell>
          <table:table-cell table:number-columns-repeated="16380"/>
        </table:table-row>
        <table:table-row table:style-name="ro1">
          <table:table-cell office:value-type="float" office:value="936312" table:style-name="ce7">
            <text:p>936312</text:p>
          </table:table-cell>
          <table:table-cell office:value-type="string" table:style-name="ce7">
            <text:p>NY_01498069</text:p>
          </table:table-cell>
          <table:table-cell office:value-type="float" office:value="0.53095238095200004" table:style-name="ce7">
            <text:p>0.530952381</text:p>
          </table:table-cell>
          <table:table-cell office:value-type="float" office:value="147.41088008899999" table:style-name="ce7">
            <text:p>147.4108801</text:p>
          </table:table-cell>
          <table:table-cell table:number-columns-repeated="16380"/>
        </table:table-row>
        <table:table-row table:style-name="ro1">
          <table:table-cell office:value-type="float" office:value="1053883" table:style-name="ce7">
            <text:p>1053883</text:p>
          </table:table-cell>
          <table:table-cell office:value-type="string" table:style-name="ce7">
            <text:p>NY_01498080</text:p>
          </table:table-cell>
          <table:table-cell office:value-type="float" office:value="0.91555555555599999" table:style-name="ce7">
            <text:p>0.915555556</text:p>
          </table:table-cell>
          <table:table-cell office:value-type="float" office:value="158.48839902899999" table:style-name="ce7">
            <text:p>158.488399</text:p>
          </table:table-cell>
          <table:table-cell table:number-columns-repeated="16380"/>
        </table:table-row>
        <table:table-row table:style-name="ro1">
          <table:table-cell office:value-type="float" office:value="1062680" table:style-name="ce7">
            <text:p>1062680</text:p>
          </table:table-cell>
          <table:table-cell office:value-type="string" table:style-name="ce7">
            <text:p>NY_01498087</text:p>
          </table:table-cell>
          <table:table-cell office:value-type="float" office:value="0.84082397003700005" table:style-name="ce7">
            <text:p>0.84082397</text:p>
          </table:table-cell>
          <table:table-cell office:value-type="float" office:value="202.16224408100001" table:style-name="ce7">
            <text:p>202.1622441</text:p>
          </table:table-cell>
          <table:table-cell table:number-columns-repeated="16380"/>
        </table:table-row>
        <table:table-row table:style-name="ro1">
          <table:table-cell office:value-type="float" office:value="1621670" table:style-name="ce7">
            <text:p>1621670</text:p>
          </table:table-cell>
          <table:table-cell office:value-type="string" table:style-name="ce7">
            <text:p>NY_01498090</text:p>
          </table:table-cell>
          <table:table-cell office:value-type="float" office:value="0.72820512820500005" table:style-name="ce7">
            <text:p>0.728205128</text:p>
          </table:table-cell>
          <table:table-cell office:value-type="float" office:value="164.08161711700001" table:style-name="ce7">
            <text:p>164.0816171</text:p>
          </table:table-cell>
          <table:table-cell table:number-columns-repeated="16380"/>
        </table:table-row>
        <table:table-row table:style-name="ro1">
          <table:table-cell office:value-type="float" office:value="1022613" table:style-name="ce7">
            <text:p>1022613</text:p>
          </table:table-cell>
          <table:table-cell office:value-type="string" table:style-name="ce7">
            <text:p>NY_01498098</text:p>
          </table:table-cell>
          <table:table-cell office:value-type="float" office:value="0.900809716599" table:style-name="ce7">
            <text:p>0.900809717</text:p>
          </table:table-cell>
          <table:table-cell office:value-type="float" office:value="143.42502498600001" table:style-name="ce7">
            <text:p>143.425025</text:p>
          </table:table-cell>
          <table:table-cell table:number-columns-repeated="16380"/>
        </table:table-row>
        <table:table-row table:style-name="ro1">
          <table:table-cell office:value-type="float" office:value="847797" table:style-name="ce7">
            <text:p>847797</text:p>
          </table:table-cell>
          <table:table-cell office:value-type="string" table:style-name="ce7">
            <text:p>NY_01498103</text:p>
          </table:table-cell>
          <table:table-cell office:value-type="float" office:value="0.64666666666700001" table:style-name="ce7">
            <text:p>0.646666667</text:p>
          </table:table-cell>
          <table:table-cell office:value-type="float" office:value="152.72532510799999" table:style-name="ce7">
            <text:p>152.7253251</text:p>
          </table:table-cell>
          <table:table-cell table:number-columns-repeated="16380"/>
        </table:table-row>
        <table:table-row table:style-name="ro1">
          <table:table-cell office:value-type="float" office:value="1023232" table:style-name="ce7">
            <text:p>1023232</text:p>
          </table:table-cell>
          <table:table-cell office:value-type="string" table:style-name="ce7">
            <text:p>NY_01498110</text:p>
          </table:table-cell>
          <table:table-cell office:value-type="float" office:value="0.48789571694599998" table:style-name="ce7">
            <text:p>0.487895717</text:p>
          </table:table-cell>
          <table:table-cell office:value-type="float" office:value="160.550783873" table:style-name="ce7">
            <text:p>160.5507839</text:p>
          </table:table-cell>
          <table:table-cell table:number-columns-repeated="16380"/>
        </table:table-row>
        <table:table-row table:style-name="ro1">
          <table:table-cell office:value-type="float" office:value="1498647" table:style-name="ce7">
            <text:p>1498647</text:p>
          </table:table-cell>
          <table:table-cell office:value-type="string" table:style-name="ce7">
            <text:p>NY_01498113</text:p>
          </table:table-cell>
          <table:table-cell office:value-type="float" office:value="0.86923076923099996" table:style-name="ce7">
            <text:p>0.869230769</text:p>
          </table:table-cell>
          <table:table-cell office:value-type="float" office:value="138.951346159" table:style-name="ce7">
            <text:p>138.9513462</text:p>
          </table:table-cell>
          <table:table-cell table:number-columns-repeated="16380"/>
        </table:table-row>
        <table:table-row table:style-name="ro1">
          <table:table-cell office:value-type="float" office:value="976523" table:style-name="ce7">
            <text:p>976523</text:p>
          </table:table-cell>
          <table:table-cell office:value-type="string" table:style-name="ce7">
            <text:p>NY_01498119</text:p>
          </table:table-cell>
          <table:table-cell office:value-type="float" office:value="0.69098712446400001" table:style-name="ce7">
            <text:p>0.690987124</text:p>
          </table:table-cell>
          <table:table-cell office:value-type="float" office:value="148.95161914799999" table:style-name="ce7">
            <text:p>148.9516191</text:p>
          </table:table-cell>
          <table:table-cell table:number-columns-repeated="16380"/>
        </table:table-row>
        <table:table-row table:style-name="ro1">
          <table:table-cell office:value-type="float" office:value="1376253" table:style-name="ce7">
            <text:p>1376253</text:p>
          </table:table-cell>
          <table:table-cell office:value-type="string" table:style-name="ce7">
            <text:p>NY_01498124</text:p>
          </table:table-cell>
          <table:table-cell office:value-type="float" office:value="0.71332436070000005" table:style-name="ce7">
            <text:p>0.713324361</text:p>
          </table:table-cell>
          <table:table-cell office:value-type="float" office:value="140.09490799899999" table:style-name="ce7">
            <text:p>140.094908</text:p>
          </table:table-cell>
          <table:table-cell table:number-columns-repeated="16380"/>
        </table:table-row>
        <table:table-row table:style-name="ro1">
          <table:table-cell office:value-type="float" office:value="1577634" table:style-name="ce7">
            <text:p>1577634</text:p>
          </table:table-cell>
          <table:table-cell office:value-type="string" table:style-name="ce7">
            <text:p>NY_01498127</text:p>
          </table:table-cell>
          <table:table-cell office:value-type="float" office:value="0.83371824480400003" table:style-name="ce7">
            <text:p>0.833718245</text:p>
          </table:table-cell>
          <table:table-cell office:value-type="float" office:value="149.420126915" table:style-name="ce7">
            <text:p>149.4201269</text:p>
          </table:table-cell>
          <table:table-cell table:number-columns-repeated="16380"/>
        </table:table-row>
        <table:table-row table:style-name="ro1">
          <table:table-cell office:value-type="float" office:value="901354" table:style-name="ce7">
            <text:p>901354</text:p>
          </table:table-cell>
          <table:table-cell office:value-type="string" table:style-name="ce7">
            <text:p>NY_01498134</text:p>
          </table:table-cell>
          <table:table-cell office:value-type="float" office:value="0.79265091863500003" table:style-name="ce7">
            <text:p>0.792650919</text:p>
          </table:table-cell>
          <table:table-cell office:value-type="float" office:value="140.88985800699999" table:style-name="ce7">
            <text:p>140.889858</text:p>
          </table:table-cell>
          <table:table-cell table:number-columns-repeated="16380"/>
        </table:table-row>
        <table:table-row table:style-name="ro1">
          <table:table-cell office:value-type="float" office:value="930870" table:style-name="ce7">
            <text:p>930870</text:p>
          </table:table-cell>
          <table:table-cell office:value-type="string" table:style-name="ce7">
            <text:p>NY_01498139</text:p>
          </table:table-cell>
          <table:table-cell office:value-type="float" office:value="0.93696275071599999" table:style-name="ce7">
            <text:p>0.936962751</text:p>
          </table:table-cell>
          <table:table-cell office:value-type="float" office:value="111.591819048" table:style-name="ce7">
            <text:p>111.591819</text:p>
          </table:table-cell>
          <table:table-cell table:number-columns-repeated="16380"/>
        </table:table-row>
        <table:table-row table:style-name="ro1">
          <table:table-cell office:value-type="float" office:value="859826" table:style-name="ce7">
            <text:p>859826</text:p>
          </table:table-cell>
          <table:table-cell office:value-type="string" table:style-name="ce7">
            <text:p>NY_01498142</text:p>
          </table:table-cell>
          <table:table-cell office:value-type="float" office:value="0.64028776978400004" table:style-name="ce7">
            <text:p>0.64028777</text:p>
          </table:table-cell>
          <table:table-cell office:value-type="float" office:value="155.03406119300001" table:style-name="ce7">
            <text:p>155.0340612</text:p>
          </table:table-cell>
          <table:table-cell table:number-columns-repeated="16380"/>
        </table:table-row>
        <table:table-row table:style-name="ro1">
          <table:table-cell office:value-type="float" office:value="1327395" table:style-name="ce7">
            <text:p>1327395</text:p>
          </table:table-cell>
          <table:table-cell office:value-type="string" table:style-name="ce7">
            <text:p>NY_01498144</text:p>
          </table:table-cell>
          <table:table-cell office:value-type="float" office:value="0.80967402734000005" table:style-name="ce7">
            <text:p>0.809674027</text:p>
          </table:table-cell>
          <table:table-cell office:value-type="float" office:value="147.374927998" table:style-name="ce7">
            <text:p>147.374928</text:p>
          </table:table-cell>
          <table:table-cell table:number-columns-repeated="16380"/>
        </table:table-row>
        <table:table-row table:style-name="ro1">
          <table:table-cell office:value-type="float" office:value="1019363" table:style-name="ce7">
            <text:p>1019363</text:p>
          </table:table-cell>
          <table:table-cell office:value-type="string" table:style-name="ce7">
            <text:p>NY_01498155</text:p>
          </table:table-cell>
          <table:table-cell office:value-type="float" office:value="0.75445544554499999" table:style-name="ce7">
            <text:p>0.754455446</text:p>
          </table:table-cell>
          <table:table-cell office:value-type="float" office:value="174.326508045" table:style-name="ce7">
            <text:p>174.326508</text:p>
          </table:table-cell>
          <table:table-cell table:number-columns-repeated="16380"/>
        </table:table-row>
        <table:table-row table:style-name="ro1">
          <table:table-cell office:value-type="float" office:value="877729" table:style-name="ce7">
            <text:p>877729</text:p>
          </table:table-cell>
          <table:table-cell office:value-type="string" table:style-name="ce7">
            <text:p>NY_01498166</text:p>
          </table:table-cell>
          <table:table-cell office:value-type="float" office:value="0.83724569640099999" table:style-name="ce7">
            <text:p>0.837245696</text:p>
          </table:table-cell>
          <table:table-cell office:value-type="float" office:value="148.34347319599999" table:style-name="ce7">
            <text:p>148.3434732</text:p>
          </table:table-cell>
          <table:table-cell table:number-columns-repeated="16380"/>
        </table:table-row>
        <table:table-row table:style-name="ro1">
          <table:table-cell office:value-type="float" office:value="1023718" table:style-name="ce7">
            <text:p>1023718</text:p>
          </table:table-cell>
          <table:table-cell office:value-type="string" table:style-name="ce7">
            <text:p>NY_01498168</text:p>
          </table:table-cell>
          <table:table-cell office:value-type="float" office:value="0.79594594594599999" table:style-name="ce7">
            <text:p>0.795945946</text:p>
          </table:table-cell>
          <table:table-cell office:value-type="float" office:value="172.57896590199999" table:style-name="ce7">
            <text:p>172.5789659</text:p>
          </table:table-cell>
          <table:table-cell table:number-columns-repeated="16380"/>
        </table:table-row>
        <table:table-row table:style-name="ro1">
          <table:table-cell office:value-type="float" office:value="903805" table:style-name="ce7">
            <text:p>903805</text:p>
          </table:table-cell>
          <table:table-cell office:value-type="string" table:style-name="ce7">
            <text:p>NY_01498171</text:p>
          </table:table-cell>
          <table:table-cell office:value-type="float" office:value="0.578260869565" table:style-name="ce7">
            <text:p>0.57826087</text:p>
          </table:table-cell>
          <table:table-cell office:value-type="float" office:value="155.91437816600001" table:style-name="ce7">
            <text:p>155.9143782</text:p>
          </table:table-cell>
          <table:table-cell table:number-columns-repeated="16380"/>
        </table:table-row>
        <table:table-row table:style-name="ro1">
          <table:table-cell office:value-type="float" office:value="1086370" table:style-name="ce7">
            <text:p>1086370</text:p>
          </table:table-cell>
          <table:table-cell office:value-type="string" table:style-name="ce7">
            <text:p>NY_01498176</text:p>
          </table:table-cell>
          <table:table-cell office:value-type="float" office:value="0.79487179487199999" table:style-name="ce7">
            <text:p>0.794871795</text:p>
          </table:table-cell>
          <table:table-cell office:value-type="float" office:value="156.086488962" table:style-name="ce7">
            <text:p>156.086489</text:p>
          </table:table-cell>
          <table:table-cell table:number-columns-repeated="16380"/>
        </table:table-row>
        <table:table-row table:style-name="ro1">
          <table:table-cell office:value-type="float" office:value="985545" table:style-name="ce7">
            <text:p>985545</text:p>
          </table:table-cell>
          <table:table-cell office:value-type="string" table:style-name="ce7">
            <text:p>NY_01498186</text:p>
          </table:table-cell>
          <table:table-cell office:value-type="float" office:value="0.82282793867100001" table:style-name="ce7">
            <text:p>0.822827939</text:p>
          </table:table-cell>
          <table:table-cell office:value-type="float" office:value="153.243840933" table:style-name="ce7">
            <text:p>153.2438409</text:p>
          </table:table-cell>
          <table:table-cell table:number-columns-repeated="16380"/>
        </table:table-row>
        <table:table-row table:style-name="ro1">
          <table:table-cell office:value-type="float" office:value="861083" table:style-name="ce7">
            <text:p>861083</text:p>
          </table:table-cell>
          <table:table-cell office:value-type="string" table:style-name="ce7">
            <text:p>NY_01498191</text:p>
          </table:table-cell>
          <table:table-cell office:value-type="float" office:value="0.541254125413" table:style-name="ce7">
            <text:p>0.541254125</text:p>
          </table:table-cell>
          <table:table-cell office:value-type="float" office:value="140.31830811500001" table:style-name="ce7">
            <text:p>140.3183081</text:p>
          </table:table-cell>
          <table:table-cell table:number-columns-repeated="16380"/>
        </table:table-row>
        <table:table-row table:style-name="ro1">
          <table:table-cell office:value-type="float" office:value="1005172" table:style-name="ce7">
            <text:p>1005172</text:p>
          </table:table-cell>
          <table:table-cell office:value-type="string" table:style-name="ce7">
            <text:p>NY_01498198</text:p>
          </table:table-cell>
          <table:table-cell office:value-type="float" office:value="0.82026768642400005" table:style-name="ce7">
            <text:p>0.820267686</text:p>
          </table:table-cell>
          <table:table-cell office:value-type="float" office:value="154.10634994500001" table:style-name="ce7">
            <text:p>154.1063499</text:p>
          </table:table-cell>
          <table:table-cell table:number-columns-repeated="16380"/>
        </table:table-row>
        <table:table-row table:number-rows-repeated="1048475" table:style-name="ro1">
          <table:table-cell table:number-columns-repeated="16384"/>
        </table:table-row>
      </table:table>
      <table:table table:name="lichens" table:style-name="ta1">
        <table:table-column table:style-name="co12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3" table:default-cell-style-name="ce2"/>
        <table:table-column table:style-name="co11" table:number-columns-repeated="16376" table:default-cell-style-name="ce1"/>
        <table:table-row table:style-name="ro1">
          <table:table-cell office:value-type="string" table:style-name="ce5">
            <text:p>Img.Size</text:p>
          </table:table-cell>
          <table:table-cell office:value-type="string" table:style-name="ce5">
            <text:p>Filename</text:p>
          </table:table-cell>
          <table:table-cell office:value-type="string" table:style-name="ce5">
            <text:p>NDLd</text:p>
          </table:table-cell>
          <table:table-cell office:value-type="string" table:style-name="ce5">
            <text:p>Exec.Time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26938" table:style-name="ce7">
            <text:p>126938</text:p>
          </table:table-cell>
          <table:table-cell office:value-type="string" table:style-name="ce7">
            <text:p>NY01075759_lg</text:p>
          </table:table-cell>
          <table:table-cell office:value-type="float" office:value="0.149553571429" table:style-name="ce7">
            <text:p>0.149553571</text:p>
          </table:table-cell>
          <table:table-cell office:value-type="float" office:value="33.508324146299998" table:style-name="ce7">
            <text:p>33.50832415</text:p>
          </table:table-cell>
          <table:table-cell table:number-columns-repeated="3" table:style-name="ce1"/>
          <table:table-cell office:value-type="string" table:style-name="ce5">
            <text:p>NDLd</text:p>
          </table:table-cell>
          <table:table-cell office:value-type="string" table:style-name="ce5">
            <text:p>Img.Size</text:p>
          </table:table-cell>
          <table:table-cell office:value-type="string" table:style-name="ce5">
            <text:p>Exec.Time</text:p>
          </table:table-cell>
          <table:table-cell table:number-columns-repeated="16374"/>
        </table:table-row>
        <table:table-row table:style-name="ro1">
          <table:table-cell office:value-type="float" office:value="116899" table:style-name="ce7">
            <text:p>116899</text:p>
          </table:table-cell>
          <table:table-cell office:value-type="string" table:style-name="ce7">
            <text:p>NY01075760_lg</text:p>
          </table:table-cell>
          <table:table-cell office:value-type="float" office:value="0.18655097613900001" table:style-name="ce7">
            <text:p>0.186550976</text:p>
          </table:table-cell>
          <table:table-cell office:value-type="float" office:value="29.4834420681" table:style-name="ce7">
            <text:p>29.48344207</text:p>
          </table:table-cell>
          <table:table-cell table:number-columns-repeated="2" table:style-name="ce1"/>
          <table:table-cell office:value-type="string" table:style-name="ce10">
            <text:p>Min</text:p>
          </table:table-cell>
          <table:table-cell office:value-type="float" office:value="9.9715099715099995E-2" table:formula="of:=MIN([.C2:.C201])" table:style-name="ce9">
            <text:p>0.0997151</text:p>
          </table:table-cell>
          <table:table-cell office:value-type="float" office:value="80519" table:formula="of:=MIN([.A2:.A201])" table:style-name="ce9">
            <text:p>80519</text:p>
          </table:table-cell>
          <table:table-cell office:value-type="float" office:value="20.160971880000002" table:formula="of:=MIN([.D2:.D201])" table:style-name="ce9">
            <text:p>20.16097188</text:p>
          </table:table-cell>
          <table:table-cell table:number-columns-repeated="16374"/>
        </table:table-row>
        <table:table-row table:style-name="ro1">
          <table:table-cell office:value-type="float" office:value="131653" table:style-name="ce7">
            <text:p>131653</text:p>
          </table:table-cell>
          <table:table-cell office:value-type="string" table:style-name="ce7">
            <text:p>NY01075761_lg</text:p>
          </table:table-cell>
          <table:table-cell office:value-type="float" office:value="0.17326732673299999" table:style-name="ce7">
            <text:p>0.173267327</text:p>
          </table:table-cell>
          <table:table-cell office:value-type="float" office:value="24.685408115400001" table:style-name="ce7">
            <text:p>24.68540812</text:p>
          </table:table-cell>
          <table:table-cell table:number-columns-repeated="2" table:style-name="ce1"/>
          <table:table-cell office:value-type="string" table:style-name="ce10">
            <text:p>Q1</text:p>
          </table:table-cell>
          <table:table-cell office:value-type="float" office:value="0.22695466394899999" table:formula="of:=QUARTILE([.C2:.C201];1)" table:style-name="ce9">
            <text:p>0.226954664</text:p>
          </table:table-cell>
          <table:table-cell office:value-type="float" office:value="118060.75" table:formula="of:=QUARTILE([.A2:.A201];1)" table:style-name="ce9">
            <text:p>118060.75</text:p>
          </table:table-cell>
          <table:table-cell office:value-type="float" office:value="26.099949657899998" table:formula="of:=QUARTILE([.D2:.D201];1)" table:style-name="ce9">
            <text:p>26.09994966</text:p>
          </table:table-cell>
          <table:table-cell table:number-columns-repeated="16374"/>
        </table:table-row>
        <table:table-row table:style-name="ro1">
          <table:table-cell office:value-type="float" office:value="123828" table:style-name="ce7">
            <text:p>123828</text:p>
          </table:table-cell>
          <table:table-cell office:value-type="string" table:style-name="ce7">
            <text:p>NY01075762_lg</text:p>
          </table:table-cell>
          <table:table-cell office:value-type="float" office:value="0.21199143469000001" table:style-name="ce7">
            <text:p>0.211991435</text:p>
          </table:table-cell>
          <table:table-cell office:value-type="float" office:value="26.011389017100001" table:style-name="ce7">
            <text:p>26.01138902</text:p>
          </table:table-cell>
          <table:table-cell table:number-columns-repeated="2" table:style-name="ce1"/>
          <table:table-cell office:value-type="string" table:style-name="ce10">
            <text:p>Median</text:p>
          </table:table-cell>
          <table:table-cell office:value-type="float" office:value="0.3305536962665" table:formula="of:=MEDIAN([.C2:.C201])" table:style-name="ce9">
            <text:p>0.330553696</text:p>
          </table:table-cell>
          <table:table-cell office:value-type="float" office:value="161350.5" table:formula="of:=MEDIAN([.A2:.A201])" table:style-name="ce9">
            <text:p>161350.5</text:p>
          </table:table-cell>
          <table:table-cell office:value-type="float" office:value="29.7382804155" table:formula="of:=MEDIAN([.D2:.D201])" table:style-name="ce9">
            <text:p>29.73828042</text:p>
          </table:table-cell>
          <table:table-cell table:number-columns-repeated="16374"/>
        </table:table-row>
        <table:table-row table:style-name="ro1">
          <table:table-cell office:value-type="float" office:value="104203" table:style-name="ce7">
            <text:p>104203</text:p>
          </table:table-cell>
          <table:table-cell office:value-type="string" table:style-name="ce7">
            <text:p>NY01075763_lg</text:p>
          </table:table-cell>
          <table:table-cell office:value-type="float" office:value="0.15107913669100001" table:style-name="ce7">
            <text:p>0.151079137</text:p>
          </table:table-cell>
          <table:table-cell office:value-type="float" office:value="22.376219034199998" table:style-name="ce7">
            <text:p>22.37621903</text:p>
          </table:table-cell>
          <table:table-cell table:number-columns-repeated="2" table:style-name="ce1"/>
          <table:table-cell office:value-type="string" table:style-name="ce10">
            <text:p>Q3</text:p>
          </table:table-cell>
          <table:table-cell office:value-type="float" office:value="0.47458919873700001" table:formula="of:=QUARTILE([.C2:.C201];3)" table:style-name="ce9">
            <text:p>0.474589199</text:p>
          </table:table-cell>
          <table:table-cell office:value-type="float" office:value="184320.5" table:formula="of:=QUARTILE([.A2:.A201];3)" table:style-name="ce9">
            <text:p>184320.5</text:p>
          </table:table-cell>
          <table:table-cell office:value-type="float" office:value="34.731738269300003" table:formula="of:=QUARTILE([.D2:.D201];3)" table:style-name="ce9">
            <text:p>34.73173827</text:p>
          </table:table-cell>
          <table:table-cell table:number-columns-repeated="16374"/>
        </table:table-row>
        <table:table-row table:style-name="ro1">
          <table:table-cell office:value-type="float" office:value="142740" table:style-name="ce7">
            <text:p>142740</text:p>
          </table:table-cell>
          <table:table-cell office:value-type="string" table:style-name="ce7">
            <text:p>NY01075764_lg</text:p>
          </table:table-cell>
          <table:table-cell office:value-type="float" office:value="0.16891891891899999" table:style-name="ce7">
            <text:p>0.168918919</text:p>
          </table:table-cell>
          <table:table-cell office:value-type="float" office:value="35.530959844599998" table:style-name="ce7">
            <text:p>35.53095984</text:p>
          </table:table-cell>
          <table:table-cell table:number-columns-repeated="2" table:style-name="ce1"/>
          <table:table-cell office:value-type="string" table:style-name="ce10">
            <text:p>Max</text:p>
          </table:table-cell>
          <table:table-cell office:value-type="float" office:value="0.89767441860499997" table:formula="of:=MAX([.C2:.C201])" table:style-name="ce9">
            <text:p>0.897674419</text:p>
          </table:table-cell>
          <table:table-cell office:value-type="float" office:value="343621" table:formula="of:=MAX([.A2:.A201])" table:style-name="ce9">
            <text:p>343621</text:p>
          </table:table-cell>
          <table:table-cell office:value-type="float" office:value="52.145146131499999" table:formula="of:=MAX([.D2:.D201])" table:style-name="ce9">
            <text:p>52.14514613</text:p>
          </table:table-cell>
          <table:table-cell table:number-columns-repeated="16374"/>
        </table:table-row>
        <table:table-row table:style-name="ro1">
          <table:table-cell office:value-type="float" office:value="99131" table:style-name="ce7">
            <text:p>99131</text:p>
          </table:table-cell>
          <table:table-cell office:value-type="string" table:style-name="ce7">
            <text:p>NY01075765_lg</text:p>
          </table:table-cell>
          <table:table-cell office:value-type="float" office:value="0.15178571428599999" table:style-name="ce7">
            <text:p>0.151785714</text:p>
          </table:table-cell>
          <table:table-cell office:value-type="float" office:value="28.635387897499999" table:style-name="ce7">
            <text:p>28.6353879</text:p>
          </table:table-cell>
          <table:table-cell table:number-columns-repeated="3" table:style-name="ce1"/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float" office:value="115635" table:style-name="ce7">
            <text:p>115635</text:p>
          </table:table-cell>
          <table:table-cell office:value-type="string" table:style-name="ce7">
            <text:p>NY01075766_lg</text:p>
          </table:table-cell>
          <table:table-cell office:value-type="float" office:value="0.53255813953499997" table:style-name="ce7">
            <text:p>0.53255814</text:p>
          </table:table-cell>
          <table:table-cell office:value-type="float" office:value="25.415669918100001" table:style-name="ce7">
            <text:p>25.41566992</text:p>
          </table:table-cell>
          <table:table-cell table:number-columns-repeated="2" table:style-name="ce1"/>
          <table:table-cell office:value-type="string" table:style-name="ce10">
            <text:p>Avg</text:p>
          </table:table-cell>
          <table:table-cell office:value-type="float" office:value="0.35952319573232555" table:formula="of:=AVERAGE([.C2:.C201])" table:style-name="ce9">
            <text:p>0.359523196</text:p>
          </table:table-cell>
          <table:table-cell office:value-type="float" office:value="156429.345" table:formula="of:=AVERAGE([.A2:.A201])" table:style-name="ce9">
            <text:p>156429.345</text:p>
          </table:table-cell>
          <table:table-cell office:value-type="float" office:value="30.458250381946499" table:formula="of:=AVERAGE([.D2:.D201])" table:style-name="ce9">
            <text:p>30.45825038</text:p>
          </table:table-cell>
          <table:table-cell table:number-columns-repeated="16374"/>
        </table:table-row>
        <table:table-row table:style-name="ro1">
          <table:table-cell office:value-type="float" office:value="105775" table:style-name="ce7">
            <text:p>105775</text:p>
          </table:table-cell>
          <table:table-cell office:value-type="string" table:style-name="ce7">
            <text:p>NY01075767_lg</text:p>
          </table:table-cell>
          <table:table-cell office:value-type="float" office:value="0.34333333333299998" table:style-name="ce7">
            <text:p>0.343333333</text:p>
          </table:table-cell>
          <table:table-cell office:value-type="float" office:value="33.355324983599999" table:style-name="ce7">
            <text:p>33.35532498</text:p>
          </table:table-cell>
          <table:table-cell table:style-name="ce1">
            <draw:frame draw:z-index="1" draw:id="id6" draw:style-name="a6" draw:name="Chart 1" svg:x="0.35in" svg:y="0.1333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9419" table:style-name="ce7">
            <text:p>109419</text:p>
          </table:table-cell>
          <table:table-cell office:value-type="string" table:style-name="ce7">
            <text:p>NY01075768_lg</text:p>
          </table:table-cell>
          <table:table-cell office:value-type="float" office:value="0.221635883905" table:style-name="ce7">
            <text:p>0.221635884</text:p>
          </table:table-cell>
          <table:table-cell office:value-type="float" office:value="27.7004349232" table:style-name="ce7">
            <text:p>27.70043492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9098" table:style-name="ce7">
            <text:p>109098</text:p>
          </table:table-cell>
          <table:table-cell office:value-type="string" table:style-name="ce7">
            <text:p>NY01075769_lg</text:p>
          </table:table-cell>
          <table:table-cell office:value-type="float" office:value="0.22054380664699999" table:style-name="ce7">
            <text:p>0.220543807</text:p>
          </table:table-cell>
          <table:table-cell office:value-type="float" office:value="36.734447956099999" table:style-name="ce7">
            <text:p>36.73444796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28730" table:style-name="ce7">
            <text:p>128730</text:p>
          </table:table-cell>
          <table:table-cell office:value-type="string" table:style-name="ce7">
            <text:p>NY01075770_lg</text:p>
          </table:table-cell>
          <table:table-cell office:value-type="float" office:value="0.35825545171299999" table:style-name="ce7">
            <text:p>0.358255452</text:p>
          </table:table-cell>
          <table:table-cell office:value-type="float" office:value="30.045224905000001" table:style-name="ce7">
            <text:p>30.04522491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25736" table:style-name="ce7">
            <text:p>125736</text:p>
          </table:table-cell>
          <table:table-cell office:value-type="string" table:style-name="ce7">
            <text:p>NY01075771_lg</text:p>
          </table:table-cell>
          <table:table-cell office:value-type="float" office:value="0.18893129771" table:style-name="ce7">
            <text:p>0.188931298</text:p>
          </table:table-cell>
          <table:table-cell office:value-type="float" office:value="26.567726135299999" table:style-name="ce7">
            <text:p>26.56772614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5777" table:style-name="ce7">
            <text:p>105777</text:p>
          </table:table-cell>
          <table:table-cell office:value-type="string" table:style-name="ce7">
            <text:p>NY01075773_lg</text:p>
          </table:table-cell>
          <table:table-cell office:value-type="float" office:value="0.145762711864" table:style-name="ce7">
            <text:p>0.145762712</text:p>
          </table:table-cell>
          <table:table-cell office:value-type="float" office:value="37.689348936099996" table:style-name="ce7">
            <text:p>37.68934894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14309" table:style-name="ce7">
            <text:p>114309</text:p>
          </table:table-cell>
          <table:table-cell office:value-type="string" table:style-name="ce7">
            <text:p>NY01075774_lg</text:p>
          </table:table-cell>
          <table:table-cell office:value-type="float" office:value="0.39917695473300002" table:style-name="ce7">
            <text:p>0.399176955</text:p>
          </table:table-cell>
          <table:table-cell office:value-type="float" office:value="33.902755022000001" table:style-name="ce7">
            <text:p>33.90275502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12689" table:style-name="ce7">
            <text:p>112689</text:p>
          </table:table-cell>
          <table:table-cell office:value-type="string" table:style-name="ce7">
            <text:p>NY01075775_lg</text:p>
          </table:table-cell>
          <table:table-cell office:value-type="float" office:value="0.19345238095200001" table:style-name="ce7">
            <text:p>0.193452381</text:p>
          </table:table-cell>
          <table:table-cell office:value-type="float" office:value="25.713714122799999" table:style-name="ce7">
            <text:p>25.71371412</text:p>
          </table:table-cell>
          <table:table-cell table:number-columns-repeated="16380"/>
        </table:table-row>
        <table:table-row table:style-name="ro1">
          <table:table-cell office:value-type="float" office:value="118250" table:style-name="ce7">
            <text:p>118250</text:p>
          </table:table-cell>
          <table:table-cell office:value-type="string" table:style-name="ce7">
            <text:p>NY01075776_lg</text:p>
          </table:table-cell>
          <table:table-cell office:value-type="float" office:value="0.21468926553699999" table:style-name="ce7">
            <text:p>0.214689266</text:p>
          </table:table-cell>
          <table:table-cell office:value-type="float" office:value="26.132292985900001" table:style-name="ce7">
            <text:p>26.13229299</text:p>
          </table:table-cell>
          <table:table-cell table:number-columns-repeated="16380"/>
        </table:table-row>
        <table:table-row table:style-name="ro1">
          <table:table-cell office:value-type="float" office:value="114107" table:style-name="ce7">
            <text:p>114107</text:p>
          </table:table-cell>
          <table:table-cell office:value-type="string" table:style-name="ce7">
            <text:p>NY01075777_lg</text:p>
          </table:table-cell>
          <table:table-cell office:value-type="float" office:value="0.16293929712499999" table:style-name="ce7">
            <text:p>0.162939297</text:p>
          </table:table-cell>
          <table:table-cell office:value-type="float" office:value="28.996967792500001" table:style-name="ce7">
            <text:p>28.99696779</text:p>
          </table:table-cell>
          <table:table-cell table:number-columns-repeated="16380"/>
        </table:table-row>
        <table:table-row table:style-name="ro1">
          <table:table-cell office:value-type="float" office:value="109020" table:style-name="ce7">
            <text:p>109020</text:p>
          </table:table-cell>
          <table:table-cell office:value-type="string" table:style-name="ce7">
            <text:p>NY01075779_lg</text:p>
          </table:table-cell>
          <table:table-cell office:value-type="float" office:value="0.136150234742" table:style-name="ce7">
            <text:p>0.136150235</text:p>
          </table:table-cell>
          <table:table-cell office:value-type="float" office:value="27.947392940499999" table:style-name="ce7">
            <text:p>27.94739294</text:p>
          </table:table-cell>
          <table:table-cell table:number-columns-repeated="16380"/>
        </table:table-row>
        <table:table-row table:style-name="ro1">
          <table:table-cell office:value-type="float" office:value="117142" table:style-name="ce7">
            <text:p>117142</text:p>
          </table:table-cell>
          <table:table-cell office:value-type="string" table:style-name="ce7">
            <text:p>NY01075780_lg</text:p>
          </table:table-cell>
          <table:table-cell office:value-type="float" office:value="0.19034090909099999" table:style-name="ce7">
            <text:p>0.190340909</text:p>
          </table:table-cell>
          <table:table-cell office:value-type="float" office:value="33.315804004699999" table:style-name="ce7">
            <text:p>33.315804</text:p>
          </table:table-cell>
          <table:table-cell table:number-columns-repeated="16380"/>
        </table:table-row>
        <table:table-row table:style-name="ro1">
          <table:table-cell office:value-type="float" office:value="123074" table:style-name="ce7">
            <text:p>123074</text:p>
          </table:table-cell>
          <table:table-cell office:value-type="string" table:style-name="ce7">
            <text:p>NY01075781_lg</text:p>
          </table:table-cell>
          <table:table-cell office:value-type="float" office:value="0.16962025316500001" table:style-name="ce7">
            <text:p>0.169620253</text:p>
          </table:table-cell>
          <table:table-cell office:value-type="float" office:value="27.177278041800001" table:style-name="ce7">
            <text:p>27.17727804</text:p>
          </table:table-cell>
          <table:table-cell table:number-columns-repeated="16380"/>
        </table:table-row>
        <table:table-row table:style-name="ro1">
          <table:table-cell office:value-type="float" office:value="106397" table:style-name="ce7">
            <text:p>106397</text:p>
          </table:table-cell>
          <table:table-cell office:value-type="string" table:style-name="ce7">
            <text:p>NY01075782_lg</text:p>
          </table:table-cell>
          <table:table-cell office:value-type="float" office:value="0.34074074074100003" table:style-name="ce7">
            <text:p>0.340740741</text:p>
          </table:table-cell>
          <table:table-cell office:value-type="float" office:value="37.714596033100001" table:style-name="ce7">
            <text:p>37.71459603</text:p>
          </table:table-cell>
          <table:table-cell table:number-columns-repeated="16380"/>
        </table:table-row>
        <table:table-row table:style-name="ro1">
          <table:table-cell office:value-type="float" office:value="128799" table:style-name="ce7">
            <text:p>128799</text:p>
          </table:table-cell>
          <table:table-cell office:value-type="string" table:style-name="ce7">
            <text:p>NY01075785_lg</text:p>
          </table:table-cell>
          <table:table-cell office:value-type="float" office:value="0.224242424242" table:style-name="ce7">
            <text:p>0.224242424</text:p>
          </table:table-cell>
          <table:table-cell office:value-type="float" office:value="43.002223968499997" table:style-name="ce7">
            <text:p>43.00222397</text:p>
          </table:table-cell>
          <table:table-cell table:number-columns-repeated="16380"/>
        </table:table-row>
        <table:table-row table:style-name="ro1">
          <table:table-cell office:value-type="float" office:value="103834" table:style-name="ce7">
            <text:p>103834</text:p>
          </table:table-cell>
          <table:table-cell office:value-type="string" table:style-name="ce7">
            <text:p>NY01075786_lg</text:p>
          </table:table-cell>
          <table:table-cell office:value-type="float" office:value="0.23708206686899999" table:style-name="ce7">
            <text:p>0.237082067</text:p>
          </table:table-cell>
          <table:table-cell office:value-type="float" office:value="25.818720102299999" table:style-name="ce7">
            <text:p>25.8187201</text:p>
          </table:table-cell>
          <table:table-cell table:number-columns-repeated="16380"/>
        </table:table-row>
        <table:table-row table:style-name="ro1">
          <table:table-cell office:value-type="float" office:value="87474" table:style-name="ce7">
            <text:p>87474</text:p>
          </table:table-cell>
          <table:table-cell office:value-type="string" table:style-name="ce7">
            <text:p>NY01075787_lg</text:p>
          </table:table-cell>
          <table:table-cell office:value-type="float" office:value="0.22629969419000001" table:style-name="ce7">
            <text:p>0.226299694</text:p>
          </table:table-cell>
          <table:table-cell office:value-type="float" office:value="24.344925880400002" table:style-name="ce7">
            <text:p>24.34492588</text:p>
          </table:table-cell>
          <table:table-cell table:number-columns-repeated="16380"/>
        </table:table-row>
        <table:table-row table:style-name="ro1">
          <table:table-cell office:value-type="float" office:value="104965" table:style-name="ce7">
            <text:p>104965</text:p>
          </table:table-cell>
          <table:table-cell office:value-type="string" table:style-name="ce7">
            <text:p>NY01075788_lg</text:p>
          </table:table-cell>
          <table:table-cell office:value-type="float" office:value="0.178571428571" table:style-name="ce7">
            <text:p>0.178571429</text:p>
          </table:table-cell>
          <table:table-cell office:value-type="float" office:value="24.2762918472" table:style-name="ce7">
            <text:p>24.27629185</text:p>
          </table:table-cell>
          <table:table-cell table:number-columns-repeated="16380"/>
        </table:table-row>
        <table:table-row table:style-name="ro1">
          <table:table-cell office:value-type="float" office:value="118080" table:style-name="ce7">
            <text:p>118080</text:p>
          </table:table-cell>
          <table:table-cell office:value-type="string" table:style-name="ce7">
            <text:p>NY01075789_lg</text:p>
          </table:table-cell>
          <table:table-cell office:value-type="float" office:value="0.17333333333299999" table:style-name="ce7">
            <text:p>0.173333333</text:p>
          </table:table-cell>
          <table:table-cell office:value-type="float" office:value="30.744269132599999" table:style-name="ce7">
            <text:p>30.74426913</text:p>
          </table:table-cell>
          <table:table-cell table:number-columns-repeated="16380"/>
        </table:table-row>
        <table:table-row table:style-name="ro1">
          <table:table-cell office:value-type="float" office:value="107076" table:style-name="ce7">
            <text:p>107076</text:p>
          </table:table-cell>
          <table:table-cell office:value-type="string" table:style-name="ce7">
            <text:p>NY01075790_lg</text:p>
          </table:table-cell>
          <table:table-cell office:value-type="float" office:value="0.44351464435100002" table:style-name="ce7">
            <text:p>0.443514644</text:p>
          </table:table-cell>
          <table:table-cell office:value-type="float" office:value="36.440251111999999" table:style-name="ce7">
            <text:p>36.44025111</text:p>
          </table:table-cell>
          <table:table-cell table:number-columns-repeated="16380"/>
        </table:table-row>
        <table:table-row table:style-name="ro1">
          <table:table-cell office:value-type="float" office:value="80519" table:style-name="ce7">
            <text:p>80519</text:p>
          </table:table-cell>
          <table:table-cell office:value-type="string" table:style-name="ce7">
            <text:p>NY01075791_lg</text:p>
          </table:table-cell>
          <table:table-cell office:value-type="float" office:value="0.47933884297500001" table:style-name="ce7">
            <text:p>0.479338843</text:p>
          </table:table-cell>
          <table:table-cell office:value-type="float" office:value="35.741708040200002" table:style-name="ce7">
            <text:p>35.74170804</text:p>
          </table:table-cell>
          <table:table-cell table:number-columns-repeated="16380"/>
        </table:table-row>
        <table:table-row table:style-name="ro1">
          <table:table-cell office:value-type="float" office:value="98948" table:style-name="ce7">
            <text:p>98948</text:p>
          </table:table-cell>
          <table:table-cell office:value-type="string" table:style-name="ce7">
            <text:p>NY01075792_lg</text:p>
          </table:table-cell>
          <table:table-cell office:value-type="float" office:value="0.19112627986299999" table:style-name="ce7">
            <text:p>0.19112628</text:p>
          </table:table-cell>
          <table:table-cell office:value-type="float" office:value="26.3532190323" table:style-name="ce7">
            <text:p>26.35321903</text:p>
          </table:table-cell>
          <table:table-cell table:number-columns-repeated="16380"/>
        </table:table-row>
        <table:table-row table:style-name="ro1">
          <table:table-cell office:value-type="float" office:value="129230" table:style-name="ce7">
            <text:p>129230</text:p>
          </table:table-cell>
          <table:table-cell office:value-type="string" table:style-name="ce7">
            <text:p>NY01075794_lg</text:p>
          </table:table-cell>
          <table:table-cell office:value-type="float" office:value="0.315112540193" table:style-name="ce7">
            <text:p>0.31511254</text:p>
          </table:table-cell>
          <table:table-cell office:value-type="float" office:value="27.8280208111" table:style-name="ce7">
            <text:p>27.82802081</text:p>
          </table:table-cell>
          <table:table-cell table:number-columns-repeated="16380"/>
        </table:table-row>
        <table:table-row table:style-name="ro1">
          <table:table-cell office:value-type="float" office:value="129004" table:style-name="ce7">
            <text:p>129004</text:p>
          </table:table-cell>
          <table:table-cell office:value-type="string" table:style-name="ce7">
            <text:p>NY01075795_lg</text:p>
          </table:table-cell>
          <table:table-cell office:value-type="float" office:value="0.52586206896599996" table:style-name="ce7">
            <text:p>0.525862069</text:p>
          </table:table-cell>
          <table:table-cell office:value-type="float" office:value="32.910305023200003" table:style-name="ce7">
            <text:p>32.91030502</text:p>
          </table:table-cell>
          <table:table-cell table:number-columns-repeated="16380"/>
        </table:table-row>
        <table:table-row table:style-name="ro1">
          <table:table-cell office:value-type="float" office:value="107000" table:style-name="ce7">
            <text:p>107000</text:p>
          </table:table-cell>
          <table:table-cell office:value-type="string" table:style-name="ce7">
            <text:p>NY01075797_lg</text:p>
          </table:table-cell>
          <table:table-cell office:value-type="float" office:value="0.226993865031" table:style-name="ce7">
            <text:p>0.226993865</text:p>
          </table:table-cell>
          <table:table-cell office:value-type="float" office:value="34.899540185900001" table:style-name="ce7">
            <text:p>34.89954019</text:p>
          </table:table-cell>
          <table:table-cell table:number-columns-repeated="16380"/>
        </table:table-row>
        <table:table-row table:style-name="ro1">
          <table:table-cell office:value-type="float" office:value="161673" table:style-name="ce7">
            <text:p>161673</text:p>
          </table:table-cell>
          <table:table-cell office:value-type="string" table:style-name="ce7">
            <text:p>NY01075798_lg</text:p>
          </table:table-cell>
          <table:table-cell office:value-type="float" office:value="0.14207650273200001" table:style-name="ce7">
            <text:p>0.142076503</text:p>
          </table:table-cell>
          <table:table-cell office:value-type="float" office:value="27.0174899101" table:style-name="ce7">
            <text:p>27.01748991</text:p>
          </table:table-cell>
          <table:table-cell table:number-columns-repeated="16380"/>
        </table:table-row>
        <table:table-row table:style-name="ro1">
          <table:table-cell office:value-type="float" office:value="125015" table:style-name="ce7">
            <text:p>125015</text:p>
          </table:table-cell>
          <table:table-cell office:value-type="string" table:style-name="ce7">
            <text:p>NY01075802_lg</text:p>
          </table:table-cell>
          <table:table-cell office:value-type="float" office:value="0.66535433070899996" table:style-name="ce7">
            <text:p>0.665354331</text:p>
          </table:table-cell>
          <table:table-cell office:value-type="float" office:value="27.169130086900001" table:style-name="ce7">
            <text:p>27.16913009</text:p>
          </table:table-cell>
          <table:table-cell table:number-columns-repeated="16380"/>
        </table:table-row>
        <table:table-row table:style-name="ro1">
          <table:table-cell office:value-type="float" office:value="155759" table:style-name="ce7">
            <text:p>155759</text:p>
          </table:table-cell>
          <table:table-cell office:value-type="string" table:style-name="ce7">
            <text:p>NY01075803_lg</text:p>
          </table:table-cell>
          <table:table-cell office:value-type="float" office:value="0.243107769424" table:style-name="ce7">
            <text:p>0.243107769</text:p>
          </table:table-cell>
          <table:table-cell office:value-type="float" office:value="37.229479074499999" table:style-name="ce7">
            <text:p>37.22947907</text:p>
          </table:table-cell>
          <table:table-cell table:number-columns-repeated="16380"/>
        </table:table-row>
        <table:table-row table:style-name="ro1">
          <table:table-cell office:value-type="float" office:value="83215" table:style-name="ce7">
            <text:p>83215</text:p>
          </table:table-cell>
          <table:table-cell office:value-type="string" table:style-name="ce7">
            <text:p>NY01075805_lg</text:p>
          </table:table-cell>
          <table:table-cell office:value-type="float" office:value="0.31888544891600001" table:style-name="ce7">
            <text:p>0.318885449</text:p>
          </table:table-cell>
          <table:table-cell office:value-type="float" office:value="42.563806057000001" table:style-name="ce7">
            <text:p>42.56380606</text:p>
          </table:table-cell>
          <table:table-cell table:number-columns-repeated="16380"/>
        </table:table-row>
        <table:table-row table:style-name="ro1">
          <table:table-cell office:value-type="float" office:value="87784" table:style-name="ce7">
            <text:p>87784</text:p>
          </table:table-cell>
          <table:table-cell office:value-type="string" table:style-name="ce7">
            <text:p>NY01075806_lg</text:p>
          </table:table-cell>
          <table:table-cell office:value-type="float" office:value="0.23048327137499999" table:style-name="ce7">
            <text:p>0.230483271</text:p>
          </table:table-cell>
          <table:table-cell office:value-type="float" office:value="34.213032960900001" table:style-name="ce7">
            <text:p>34.21303296</text:p>
          </table:table-cell>
          <table:table-cell table:number-columns-repeated="16380"/>
        </table:table-row>
        <table:table-row table:style-name="ro1">
          <table:table-cell office:value-type="float" office:value="116776" table:style-name="ce7">
            <text:p>116776</text:p>
          </table:table-cell>
          <table:table-cell office:value-type="string" table:style-name="ce7">
            <text:p>NY01075812_lg</text:p>
          </table:table-cell>
          <table:table-cell office:value-type="float" office:value="0.202985074627" table:style-name="ce7">
            <text:p>0.202985075</text:p>
          </table:table-cell>
          <table:table-cell office:value-type="float" office:value="30.323413133599999" table:style-name="ce7">
            <text:p>30.32341313</text:p>
          </table:table-cell>
          <table:table-cell table:number-columns-repeated="16380"/>
        </table:table-row>
        <table:table-row table:style-name="ro1">
          <table:table-cell office:value-type="float" office:value="89431" table:style-name="ce7">
            <text:p>89431</text:p>
          </table:table-cell>
          <table:table-cell office:value-type="string" table:style-name="ce7">
            <text:p>NY01075813_lg</text:p>
          </table:table-cell>
          <table:table-cell office:value-type="float" office:value="0.19031141868500001" table:style-name="ce7">
            <text:p>0.190311419</text:p>
          </table:table-cell>
          <table:table-cell office:value-type="float" office:value="33.913420200300003" table:style-name="ce7">
            <text:p>33.9134202</text:p>
          </table:table-cell>
          <table:table-cell table:number-columns-repeated="16380"/>
        </table:table-row>
        <table:table-row table:style-name="ro1">
          <table:table-cell office:value-type="float" office:value="115233" table:style-name="ce7">
            <text:p>115233</text:p>
          </table:table-cell>
          <table:table-cell office:value-type="string" table:style-name="ce7">
            <text:p>NY01075814_lg</text:p>
          </table:table-cell>
          <table:table-cell office:value-type="float" office:value="9.9715099715099995E-2" table:style-name="ce7">
            <text:p>0.0997151</text:p>
          </table:table-cell>
          <table:table-cell office:value-type="float" office:value="29.144448995600001" table:style-name="ce7">
            <text:p>29.144449</text:p>
          </table:table-cell>
          <table:table-cell table:number-columns-repeated="16380"/>
        </table:table-row>
        <table:table-row table:style-name="ro1">
          <table:table-cell office:value-type="float" office:value="109489" table:style-name="ce7">
            <text:p>109489</text:p>
          </table:table-cell>
          <table:table-cell office:value-type="string" table:style-name="ce7">
            <text:p>NY01075815_lg</text:p>
          </table:table-cell>
          <table:table-cell office:value-type="float" office:value="0.234806629834" table:style-name="ce7">
            <text:p>0.23480663</text:p>
          </table:table-cell>
          <table:table-cell office:value-type="float" office:value="25.748002052299999" table:style-name="ce7">
            <text:p>25.74800205</text:p>
          </table:table-cell>
          <table:table-cell table:number-columns-repeated="16380"/>
        </table:table-row>
        <table:table-row table:style-name="ro1">
          <table:table-cell office:value-type="float" office:value="91695" table:style-name="ce7">
            <text:p>91695</text:p>
          </table:table-cell>
          <table:table-cell office:value-type="string" table:style-name="ce7">
            <text:p>NY01075816_lg</text:p>
          </table:table-cell>
          <table:table-cell office:value-type="float" office:value="0.226837060703" table:style-name="ce7">
            <text:p>0.226837061</text:p>
          </table:table-cell>
          <table:table-cell office:value-type="float" office:value="30.598803997000001" table:style-name="ce7">
            <text:p>30.598804</text:p>
          </table:table-cell>
          <table:table-cell table:number-columns-repeated="16380"/>
        </table:table-row>
        <table:table-row table:style-name="ro1">
          <table:table-cell office:value-type="float" office:value="116839" table:style-name="ce7">
            <text:p>116839</text:p>
          </table:table-cell>
          <table:table-cell office:value-type="string" table:style-name="ce7">
            <text:p>NY01075817_lg</text:p>
          </table:table-cell>
          <table:table-cell office:value-type="float" office:value="0.154269972452" table:style-name="ce7">
            <text:p>0.154269972</text:p>
          </table:table-cell>
          <table:table-cell office:value-type="float" office:value="24.443758010900002" table:style-name="ce7">
            <text:p>24.44375801</text:p>
          </table:table-cell>
          <table:table-cell table:number-columns-repeated="16380"/>
        </table:table-row>
        <table:table-row table:style-name="ro1">
          <table:table-cell office:value-type="float" office:value="130617" table:style-name="ce7">
            <text:p>130617</text:p>
          </table:table-cell>
          <table:table-cell office:value-type="string" table:style-name="ce7">
            <text:p>NY01075818_lg</text:p>
          </table:table-cell>
          <table:table-cell office:value-type="float" office:value="0.182767624021" table:style-name="ce7">
            <text:p>0.182767624</text:p>
          </table:table-cell>
          <table:table-cell office:value-type="float" office:value="34.689918041200002" table:style-name="ce7">
            <text:p>34.68991804</text:p>
          </table:table-cell>
          <table:table-cell table:number-columns-repeated="16380"/>
        </table:table-row>
        <table:table-row table:style-name="ro1">
          <table:table-cell office:value-type="float" office:value="127414" table:style-name="ce7">
            <text:p>127414</text:p>
          </table:table-cell>
          <table:table-cell office:value-type="string" table:style-name="ce7">
            <text:p>NY01075819_lg</text:p>
          </table:table-cell>
          <table:table-cell office:value-type="float" office:value="0.16022099447499999" table:style-name="ce7">
            <text:p>0.160220994</text:p>
          </table:table-cell>
          <table:table-cell office:value-type="float" office:value="32.383759021800003" table:style-name="ce7">
            <text:p>32.38375902</text:p>
          </table:table-cell>
          <table:table-cell table:number-columns-repeated="16380"/>
        </table:table-row>
        <table:table-row table:style-name="ro1">
          <table:table-cell office:value-type="float" office:value="118003" table:style-name="ce7">
            <text:p>118003</text:p>
          </table:table-cell>
          <table:table-cell office:value-type="string" table:style-name="ce7">
            <text:p>NY01075820_lg</text:p>
          </table:table-cell>
          <table:table-cell office:value-type="float" office:value="0.16961130742" table:style-name="ce7">
            <text:p>0.169611307</text:p>
          </table:table-cell>
          <table:table-cell office:value-type="float" office:value="26.948974132499998" table:style-name="ce7">
            <text:p>26.94897413</text:p>
          </table:table-cell>
          <table:table-cell table:number-columns-repeated="16380"/>
        </table:table-row>
        <table:table-row table:style-name="ro1">
          <table:table-cell office:value-type="float" office:value="118145" table:style-name="ce7">
            <text:p>118145</text:p>
          </table:table-cell>
          <table:table-cell office:value-type="string" table:style-name="ce7">
            <text:p>NY01075821_lg</text:p>
          </table:table-cell>
          <table:table-cell office:value-type="float" office:value="0.182266009852" table:style-name="ce7">
            <text:p>0.18226601</text:p>
          </table:table-cell>
          <table:table-cell office:value-type="float" office:value="35.974282979999998" table:style-name="ce7">
            <text:p>35.97428298</text:p>
          </table:table-cell>
          <table:table-cell table:number-columns-repeated="16380"/>
        </table:table-row>
        <table:table-row table:style-name="ro1">
          <table:table-cell office:value-type="float" office:value="103721" table:style-name="ce7">
            <text:p>103721</text:p>
          </table:table-cell>
          <table:table-cell office:value-type="string" table:style-name="ce7">
            <text:p>NY01075822_lg</text:p>
          </table:table-cell>
          <table:table-cell office:value-type="float" office:value="0.23381294963999999" table:style-name="ce7">
            <text:p>0.23381295</text:p>
          </table:table-cell>
          <table:table-cell office:value-type="float" office:value="44.641156911800003" table:style-name="ce7">
            <text:p>44.64115691</text:p>
          </table:table-cell>
          <table:table-cell table:number-columns-repeated="16380"/>
        </table:table-row>
        <table:table-row table:style-name="ro1">
          <table:table-cell office:value-type="float" office:value="117947" table:style-name="ce7">
            <text:p>117947</text:p>
          </table:table-cell>
          <table:table-cell office:value-type="string" table:style-name="ce7">
            <text:p>NY01075823_lg</text:p>
          </table:table-cell>
          <table:table-cell office:value-type="float" office:value="0.12790697674400001" table:style-name="ce7">
            <text:p>0.127906977</text:p>
          </table:table-cell>
          <table:table-cell office:value-type="float" office:value="30.337980032000001" table:style-name="ce7">
            <text:p>30.33798003</text:p>
          </table:table-cell>
          <table:table-cell table:number-columns-repeated="16380"/>
        </table:table-row>
        <table:table-row table:style-name="ro1">
          <table:table-cell office:value-type="float" office:value="116116" table:style-name="ce7">
            <text:p>116116</text:p>
          </table:table-cell>
          <table:table-cell office:value-type="string" table:style-name="ce7">
            <text:p>NY01075827_lg</text:p>
          </table:table-cell>
          <table:table-cell office:value-type="float" office:value="0.22571428571400001" table:style-name="ce7">
            <text:p>0.225714286</text:p>
          </table:table-cell>
          <table:table-cell office:value-type="float" office:value="35.3069031239" table:style-name="ce7">
            <text:p>35.30690312</text:p>
          </table:table-cell>
          <table:table-cell table:number-columns-repeated="16380"/>
        </table:table-row>
        <table:table-row table:style-name="ro1">
          <table:table-cell office:value-type="float" office:value="111275" table:style-name="ce7">
            <text:p>111275</text:p>
          </table:table-cell>
          <table:table-cell office:value-type="string" table:style-name="ce7">
            <text:p>NY01075828_lg</text:p>
          </table:table-cell>
          <table:table-cell office:value-type="float" office:value="0.15496368038700001" table:style-name="ce7">
            <text:p>0.15496368</text:p>
          </table:table-cell>
          <table:table-cell office:value-type="float" office:value="33.937799930600001" table:style-name="ce7">
            <text:p>33.93779993</text:p>
          </table:table-cell>
          <table:table-cell table:number-columns-repeated="16380"/>
        </table:table-row>
        <table:table-row table:style-name="ro1">
          <table:table-cell office:value-type="float" office:value="118415" table:style-name="ce7">
            <text:p>118415</text:p>
          </table:table-cell>
          <table:table-cell office:value-type="string" table:style-name="ce7">
            <text:p>NY01075829_lg</text:p>
          </table:table-cell>
          <table:table-cell office:value-type="float" office:value="0.178378378378" table:style-name="ce7">
            <text:p>0.178378378</text:p>
          </table:table-cell>
          <table:table-cell office:value-type="float" office:value="27.258387088799999" table:style-name="ce7">
            <text:p>27.25838709</text:p>
          </table:table-cell>
          <table:table-cell table:number-columns-repeated="16380"/>
        </table:table-row>
        <table:table-row table:style-name="ro1">
          <table:table-cell office:value-type="float" office:value="117074" table:style-name="ce7">
            <text:p>117074</text:p>
          </table:table-cell>
          <table:table-cell office:value-type="string" table:style-name="ce7">
            <text:p>NY01075830_lg</text:p>
          </table:table-cell>
          <table:table-cell office:value-type="float" office:value="0.24316109422500001" table:style-name="ce7">
            <text:p>0.243161094</text:p>
          </table:table-cell>
          <table:table-cell office:value-type="float" office:value="28.021455049499998" table:style-name="ce7">
            <text:p>28.02145505</text:p>
          </table:table-cell>
          <table:table-cell table:number-columns-repeated="16380"/>
        </table:table-row>
        <table:table-row table:style-name="ro1">
          <table:table-cell office:value-type="float" office:value="106701" table:style-name="ce7">
            <text:p>106701</text:p>
          </table:table-cell>
          <table:table-cell office:value-type="string" table:style-name="ce7">
            <text:p>NY01075831_lg</text:p>
          </table:table-cell>
          <table:table-cell office:value-type="float" office:value="0.19335347432" table:style-name="ce7">
            <text:p>0.193353474</text:p>
          </table:table-cell>
          <table:table-cell office:value-type="float" office:value="37.240271806700001" table:style-name="ce7">
            <text:p>37.24027181</text:p>
          </table:table-cell>
          <table:table-cell table:number-columns-repeated="16380"/>
        </table:table-row>
        <table:table-row table:style-name="ro1">
          <table:table-cell office:value-type="float" office:value="120251" table:style-name="ce7">
            <text:p>120251</text:p>
          </table:table-cell>
          <table:table-cell office:value-type="string" table:style-name="ce7">
            <text:p>NY01075837_lg</text:p>
          </table:table-cell>
          <table:table-cell office:value-type="float" office:value="0.18461538461499999" table:style-name="ce7">
            <text:p>0.184615385</text:p>
          </table:table-cell>
          <table:table-cell office:value-type="float" office:value="23.276490926699999" table:style-name="ce7">
            <text:p>23.27649093</text:p>
          </table:table-cell>
          <table:table-cell table:number-columns-repeated="16380"/>
        </table:table-row>
        <table:table-row table:style-name="ro1">
          <table:table-cell office:value-type="float" office:value="113029" table:style-name="ce7">
            <text:p>113029</text:p>
          </table:table-cell>
          <table:table-cell office:value-type="string" table:style-name="ce7">
            <text:p>NY01075839_lg</text:p>
          </table:table-cell>
          <table:table-cell office:value-type="float" office:value="0.21637426900599999" table:style-name="ce7">
            <text:p>0.216374269</text:p>
          </table:table-cell>
          <table:table-cell office:value-type="float" office:value="24.802929878200001" table:style-name="ce7">
            <text:p>24.80292988</text:p>
          </table:table-cell>
          <table:table-cell table:number-columns-repeated="16380"/>
        </table:table-row>
        <table:table-row table:style-name="ro1">
          <table:table-cell office:value-type="float" office:value="127801" table:style-name="ce7">
            <text:p>127801</text:p>
          </table:table-cell>
          <table:table-cell office:value-type="string" table:style-name="ce7">
            <text:p>NY01075840_lg</text:p>
          </table:table-cell>
          <table:table-cell office:value-type="float" office:value="0.115523465704" table:style-name="ce7">
            <text:p>0.115523466</text:p>
          </table:table-cell>
          <table:table-cell office:value-type="float" office:value="29.454520940799998" table:style-name="ce7">
            <text:p>29.45452094</text:p>
          </table:table-cell>
          <table:table-cell table:number-columns-repeated="16380"/>
        </table:table-row>
        <table:table-row table:style-name="ro1">
          <table:table-cell office:value-type="float" office:value="122370" table:style-name="ce7">
            <text:p>122370</text:p>
          </table:table-cell>
          <table:table-cell office:value-type="string" table:style-name="ce7">
            <text:p>NY01075841_lg</text:p>
          </table:table-cell>
          <table:table-cell office:value-type="float" office:value="0.1" table:style-name="ce7">
            <text:p>0.1</text:p>
          </table:table-cell>
          <table:table-cell office:value-type="float" office:value="35.0271151066" table:style-name="ce7">
            <text:p>35.02711511</text:p>
          </table:table-cell>
          <table:table-cell table:number-columns-repeated="16380"/>
        </table:table-row>
        <table:table-row table:style-name="ro1">
          <table:table-cell office:value-type="float" office:value="236247" table:style-name="ce7">
            <text:p>236247</text:p>
          </table:table-cell>
          <table:table-cell office:value-type="string" table:style-name="ce7">
            <text:p>TENN-L-0000001_lg</text:p>
          </table:table-cell>
          <table:table-cell office:value-type="float" office:value="0.15519399249099999" table:style-name="ce7">
            <text:p>0.155193992</text:p>
          </table:table-cell>
          <table:table-cell office:value-type="float" office:value="35.8413569927" table:style-name="ce7">
            <text:p>35.84135699</text:p>
          </table:table-cell>
          <table:table-cell table:number-columns-repeated="16380"/>
        </table:table-row>
        <table:table-row table:style-name="ro1">
          <table:table-cell office:value-type="float" office:value="168932" table:style-name="ce7">
            <text:p>168932</text:p>
          </table:table-cell>
          <table:table-cell office:value-type="string" table:style-name="ce7">
            <text:p>TENN-L-0000002_lg</text:p>
          </table:table-cell>
          <table:table-cell office:value-type="float" office:value="0.382653061224" table:style-name="ce7">
            <text:p>0.382653061</text:p>
          </table:table-cell>
          <table:table-cell office:value-type="float" office:value="24.4243559837" table:style-name="ce7">
            <text:p>24.42435598</text:p>
          </table:table-cell>
          <table:table-cell table:number-columns-repeated="16380"/>
        </table:table-row>
        <table:table-row table:style-name="ro1">
          <table:table-cell office:value-type="float" office:value="151516" table:style-name="ce7">
            <text:p>151516</text:p>
          </table:table-cell>
          <table:table-cell office:value-type="string" table:style-name="ce7">
            <text:p>TENN-L-0000003_lg</text:p>
          </table:table-cell>
          <table:table-cell office:value-type="float" office:value="0.89767441860499997" table:style-name="ce7">
            <text:p>0.897674419</text:p>
          </table:table-cell>
          <table:table-cell office:value-type="float" office:value="36.6482019424" table:style-name="ce7">
            <text:p>36.64820194</text:p>
          </table:table-cell>
          <table:table-cell table:number-columns-repeated="16380"/>
        </table:table-row>
        <table:table-row table:style-name="ro1">
          <table:table-cell office:value-type="float" office:value="184236" table:style-name="ce7">
            <text:p>184236</text:p>
          </table:table-cell>
          <table:table-cell office:value-type="string" table:style-name="ce7">
            <text:p>TENN-L-0000004_lg</text:p>
          </table:table-cell>
          <table:table-cell office:value-type="float" office:value="0.51417004048600001" table:style-name="ce7">
            <text:p>0.51417004</text:p>
          </table:table-cell>
          <table:table-cell office:value-type="float" office:value="37.433701038400002" table:style-name="ce7">
            <text:p>37.43370104</text:p>
          </table:table-cell>
          <table:table-cell table:number-columns-repeated="16380"/>
        </table:table-row>
        <table:table-row table:style-name="ro1">
          <table:table-cell office:value-type="float" office:value="299993" table:style-name="ce7">
            <text:p>299993</text:p>
          </table:table-cell>
          <table:table-cell office:value-type="string" table:style-name="ce7">
            <text:p>TENN-L-0000005_lg</text:p>
          </table:table-cell>
          <table:table-cell office:value-type="float" office:value="0.105314009662" table:style-name="ce7">
            <text:p>0.10531401</text:p>
          </table:table-cell>
          <table:table-cell office:value-type="float" office:value="21.827536106099998" table:style-name="ce7">
            <text:p>21.82753611</text:p>
          </table:table-cell>
          <table:table-cell table:number-columns-repeated="16380"/>
        </table:table-row>
        <table:table-row table:style-name="ro1">
          <table:table-cell office:value-type="float" office:value="186549" table:style-name="ce7">
            <text:p>186549</text:p>
          </table:table-cell>
          <table:table-cell office:value-type="string" table:style-name="ce7">
            <text:p>TENN-L-0000006_lg</text:p>
          </table:table-cell>
          <table:table-cell office:value-type="float" office:value="0.39115646258499998" table:style-name="ce7">
            <text:p>0.391156463</text:p>
          </table:table-cell>
          <table:table-cell office:value-type="float" office:value="26.4254329205" table:style-name="ce7">
            <text:p>26.42543292</text:p>
          </table:table-cell>
          <table:table-cell table:number-columns-repeated="16380"/>
        </table:table-row>
        <table:table-row table:style-name="ro1">
          <table:table-cell office:value-type="float" office:value="152838" table:style-name="ce7">
            <text:p>152838</text:p>
          </table:table-cell>
          <table:table-cell office:value-type="string" table:style-name="ce7">
            <text:p>TENN-L-0000007_lg</text:p>
          </table:table-cell>
          <table:table-cell office:value-type="float" office:value="0.32931726907600001" table:style-name="ce7">
            <text:p>0.329317269</text:p>
          </table:table-cell>
          <table:table-cell office:value-type="float" office:value="31.7121360302" table:style-name="ce7">
            <text:p>31.71213603</text:p>
          </table:table-cell>
          <table:table-cell table:number-columns-repeated="16380"/>
        </table:table-row>
        <table:table-row table:style-name="ro1">
          <table:table-cell office:value-type="float" office:value="158340" table:style-name="ce7">
            <text:p>158340</text:p>
          </table:table-cell>
          <table:table-cell office:value-type="string" table:style-name="ce7">
            <text:p>TENN-L-0000008_lg</text:p>
          </table:table-cell>
          <table:table-cell office:value-type="float" office:value="0.296875" table:style-name="ce7">
            <text:p>0.296875</text:p>
          </table:table-cell>
          <table:table-cell office:value-type="float" office:value="24.631582975400001" table:style-name="ce7">
            <text:p>24.63158298</text:p>
          </table:table-cell>
          <table:table-cell table:number-columns-repeated="16380"/>
        </table:table-row>
        <table:table-row table:style-name="ro1">
          <table:table-cell office:value-type="float" office:value="155314" table:style-name="ce7">
            <text:p>155314</text:p>
          </table:table-cell>
          <table:table-cell office:value-type="string" table:style-name="ce7">
            <text:p>TENN-L-0000009_lg</text:p>
          </table:table-cell>
          <table:table-cell office:value-type="float" office:value="0.39873417721499999" table:style-name="ce7">
            <text:p>0.398734177</text:p>
          </table:table-cell>
          <table:table-cell office:value-type="float" office:value="36.221804142000003" table:style-name="ce7">
            <text:p>36.22180414</text:p>
          </table:table-cell>
          <table:table-cell table:number-columns-repeated="16380"/>
        </table:table-row>
        <table:table-row table:style-name="ro1">
          <table:table-cell office:value-type="float" office:value="168139" table:style-name="ce7">
            <text:p>168139</text:p>
          </table:table-cell>
          <table:table-cell office:value-type="string" table:style-name="ce7">
            <text:p>TENN-L-0000010_lg</text:p>
          </table:table-cell>
          <table:table-cell office:value-type="float" office:value="0.42207792207799999" table:style-name="ce7">
            <text:p>0.422077922</text:p>
          </table:table-cell>
          <table:table-cell office:value-type="float" office:value="23.881596088399998" table:style-name="ce7">
            <text:p>23.88159609</text:p>
          </table:table-cell>
          <table:table-cell table:number-columns-repeated="16380"/>
        </table:table-row>
        <table:table-row table:style-name="ro1">
          <table:table-cell office:value-type="float" office:value="149853" table:style-name="ce7">
            <text:p>149853</text:p>
          </table:table-cell>
          <table:table-cell office:value-type="string" table:style-name="ce7">
            <text:p>TENN-L-0000012_lg</text:p>
          </table:table-cell>
          <table:table-cell office:value-type="float" office:value="0.42021276595700002" table:style-name="ce7">
            <text:p>0.420212766</text:p>
          </table:table-cell>
          <table:table-cell office:value-type="float" office:value="24.059608936299998" table:style-name="ce7">
            <text:p>24.05960894</text:p>
          </table:table-cell>
          <table:table-cell table:number-columns-repeated="16380"/>
        </table:table-row>
        <table:table-row table:style-name="ro1">
          <table:table-cell office:value-type="float" office:value="183378" table:style-name="ce7">
            <text:p>183378</text:p>
          </table:table-cell>
          <table:table-cell office:value-type="string" table:style-name="ce7">
            <text:p>TENN-L-0000013_lg</text:p>
          </table:table-cell>
          <table:table-cell office:value-type="float" office:value="0.305405405405" table:style-name="ce7">
            <text:p>0.305405405</text:p>
          </table:table-cell>
          <table:table-cell office:value-type="float" office:value="35.878777980800002" table:style-name="ce7">
            <text:p>35.87877798</text:p>
          </table:table-cell>
          <table:table-cell table:number-columns-repeated="16380"/>
        </table:table-row>
        <table:table-row table:style-name="ro1">
          <table:table-cell office:value-type="float" office:value="239664" table:style-name="ce7">
            <text:p>239664</text:p>
          </table:table-cell>
          <table:table-cell office:value-type="string" table:style-name="ce7">
            <text:p>TENN-L-0000014_lg</text:p>
          </table:table-cell>
          <table:table-cell office:value-type="float" office:value="0.235011990408" table:style-name="ce7">
            <text:p>0.23501199</text:p>
          </table:table-cell>
          <table:table-cell office:value-type="float" office:value="26.693623065899999" table:style-name="ce7">
            <text:p>26.69362307</text:p>
          </table:table-cell>
          <table:table-cell table:number-columns-repeated="16380"/>
        </table:table-row>
        <table:table-row table:style-name="ro1">
          <table:table-cell office:value-type="float" office:value="164249" table:style-name="ce7">
            <text:p>164249</text:p>
          </table:table-cell>
          <table:table-cell office:value-type="string" table:style-name="ce7">
            <text:p>TENN-L-0000015_lg</text:p>
          </table:table-cell>
          <table:table-cell office:value-type="float" office:value="0.82866043613700002" table:style-name="ce7">
            <text:p>0.828660436</text:p>
          </table:table-cell>
          <table:table-cell office:value-type="float" office:value="21.2024948597" table:style-name="ce7">
            <text:p>21.20249486</text:p>
          </table:table-cell>
          <table:table-cell table:number-columns-repeated="16380"/>
        </table:table-row>
        <table:table-row table:style-name="ro1">
          <table:table-cell office:value-type="float" office:value="155201" table:style-name="ce7">
            <text:p>155201</text:p>
          </table:table-cell>
          <table:table-cell office:value-type="string" table:style-name="ce7">
            <text:p>TENN-L-0000016_lg</text:p>
          </table:table-cell>
          <table:table-cell office:value-type="float" office:value="0.62111801242200004" table:style-name="ce7">
            <text:p>0.621118012</text:p>
          </table:table-cell>
          <table:table-cell office:value-type="float" office:value="22.0740849972" table:style-name="ce7">
            <text:p>22.074085</text:p>
          </table:table-cell>
          <table:table-cell table:number-columns-repeated="16380"/>
        </table:table-row>
        <table:table-row table:style-name="ro1">
          <table:table-cell office:value-type="float" office:value="175132" table:style-name="ce7">
            <text:p>175132</text:p>
          </table:table-cell>
          <table:table-cell office:value-type="string" table:style-name="ce7">
            <text:p>TENN-L-0000017_lg</text:p>
          </table:table-cell>
          <table:table-cell office:value-type="float" office:value="0.65594855305499999" table:style-name="ce7">
            <text:p>0.655948553</text:p>
          </table:table-cell>
          <table:table-cell office:value-type="float" office:value="33.3609931469" table:style-name="ce7">
            <text:p>33.36099315</text:p>
          </table:table-cell>
          <table:table-cell table:number-columns-repeated="16380"/>
        </table:table-row>
        <table:table-row table:style-name="ro1">
          <table:table-cell office:value-type="float" office:value="176485" table:style-name="ce7">
            <text:p>176485</text:p>
          </table:table-cell>
          <table:table-cell office:value-type="string" table:style-name="ce7">
            <text:p>TENN-L-0000018_lg</text:p>
          </table:table-cell>
          <table:table-cell office:value-type="float" office:value="0.53125" table:style-name="ce7">
            <text:p>0.53125</text:p>
          </table:table-cell>
          <table:table-cell office:value-type="float" office:value="25.0735549927" table:style-name="ce7">
            <text:p>25.07355499</text:p>
          </table:table-cell>
          <table:table-cell table:number-columns-repeated="16380"/>
        </table:table-row>
        <table:table-row table:style-name="ro1">
          <table:table-cell office:value-type="float" office:value="205553" table:style-name="ce7">
            <text:p>205553</text:p>
          </table:table-cell>
          <table:table-cell office:value-type="string" table:style-name="ce7">
            <text:p>TENN-L-0000019_lg</text:p>
          </table:table-cell>
          <table:table-cell office:value-type="float" office:value="0.645756457565" table:style-name="ce7">
            <text:p>0.645756458</text:p>
          </table:table-cell>
          <table:table-cell office:value-type="float" office:value="33.601726055100002" table:style-name="ce7">
            <text:p>33.60172606</text:p>
          </table:table-cell>
          <table:table-cell table:number-columns-repeated="16380"/>
        </table:table-row>
        <table:table-row table:style-name="ro1">
          <table:table-cell office:value-type="float" office:value="150763" table:style-name="ce7">
            <text:p>150763</text:p>
          </table:table-cell>
          <table:table-cell office:value-type="string" table:style-name="ce7">
            <text:p>TENN-L-0000020_lg</text:p>
          </table:table-cell>
          <table:table-cell office:value-type="float" office:value="0.53612167300400004" table:style-name="ce7">
            <text:p>0.536121673</text:p>
          </table:table-cell>
          <table:table-cell office:value-type="float" office:value="25.5970561504" table:style-name="ce7">
            <text:p>25.59705615</text:p>
          </table:table-cell>
          <table:table-cell table:number-columns-repeated="16380"/>
        </table:table-row>
        <table:table-row table:style-name="ro1">
          <table:table-cell office:value-type="float" office:value="145178" table:style-name="ce7">
            <text:p>145178</text:p>
          </table:table-cell>
          <table:table-cell office:value-type="string" table:style-name="ce7">
            <text:p>TENN-L-0000021_lg</text:p>
          </table:table-cell>
          <table:table-cell office:value-type="float" office:value="0.70967741935499995" table:style-name="ce7">
            <text:p>0.709677419</text:p>
          </table:table-cell>
          <table:table-cell office:value-type="float" office:value="35.955251932099998" table:style-name="ce7">
            <text:p>35.95525193</text:p>
          </table:table-cell>
          <table:table-cell table:number-columns-repeated="16380"/>
        </table:table-row>
        <table:table-row table:style-name="ro1">
          <table:table-cell office:value-type="float" office:value="157014" table:style-name="ce7">
            <text:p>157014</text:p>
          </table:table-cell>
          <table:table-cell office:value-type="string" table:style-name="ce7">
            <text:p>TENN-L-0000022_lg</text:p>
          </table:table-cell>
          <table:table-cell office:value-type="float" office:value="0.85478547854800002" table:style-name="ce7">
            <text:p>0.854785479</text:p>
          </table:table-cell>
          <table:table-cell office:value-type="float" office:value="23.847384929699999" table:style-name="ce7">
            <text:p>23.84738493</text:p>
          </table:table-cell>
          <table:table-cell table:number-columns-repeated="16380"/>
        </table:table-row>
        <table:table-row table:style-name="ro1">
          <table:table-cell office:value-type="float" office:value="111684" table:style-name="ce7">
            <text:p>111684</text:p>
          </table:table-cell>
          <table:table-cell office:value-type="string" table:style-name="ce7">
            <text:p>TENN-L-0000027_lg</text:p>
          </table:table-cell>
          <table:table-cell office:value-type="float" office:value="0.34928229665100002" table:style-name="ce7">
            <text:p>0.349282297</text:p>
          </table:table-cell>
          <table:table-cell office:value-type="float" office:value="28.127801895099999" table:style-name="ce7">
            <text:p>28.1278019</text:p>
          </table:table-cell>
          <table:table-cell table:number-columns-repeated="16380"/>
        </table:table-row>
        <table:table-row table:style-name="ro1">
          <table:table-cell office:value-type="float" office:value="137022" table:style-name="ce7">
            <text:p>137022</text:p>
          </table:table-cell>
          <table:table-cell office:value-type="string" table:style-name="ce7">
            <text:p>TENN-L-0000028_lg</text:p>
          </table:table-cell>
          <table:table-cell office:value-type="float" office:value="0.47478991596600001" table:style-name="ce7">
            <text:p>0.474789916</text:p>
          </table:table-cell>
          <table:table-cell office:value-type="float" office:value="29.752955913499999" table:style-name="ce7">
            <text:p>29.75295591</text:p>
          </table:table-cell>
          <table:table-cell table:number-columns-repeated="16380"/>
        </table:table-row>
        <table:table-row table:style-name="ro1">
          <table:table-cell office:value-type="float" office:value="168159" table:style-name="ce7">
            <text:p>168159</text:p>
          </table:table-cell>
          <table:table-cell office:value-type="string" table:style-name="ce7">
            <text:p>TENN-L-0000029_lg</text:p>
          </table:table-cell>
          <table:table-cell office:value-type="float" office:value="0.37888198757800001" table:style-name="ce7">
            <text:p>0.378881988</text:p>
          </table:table-cell>
          <table:table-cell office:value-type="float" office:value="34.861178159700003" table:style-name="ce7">
            <text:p>34.86117816</text:p>
          </table:table-cell>
          <table:table-cell table:number-columns-repeated="16380"/>
        </table:table-row>
        <table:table-row table:style-name="ro1">
          <table:table-cell office:value-type="float" office:value="103886" table:style-name="ce7">
            <text:p>103886</text:p>
          </table:table-cell>
          <table:table-cell office:value-type="string" table:style-name="ce7">
            <text:p>TENN-L-0000030_lg</text:p>
          </table:table-cell>
          <table:table-cell office:value-type="float" office:value="0.48198198198199999" table:style-name="ce7">
            <text:p>0.481981982</text:p>
          </table:table-cell>
          <table:table-cell office:value-type="float" office:value="27.265624046300001" table:style-name="ce7">
            <text:p>27.26562405</text:p>
          </table:table-cell>
          <table:table-cell table:number-columns-repeated="16380"/>
        </table:table-row>
        <table:table-row table:style-name="ro1">
          <table:table-cell office:value-type="float" office:value="115419" table:style-name="ce7">
            <text:p>115419</text:p>
          </table:table-cell>
          <table:table-cell office:value-type="string" table:style-name="ce7">
            <text:p>TENN-L-0000032_lg</text:p>
          </table:table-cell>
          <table:table-cell office:value-type="float" office:value="0.36915887850500001" table:style-name="ce7">
            <text:p>0.369158879</text:p>
          </table:table-cell>
          <table:table-cell office:value-type="float" office:value="29.723604917500001" table:style-name="ce7">
            <text:p>29.72360492</text:p>
          </table:table-cell>
          <table:table-cell table:number-columns-repeated="16380"/>
        </table:table-row>
        <table:table-row table:style-name="ro1">
          <table:table-cell office:value-type="float" office:value="249566" table:style-name="ce7">
            <text:p>249566</text:p>
          </table:table-cell>
          <table:table-cell office:value-type="string" table:style-name="ce7">
            <text:p>TENN-L-0000033_lg</text:p>
          </table:table-cell>
          <table:table-cell office:value-type="float" office:value="0.21212121212099999" table:style-name="ce7">
            <text:p>0.212121212</text:p>
          </table:table-cell>
          <table:table-cell office:value-type="float" office:value="28.890414953200001" table:style-name="ce7">
            <text:p>28.89041495</text:p>
          </table:table-cell>
          <table:table-cell table:number-columns-repeated="16380"/>
        </table:table-row>
        <table:table-row table:style-name="ro1">
          <table:table-cell office:value-type="float" office:value="162899" table:style-name="ce7">
            <text:p>162899</text:p>
          </table:table-cell>
          <table:table-cell office:value-type="string" table:style-name="ce7">
            <text:p>TENN-L-0000035_lg</text:p>
          </table:table-cell>
          <table:table-cell office:value-type="float" office:value="0.43613707165100002" table:style-name="ce7">
            <text:p>0.436137072</text:p>
          </table:table-cell>
          <table:table-cell office:value-type="float" office:value="29.315022945399999" table:style-name="ce7">
            <text:p>29.31502295</text:p>
          </table:table-cell>
          <table:table-cell table:number-columns-repeated="16380"/>
        </table:table-row>
        <table:table-row table:style-name="ro1">
          <table:table-cell office:value-type="float" office:value="128735" table:style-name="ce7">
            <text:p>128735</text:p>
          </table:table-cell>
          <table:table-cell office:value-type="string" table:style-name="ce7">
            <text:p>TENN-L-0000036_lg</text:p>
          </table:table-cell>
          <table:table-cell office:value-type="float" office:value="0.56272401433700003" table:style-name="ce7">
            <text:p>0.562724014</text:p>
          </table:table-cell>
          <table:table-cell office:value-type="float" office:value="21.8678851128" table:style-name="ce7">
            <text:p>21.86788511</text:p>
          </table:table-cell>
          <table:table-cell table:number-columns-repeated="16380"/>
        </table:table-row>
        <table:table-row table:style-name="ro1">
          <table:table-cell office:value-type="float" office:value="161028" table:style-name="ce7">
            <text:p>161028</text:p>
          </table:table-cell>
          <table:table-cell office:value-type="string" table:style-name="ce7">
            <text:p>TENN-L-0000041_lg</text:p>
          </table:table-cell>
          <table:table-cell office:value-type="float" office:value="0.31805157593099997" table:style-name="ce7">
            <text:p>0.318051576</text:p>
          </table:table-cell>
          <table:table-cell office:value-type="float" office:value="30.806084156000001" table:style-name="ce7">
            <text:p>30.80608416</text:p>
          </table:table-cell>
          <table:table-cell table:number-columns-repeated="16380"/>
        </table:table-row>
        <table:table-row table:style-name="ro1">
          <table:table-cell office:value-type="float" office:value="170141" table:style-name="ce7">
            <text:p>170141</text:p>
          </table:table-cell>
          <table:table-cell office:value-type="string" table:style-name="ce7">
            <text:p>TENN-L-0000042_lg</text:p>
          </table:table-cell>
          <table:table-cell office:value-type="float" office:value="0.398026315789" table:style-name="ce7">
            <text:p>0.398026316</text:p>
          </table:table-cell>
          <table:table-cell office:value-type="float" office:value="34.165699958799998" table:style-name="ce7">
            <text:p>34.16569996</text:p>
          </table:table-cell>
          <table:table-cell table:number-columns-repeated="16380"/>
        </table:table-row>
        <table:table-row table:style-name="ro1">
          <table:table-cell office:value-type="float" office:value="102982" table:style-name="ce7">
            <text:p>102982</text:p>
          </table:table-cell>
          <table:table-cell office:value-type="string" table:style-name="ce7">
            <text:p>TENN-L-0000043_lg</text:p>
          </table:table-cell>
          <table:table-cell office:value-type="float" office:value="0.76258992805799997" table:style-name="ce7">
            <text:p>0.762589928</text:p>
          </table:table-cell>
          <table:table-cell office:value-type="float" office:value="23.816020011900001" table:style-name="ce7">
            <text:p>23.81602001</text:p>
          </table:table-cell>
          <table:table-cell table:number-columns-repeated="16380"/>
        </table:table-row>
        <table:table-row table:style-name="ro1">
          <table:table-cell office:value-type="float" office:value="165880" table:style-name="ce7">
            <text:p>165880</text:p>
          </table:table-cell>
          <table:table-cell office:value-type="string" table:style-name="ce7">
            <text:p>TENN-L-0000044_lg</text:p>
          </table:table-cell>
          <table:table-cell office:value-type="float" office:value="0.47770700636899999" table:style-name="ce7">
            <text:p>0.477707006</text:p>
          </table:table-cell>
          <table:table-cell office:value-type="float" office:value="33.484106779100003" table:style-name="ce7">
            <text:p>33.48410678</text:p>
          </table:table-cell>
          <table:table-cell table:number-columns-repeated="16380"/>
        </table:table-row>
        <table:table-row table:style-name="ro1">
          <table:table-cell office:value-type="float" office:value="184310" table:style-name="ce7">
            <text:p>184310</text:p>
          </table:table-cell>
          <table:table-cell office:value-type="string" table:style-name="ce7">
            <text:p>TENN-L-0000045_lg</text:p>
          </table:table-cell>
          <table:table-cell office:value-type="float" office:value="0.50226244343899995" table:style-name="ce7">
            <text:p>0.502262443</text:p>
          </table:table-cell>
          <table:table-cell office:value-type="float" office:value="33.605013132099998" table:style-name="ce7">
            <text:p>33.60501313</text:p>
          </table:table-cell>
          <table:table-cell table:number-columns-repeated="16380"/>
        </table:table-row>
        <table:table-row table:style-name="ro1">
          <table:table-cell office:value-type="float" office:value="177212" table:style-name="ce7">
            <text:p>177212</text:p>
          </table:table-cell>
          <table:table-cell office:value-type="string" table:style-name="ce7">
            <text:p>TENN-L-0000046_lg</text:p>
          </table:table-cell>
          <table:table-cell office:value-type="float" office:value="0.37637362637400001" table:style-name="ce7">
            <text:p>0.376373626</text:p>
          </table:table-cell>
          <table:table-cell office:value-type="float" office:value="27.004191160200001" table:style-name="ce7">
            <text:p>27.00419116</text:p>
          </table:table-cell>
          <table:table-cell table:number-columns-repeated="16380"/>
        </table:table-row>
        <table:table-row table:style-name="ro1">
          <table:table-cell office:value-type="float" office:value="142589" table:style-name="ce7">
            <text:p>142589</text:p>
          </table:table-cell>
          <table:table-cell office:value-type="string" table:style-name="ce7">
            <text:p>TENN-L-0000047_lg</text:p>
          </table:table-cell>
          <table:table-cell office:value-type="float" office:value="0.47452229299400001" table:style-name="ce7">
            <text:p>0.474522293</text:p>
          </table:table-cell>
          <table:table-cell office:value-type="float" office:value="26.1294698715" table:style-name="ce7">
            <text:p>26.12946987</text:p>
          </table:table-cell>
          <table:table-cell table:number-columns-repeated="16380"/>
        </table:table-row>
        <table:table-row table:style-name="ro1">
          <table:table-cell office:value-type="float" office:value="110985" table:style-name="ce7">
            <text:p>110985</text:p>
          </table:table-cell>
          <table:table-cell office:value-type="string" table:style-name="ce7">
            <text:p>TENN-L-0000048_lg</text:p>
          </table:table-cell>
          <table:table-cell office:value-type="float" office:value="0.47685185185200002" table:style-name="ce7">
            <text:p>0.476851852</text:p>
          </table:table-cell>
          <table:table-cell office:value-type="float" office:value="28.4869530201" table:style-name="ce7">
            <text:p>28.48695302</text:p>
          </table:table-cell>
          <table:table-cell table:number-columns-repeated="16380"/>
        </table:table-row>
        <table:table-row table:style-name="ro1">
          <table:table-cell office:value-type="float" office:value="178226" table:style-name="ce7">
            <text:p>178226</text:p>
          </table:table-cell>
          <table:table-cell office:value-type="string" table:style-name="ce7">
            <text:p>TENN-L-0000049_lg</text:p>
          </table:table-cell>
          <table:table-cell office:value-type="float" office:value="0.448275862069" table:style-name="ce7">
            <text:p>0.448275862</text:p>
          </table:table-cell>
          <table:table-cell office:value-type="float" office:value="34.584921836900001" table:style-name="ce7">
            <text:p>34.58492184</text:p>
          </table:table-cell>
          <table:table-cell table:number-columns-repeated="16380"/>
        </table:table-row>
        <table:table-row table:style-name="ro1">
          <table:table-cell office:value-type="float" office:value="134207" table:style-name="ce7">
            <text:p>134207</text:p>
          </table:table-cell>
          <table:table-cell office:value-type="string" table:style-name="ce7">
            <text:p>TENN-L-0000050_lg</text:p>
          </table:table-cell>
          <table:table-cell office:value-type="float" office:value="0.45374449339200001" table:style-name="ce7">
            <text:p>0.453744493</text:p>
          </table:table-cell>
          <table:table-cell office:value-type="float" office:value="24.5359249115" table:style-name="ce7">
            <text:p>24.53592491</text:p>
          </table:table-cell>
          <table:table-cell table:number-columns-repeated="16380"/>
        </table:table-row>
        <table:table-row table:style-name="ro1">
          <table:table-cell office:value-type="float" office:value="173638" table:style-name="ce7">
            <text:p>173638</text:p>
          </table:table-cell>
          <table:table-cell office:value-type="string" table:style-name="ce7">
            <text:p>TENN-L-0000051_lg</text:p>
          </table:table-cell>
          <table:table-cell office:value-type="float" office:value="0.328125" table:style-name="ce7">
            <text:p>0.328125</text:p>
          </table:table-cell>
          <table:table-cell office:value-type="float" office:value="32.374891996400002" table:style-name="ce7">
            <text:p>32.374892</text:p>
          </table:table-cell>
          <table:table-cell table:number-columns-repeated="16380"/>
        </table:table-row>
        <table:table-row table:style-name="ro1">
          <table:table-cell office:value-type="float" office:value="190727" table:style-name="ce7">
            <text:p>190727</text:p>
          </table:table-cell>
          <table:table-cell office:value-type="string" table:style-name="ce7">
            <text:p>TENN-L-0000052_lg</text:p>
          </table:table-cell>
          <table:table-cell office:value-type="float" office:value="0.53448275862100003" table:style-name="ce7">
            <text:p>0.534482759</text:p>
          </table:table-cell>
          <table:table-cell office:value-type="float" office:value="33.162954807299997" table:style-name="ce7">
            <text:p>33.16295481</text:p>
          </table:table-cell>
          <table:table-cell table:number-columns-repeated="16380"/>
        </table:table-row>
        <table:table-row table:style-name="ro1">
          <table:table-cell office:value-type="float" office:value="223828" table:style-name="ce7">
            <text:p>223828</text:p>
          </table:table-cell>
          <table:table-cell office:value-type="string" table:style-name="ce7">
            <text:p>TENN-L-0000053_lg</text:p>
          </table:table-cell>
          <table:table-cell office:value-type="float" office:value="0.60752688172000002" table:style-name="ce7">
            <text:p>0.607526882</text:p>
          </table:table-cell>
          <table:table-cell office:value-type="float" office:value="34.5283820629" table:style-name="ce7">
            <text:p>34.52838206</text:p>
          </table:table-cell>
          <table:table-cell table:number-columns-repeated="16380"/>
        </table:table-row>
        <table:table-row table:style-name="ro1">
          <table:table-cell office:value-type="float" office:value="140602" table:style-name="ce7">
            <text:p>140602</text:p>
          </table:table-cell>
          <table:table-cell office:value-type="string" table:style-name="ce7">
            <text:p>TENN-L-0000054_lg</text:p>
          </table:table-cell>
          <table:table-cell office:value-type="float" office:value="0.50934579439299998" table:style-name="ce7">
            <text:p>0.509345794</text:p>
          </table:table-cell>
          <table:table-cell office:value-type="float" office:value="28.696707010299999" table:style-name="ce7">
            <text:p>28.69670701</text:p>
          </table:table-cell>
          <table:table-cell table:number-columns-repeated="16380"/>
        </table:table-row>
        <table:table-row table:style-name="ro1">
          <table:table-cell office:value-type="float" office:value="148262" table:style-name="ce7">
            <text:p>148262</text:p>
          </table:table-cell>
          <table:table-cell office:value-type="string" table:style-name="ce7">
            <text:p>TENN-L-0000055_lg</text:p>
          </table:table-cell>
          <table:table-cell office:value-type="float" office:value="0.49508196721300002" table:style-name="ce7">
            <text:p>0.495081967</text:p>
          </table:table-cell>
          <table:table-cell office:value-type="float" office:value="27.5968720913" table:style-name="ce7">
            <text:p>27.59687209</text:p>
          </table:table-cell>
          <table:table-cell table:number-columns-repeated="16380"/>
        </table:table-row>
        <table:table-row table:style-name="ro1">
          <table:table-cell office:value-type="float" office:value="139912" table:style-name="ce7">
            <text:p>139912</text:p>
          </table:table-cell>
          <table:table-cell office:value-type="string" table:style-name="ce7">
            <text:p>TENN-L-0000056_lg</text:p>
          </table:table-cell>
          <table:table-cell office:value-type="float" office:value="0.57348703170000004" table:style-name="ce7">
            <text:p>0.573487032</text:p>
          </table:table-cell>
          <table:table-cell office:value-type="float" office:value="34.857198953599998" table:style-name="ce7">
            <text:p>34.85719895</text:p>
          </table:table-cell>
          <table:table-cell table:number-columns-repeated="16380"/>
        </table:table-row>
        <table:table-row table:style-name="ro1">
          <table:table-cell office:value-type="float" office:value="135524" table:style-name="ce7">
            <text:p>135524</text:p>
          </table:table-cell>
          <table:table-cell office:value-type="string" table:style-name="ce7">
            <text:p>TENN-L-0000057_lg</text:p>
          </table:table-cell>
          <table:table-cell office:value-type="float" office:value="0.55820895522400005" table:style-name="ce7">
            <text:p>0.558208955</text:p>
          </table:table-cell>
          <table:table-cell office:value-type="float" office:value="23.5969250202" table:style-name="ce7">
            <text:p>23.59692502</text:p>
          </table:table-cell>
          <table:table-cell table:number-columns-repeated="16380"/>
        </table:table-row>
        <table:table-row table:style-name="ro1">
          <table:table-cell office:value-type="float" office:value="210573" table:style-name="ce7">
            <text:p>210573</text:p>
          </table:table-cell>
          <table:table-cell office:value-type="string" table:style-name="ce7">
            <text:p>TENN-L-0000058_lg</text:p>
          </table:table-cell>
          <table:table-cell office:value-type="float" office:value="0.57383966244700002" table:style-name="ce7">
            <text:p>0.573839662</text:p>
          </table:table-cell>
          <table:table-cell office:value-type="float" office:value="24.430752992599999" table:style-name="ce7">
            <text:p>24.43075299</text:p>
          </table:table-cell>
          <table:table-cell table:number-columns-repeated="16380"/>
        </table:table-row>
        <table:table-row table:style-name="ro1">
          <table:table-cell office:value-type="float" office:value="156691" table:style-name="ce7">
            <text:p>156691</text:p>
          </table:table-cell>
          <table:table-cell office:value-type="string" table:style-name="ce7">
            <text:p>TENN-L-0000059_lg</text:p>
          </table:table-cell>
          <table:table-cell office:value-type="float" office:value="0.37051792828699998" table:style-name="ce7">
            <text:p>0.370517928</text:p>
          </table:table-cell>
          <table:table-cell office:value-type="float" office:value="25.808801174199999" table:style-name="ce7">
            <text:p>25.80880117</text:p>
          </table:table-cell>
          <table:table-cell table:number-columns-repeated="16380"/>
        </table:table-row>
        <table:table-row table:style-name="ro1">
          <table:table-cell office:value-type="float" office:value="343621" table:style-name="ce7">
            <text:p>343621</text:p>
          </table:table-cell>
          <table:table-cell office:value-type="string" table:style-name="ce7">
            <text:p>TENN-L-0000061_lg</text:p>
          </table:table-cell>
          <table:table-cell office:value-type="float" office:value="0.28813559321999999" table:style-name="ce7">
            <text:p>0.288135593</text:p>
          </table:table-cell>
          <table:table-cell office:value-type="float" office:value="24.448138952299999" table:style-name="ce7">
            <text:p>24.44813895</text:p>
          </table:table-cell>
          <table:table-cell table:number-columns-repeated="16380"/>
        </table:table-row>
        <table:table-row table:style-name="ro1">
          <table:table-cell office:value-type="float" office:value="169193" table:style-name="ce7">
            <text:p>169193</text:p>
          </table:table-cell>
          <table:table-cell office:value-type="string" table:style-name="ce7">
            <text:p>TENN-L-0000063_lg</text:p>
          </table:table-cell>
          <table:table-cell office:value-type="float" office:value="0.51097178683400002" table:style-name="ce7">
            <text:p>0.510971787</text:p>
          </table:table-cell>
          <table:table-cell office:value-type="float" office:value="25.500639915499999" table:style-name="ce7">
            <text:p>25.50063992</text:p>
          </table:table-cell>
          <table:table-cell table:number-columns-repeated="16380"/>
        </table:table-row>
        <table:table-row table:style-name="ro1">
          <table:table-cell office:value-type="float" office:value="115106" table:style-name="ce7">
            <text:p>115106</text:p>
          </table:table-cell>
          <table:table-cell office:value-type="string" table:style-name="ce7">
            <text:p>TENN-L-0000064_lg</text:p>
          </table:table-cell>
          <table:table-cell office:value-type="float" office:value="0.41081081081100002" table:style-name="ce7">
            <text:p>0.410810811</text:p>
          </table:table-cell>
          <table:table-cell office:value-type="float" office:value="35.707069873800002" table:style-name="ce7">
            <text:p>35.70706987</text:p>
          </table:table-cell>
          <table:table-cell table:number-columns-repeated="16380"/>
        </table:table-row>
        <table:table-row table:style-name="ro1">
          <table:table-cell office:value-type="float" office:value="112543" table:style-name="ce7">
            <text:p>112543</text:p>
          </table:table-cell>
          <table:table-cell office:value-type="string" table:style-name="ce7">
            <text:p>TENN-L-0000065_lg</text:p>
          </table:table-cell>
          <table:table-cell office:value-type="float" office:value="0.42372881355899999" table:style-name="ce7">
            <text:p>0.423728814</text:p>
          </table:table-cell>
          <table:table-cell office:value-type="float" office:value="24.885521888700001" table:style-name="ce7">
            <text:p>24.88552189</text:p>
          </table:table-cell>
          <table:table-cell table:number-columns-repeated="16380"/>
        </table:table-row>
        <table:table-row table:style-name="ro1">
          <table:table-cell office:value-type="float" office:value="92883" table:style-name="ce7">
            <text:p>92883</text:p>
          </table:table-cell>
          <table:table-cell office:value-type="string" table:style-name="ce7">
            <text:p>TENN-L-0000068_lg</text:p>
          </table:table-cell>
          <table:table-cell office:value-type="float" office:value="0.51295336787599999" table:style-name="ce7">
            <text:p>0.512953368</text:p>
          </table:table-cell>
          <table:table-cell office:value-type="float" office:value="23.023000001900002" table:style-name="ce7">
            <text:p>23.023</text:p>
          </table:table-cell>
          <table:table-cell table:number-columns-repeated="16380"/>
        </table:table-row>
        <table:table-row table:style-name="ro1">
          <table:table-cell office:value-type="float" office:value="151335" table:style-name="ce7">
            <text:p>151335</text:p>
          </table:table-cell>
          <table:table-cell office:value-type="string" table:style-name="ce7">
            <text:p>TENN-L-0000072_lg</text:p>
          </table:table-cell>
          <table:table-cell office:value-type="float" office:value="0.32800000000000001" table:style-name="ce7">
            <text:p>0.328</text:p>
          </table:table-cell>
          <table:table-cell office:value-type="float" office:value="22.609811067599999" table:style-name="ce7">
            <text:p>22.60981107</text:p>
          </table:table-cell>
          <table:table-cell table:number-columns-repeated="16380"/>
        </table:table-row>
        <table:table-row table:style-name="ro1">
          <table:table-cell office:value-type="float" office:value="155681" table:style-name="ce7">
            <text:p>155681</text:p>
          </table:table-cell>
          <table:table-cell office:value-type="string" table:style-name="ce7">
            <text:p>TENN-L-0000073_lg</text:p>
          </table:table-cell>
          <table:table-cell office:value-type="float" office:value="0.52800000000000002" table:style-name="ce7">
            <text:p>0.528</text:p>
          </table:table-cell>
          <table:table-cell office:value-type="float" office:value="32.153458118400003" table:style-name="ce7">
            <text:p>32.15345812</text:p>
          </table:table-cell>
          <table:table-cell table:number-columns-repeated="16380"/>
        </table:table-row>
        <table:table-row table:style-name="ro1">
          <table:table-cell office:value-type="float" office:value="96299" table:style-name="ce7">
            <text:p>96299</text:p>
          </table:table-cell>
          <table:table-cell office:value-type="string" table:style-name="ce7">
            <text:p>TENN-L-0000074_lg</text:p>
          </table:table-cell>
          <table:table-cell office:value-type="float" office:value="0.679245283019" table:style-name="ce7">
            <text:p>0.679245283</text:p>
          </table:table-cell>
          <table:table-cell office:value-type="float" office:value="28.148874044399999" table:style-name="ce7">
            <text:p>28.14887404</text:p>
          </table:table-cell>
          <table:table-cell table:number-columns-repeated="16380"/>
        </table:table-row>
        <table:table-row table:style-name="ro1">
          <table:table-cell office:value-type="float" office:value="167890" table:style-name="ce7">
            <text:p>167890</text:p>
          </table:table-cell>
          <table:table-cell office:value-type="string" table:style-name="ce7">
            <text:p>TENN-L-0000075_lg</text:p>
          </table:table-cell>
          <table:table-cell office:value-type="float" office:value="0.40931372549" table:style-name="ce7">
            <text:p>0.409313725</text:p>
          </table:table-cell>
          <table:table-cell office:value-type="float" office:value="30.545382976500001" table:style-name="ce7">
            <text:p>30.54538298</text:p>
          </table:table-cell>
          <table:table-cell table:number-columns-repeated="16380"/>
        </table:table-row>
        <table:table-row table:style-name="ro1">
          <table:table-cell office:value-type="float" office:value="165750" table:style-name="ce7">
            <text:p>165750</text:p>
          </table:table-cell>
          <table:table-cell office:value-type="string" table:style-name="ce7">
            <text:p>TENN-L-0000076_lg</text:p>
          </table:table-cell>
          <table:table-cell office:value-type="float" office:value="0.66402116402099998" table:style-name="ce7">
            <text:p>0.664021164</text:p>
          </table:table-cell>
          <table:table-cell office:value-type="float" office:value="35.965013027200001" table:style-name="ce7">
            <text:p>35.96501303</text:p>
          </table:table-cell>
          <table:table-cell table:number-columns-repeated="16380"/>
        </table:table-row>
        <table:table-row table:style-name="ro1">
          <table:table-cell office:value-type="float" office:value="171418" table:style-name="ce7">
            <text:p>171418</text:p>
          </table:table-cell>
          <table:table-cell office:value-type="string" table:style-name="ce7">
            <text:p>TENN-L-0000077_lg</text:p>
          </table:table-cell>
          <table:table-cell office:value-type="float" office:value="0.82490272373499995" table:style-name="ce7">
            <text:p>0.824902724</text:p>
          </table:table-cell>
          <table:table-cell office:value-type="float" office:value="35.502615928600001" table:style-name="ce7">
            <text:p>35.50261593</text:p>
          </table:table-cell>
          <table:table-cell table:number-columns-repeated="16380"/>
        </table:table-row>
        <table:table-row table:style-name="ro1">
          <table:table-cell office:value-type="float" office:value="98254" table:style-name="ce7">
            <text:p>98254</text:p>
          </table:table-cell>
          <table:table-cell office:value-type="string" table:style-name="ce7">
            <text:p>TENN-L-0000079_lg</text:p>
          </table:table-cell>
          <table:table-cell office:value-type="float" office:value="0.60606060606099998" table:style-name="ce7">
            <text:p>0.606060606</text:p>
          </table:table-cell>
          <table:table-cell office:value-type="float" office:value="27.168570041700001" table:style-name="ce7">
            <text:p>27.16857004</text:p>
          </table:table-cell>
          <table:table-cell table:number-columns-repeated="16380"/>
        </table:table-row>
        <table:table-row table:style-name="ro1">
          <table:table-cell office:value-type="float" office:value="268492" table:style-name="ce7">
            <text:p>268492</text:p>
          </table:table-cell>
          <table:table-cell office:value-type="string" table:style-name="ce7">
            <text:p>TENN-L-0000080_lg</text:p>
          </table:table-cell>
          <table:table-cell office:value-type="float" office:value="0.25886524822700002" table:style-name="ce7">
            <text:p>0.258865248</text:p>
          </table:table-cell>
          <table:table-cell office:value-type="float" office:value="34.438385963400002" table:style-name="ce7">
            <text:p>34.43838596</text:p>
          </table:table-cell>
          <table:table-cell table:number-columns-repeated="16380"/>
        </table:table-row>
        <table:table-row table:style-name="ro1">
          <table:table-cell office:value-type="float" office:value="117672" table:style-name="ce7">
            <text:p>117672</text:p>
          </table:table-cell>
          <table:table-cell office:value-type="string" table:style-name="ce7">
            <text:p>TENN-L-0000083_lg</text:p>
          </table:table-cell>
          <table:table-cell office:value-type="float" office:value="0.52678571428599996" table:style-name="ce7">
            <text:p>0.526785714</text:p>
          </table:table-cell>
          <table:table-cell office:value-type="float" office:value="32.557453870800003" table:style-name="ce7">
            <text:p>32.55745387</text:p>
          </table:table-cell>
          <table:table-cell table:number-columns-repeated="16380"/>
        </table:table-row>
        <table:table-row table:style-name="ro1">
          <table:table-cell office:value-type="float" office:value="124698" table:style-name="ce7">
            <text:p>124698</text:p>
          </table:table-cell>
          <table:table-cell office:value-type="string" table:style-name="ce7">
            <text:p>TENN-L-0000084_lg</text:p>
          </table:table-cell>
          <table:table-cell office:value-type="float" office:value="0.61946902654900005" table:style-name="ce7">
            <text:p>0.619469027</text:p>
          </table:table-cell>
          <table:table-cell office:value-type="float" office:value="33.105913877500001" table:style-name="ce7">
            <text:p>33.10591388</text:p>
          </table:table-cell>
          <table:table-cell table:number-columns-repeated="16380"/>
        </table:table-row>
        <table:table-row table:style-name="ro1">
          <table:table-cell office:value-type="float" office:value="141982" table:style-name="ce7">
            <text:p>141982</text:p>
          </table:table-cell>
          <table:table-cell office:value-type="string" table:style-name="ce7">
            <text:p>TENN-L-0000087_lg</text:p>
          </table:table-cell>
          <table:table-cell office:value-type="float" office:value="0.74350649350599995" table:style-name="ce7">
            <text:p>0.743506494</text:p>
          </table:table-cell>
          <table:table-cell office:value-type="float" office:value="24.070739984500001" table:style-name="ce7">
            <text:p>24.07073998</text:p>
          </table:table-cell>
          <table:table-cell table:number-columns-repeated="16380"/>
        </table:table-row>
        <table:table-row table:style-name="ro1">
          <table:table-cell office:value-type="float" office:value="120103" table:style-name="ce7">
            <text:p>120103</text:p>
          </table:table-cell>
          <table:table-cell office:value-type="string" table:style-name="ce7">
            <text:p>TENN-L-0000089_lg</text:p>
          </table:table-cell>
          <table:table-cell office:value-type="float" office:value="0.271317829457" table:style-name="ce7">
            <text:p>0.271317829</text:p>
          </table:table-cell>
          <table:table-cell office:value-type="float" office:value="35.511729955699998" table:style-name="ce7">
            <text:p>35.51172996</text:p>
          </table:table-cell>
          <table:table-cell table:number-columns-repeated="16380"/>
        </table:table-row>
        <table:table-row table:style-name="ro1">
          <table:table-cell office:value-type="float" office:value="130012" table:style-name="ce7">
            <text:p>130012</text:p>
          </table:table-cell>
          <table:table-cell office:value-type="string" table:style-name="ce7">
            <text:p>TENN-L-0000090_lg</text:p>
          </table:table-cell>
          <table:table-cell office:value-type="float" office:value="0.4" table:style-name="ce7">
            <text:p>0.4</text:p>
          </table:table-cell>
          <table:table-cell office:value-type="float" office:value="34.682127952599998" table:style-name="ce7">
            <text:p>34.68212795</text:p>
          </table:table-cell>
          <table:table-cell table:number-columns-repeated="16380"/>
        </table:table-row>
        <table:table-row table:style-name="ro1">
          <table:table-cell office:value-type="float" office:value="118142" table:style-name="ce7">
            <text:p>118142</text:p>
          </table:table-cell>
          <table:table-cell office:value-type="string" table:style-name="ce7">
            <text:p>TENN-L-0000091_lg</text:p>
          </table:table-cell>
          <table:table-cell office:value-type="float" office:value="0.56571428571399995" table:style-name="ce7">
            <text:p>0.565714286</text:p>
          </table:table-cell>
          <table:table-cell office:value-type="float" office:value="20.160971880000002" table:style-name="ce7">
            <text:p>20.16097188</text:p>
          </table:table-cell>
          <table:table-cell table:number-columns-repeated="16380"/>
        </table:table-row>
        <table:table-row table:style-name="ro1">
          <table:table-cell office:value-type="float" office:value="104809" table:style-name="ce7">
            <text:p>104809</text:p>
          </table:table-cell>
          <table:table-cell office:value-type="string" table:style-name="ce7">
            <text:p>TENN-L-0000093_lg</text:p>
          </table:table-cell>
          <table:table-cell office:value-type="float" office:value="0.50980392156900001" table:style-name="ce7">
            <text:p>0.509803922</text:p>
          </table:table-cell>
          <table:table-cell office:value-type="float" office:value="31.914997100800001" table:style-name="ce7">
            <text:p>31.9149971</text:p>
          </table:table-cell>
          <table:table-cell table:number-columns-repeated="16380"/>
        </table:table-row>
        <table:table-row table:style-name="ro1">
          <table:table-cell office:value-type="float" office:value="122158" table:style-name="ce7">
            <text:p>122158</text:p>
          </table:table-cell>
          <table:table-cell office:value-type="string" table:style-name="ce7">
            <text:p>TENN-L-0000095_lg</text:p>
          </table:table-cell>
          <table:table-cell office:value-type="float" office:value="0.43778801843300003" table:style-name="ce7">
            <text:p>0.437788018</text:p>
          </table:table-cell>
          <table:table-cell office:value-type="float" office:value="37.671828985200001" table:style-name="ce7">
            <text:p>37.67182899</text:p>
          </table:table-cell>
          <table:table-cell table:number-columns-repeated="16380"/>
        </table:table-row>
        <table:table-row table:style-name="ro1">
          <table:table-cell office:value-type="float" office:value="150932" table:style-name="ce7">
            <text:p>150932</text:p>
          </table:table-cell>
          <table:table-cell office:value-type="string" table:style-name="ce7">
            <text:p>TENN-L-0000097_lg</text:p>
          </table:table-cell>
          <table:table-cell office:value-type="float" office:value="0.51987767584099998" table:style-name="ce7">
            <text:p>0.519877676</text:p>
          </table:table-cell>
          <table:table-cell office:value-type="float" office:value="28.4339039326" table:style-name="ce7">
            <text:p>28.43390393</text:p>
          </table:table-cell>
          <table:table-cell table:number-columns-repeated="16380"/>
        </table:table-row>
        <table:table-row table:style-name="ro1">
          <table:table-cell office:value-type="float" office:value="94681" table:style-name="ce7">
            <text:p>94681</text:p>
          </table:table-cell>
          <table:table-cell office:value-type="string" table:style-name="ce7">
            <text:p>TENN-L-0000098_lg</text:p>
          </table:table-cell>
          <table:table-cell office:value-type="float" office:value="0.380782918149" table:style-name="ce7">
            <text:p>0.380782918</text:p>
          </table:table-cell>
          <table:table-cell office:value-type="float" office:value="35.038151025799998" table:style-name="ce7">
            <text:p>35.03815103</text:p>
          </table:table-cell>
          <table:table-cell table:number-columns-repeated="16380"/>
        </table:table-row>
        <table:table-row table:style-name="ro1">
          <table:table-cell office:value-type="float" office:value="172411" table:style-name="ce7">
            <text:p>172411</text:p>
          </table:table-cell>
          <table:table-cell office:value-type="string" table:style-name="ce7">
            <text:p>TENN-L-0000099_lg</text:p>
          </table:table-cell>
          <table:table-cell office:value-type="float" office:value="0.33928571428600002" table:style-name="ce7">
            <text:p>0.339285714</text:p>
          </table:table-cell>
          <table:table-cell office:value-type="float" office:value="28.842736959500002" table:style-name="ce7">
            <text:p>28.84273696</text:p>
          </table:table-cell>
          <table:table-cell table:number-columns-repeated="16380"/>
        </table:table-row>
        <table:table-row table:style-name="ro1">
          <table:table-cell office:value-type="float" office:value="191791" table:style-name="ce7">
            <text:p>191791</text:p>
          </table:table-cell>
          <table:table-cell office:value-type="string" table:style-name="ce7">
            <text:p>WIS-L-0011726_lg</text:p>
          </table:table-cell>
          <table:table-cell office:value-type="float" office:value="0.181818181818" table:style-name="ce7">
            <text:p>0.181818182</text:p>
          </table:table-cell>
          <table:table-cell office:value-type="float" office:value="34.667193174399998" table:style-name="ce7">
            <text:p>34.66719317</text:p>
          </table:table-cell>
          <table:table-cell table:number-columns-repeated="16380"/>
        </table:table-row>
        <table:table-row table:style-name="ro1">
          <table:table-cell office:value-type="float" office:value="183253" table:style-name="ce7">
            <text:p>183253</text:p>
          </table:table-cell>
          <table:table-cell office:value-type="string" table:style-name="ce7">
            <text:p>WIS-L-0011727_lg</text:p>
          </table:table-cell>
          <table:table-cell office:value-type="float" office:value="0.213032581454" table:style-name="ce7">
            <text:p>0.213032581</text:p>
          </table:table-cell>
          <table:table-cell office:value-type="float" office:value="29.598006963700001" table:style-name="ce7">
            <text:p>29.59800696</text:p>
          </table:table-cell>
          <table:table-cell table:number-columns-repeated="16380"/>
        </table:table-row>
        <table:table-row table:style-name="ro1">
          <table:table-cell office:value-type="float" office:value="171696" table:style-name="ce7">
            <text:p>171696</text:p>
          </table:table-cell>
          <table:table-cell office:value-type="string" table:style-name="ce7">
            <text:p>WIS-L-0011728_lg</text:p>
          </table:table-cell>
          <table:table-cell office:value-type="float" office:value="0.39354838709700002" table:style-name="ce7">
            <text:p>0.393548387</text:p>
          </table:table-cell>
          <table:table-cell office:value-type="float" office:value="32.022225141500002" table:style-name="ce7">
            <text:p>32.02222514</text:p>
          </table:table-cell>
          <table:table-cell table:number-columns-repeated="16380"/>
        </table:table-row>
        <table:table-row table:style-name="ro1">
          <table:table-cell office:value-type="float" office:value="174198" table:style-name="ce7">
            <text:p>174198</text:p>
          </table:table-cell>
          <table:table-cell office:value-type="string" table:style-name="ce7">
            <text:p>WIS-L-0011729_lg</text:p>
          </table:table-cell>
          <table:table-cell office:value-type="float" office:value="0.24324324324300001" table:style-name="ce7">
            <text:p>0.243243243</text:p>
          </table:table-cell>
          <table:table-cell office:value-type="float" office:value="31.866313934299999" table:style-name="ce7">
            <text:p>31.86631393</text:p>
          </table:table-cell>
          <table:table-cell table:number-columns-repeated="16380"/>
        </table:table-row>
        <table:table-row table:style-name="ro1">
          <table:table-cell office:value-type="float" office:value="169981" table:style-name="ce7">
            <text:p>169981</text:p>
          </table:table-cell>
          <table:table-cell office:value-type="string" table:style-name="ce7">
            <text:p>WIS-L-0011730_lg</text:p>
          </table:table-cell>
          <table:table-cell office:value-type="float" office:value="0.24584717608000001" table:style-name="ce7">
            <text:p>0.245847176</text:p>
          </table:table-cell>
          <table:table-cell office:value-type="float" office:value="33.084124088300001" table:style-name="ce7">
            <text:p>33.08412409</text:p>
          </table:table-cell>
          <table:table-cell table:number-columns-repeated="16380"/>
        </table:table-row>
        <table:table-row table:style-name="ro1">
          <table:table-cell office:value-type="float" office:value="209093" table:style-name="ce7">
            <text:p>209093</text:p>
          </table:table-cell>
          <table:table-cell office:value-type="string" table:style-name="ce7">
            <text:p>WIS-L-0011731_lg</text:p>
          </table:table-cell>
          <table:table-cell office:value-type="float" office:value="0.34899328859099998" table:style-name="ce7">
            <text:p>0.348993289</text:p>
          </table:table-cell>
          <table:table-cell office:value-type="float" office:value="35.804063081700001" table:style-name="ce7">
            <text:p>35.80406308</text:p>
          </table:table-cell>
          <table:table-cell table:number-columns-repeated="16380"/>
        </table:table-row>
        <table:table-row table:style-name="ro1">
          <table:table-cell office:value-type="float" office:value="208891" table:style-name="ce7">
            <text:p>208891</text:p>
          </table:table-cell>
          <table:table-cell office:value-type="string" table:style-name="ce7">
            <text:p>WIS-L-0011732_lg</text:p>
          </table:table-cell>
          <table:table-cell office:value-type="float" office:value="0.29620253164600002" table:style-name="ce7">
            <text:p>0.296202532</text:p>
          </table:table-cell>
          <table:table-cell office:value-type="float" office:value="27.739267826100001" table:style-name="ce7">
            <text:p>27.73926783</text:p>
          </table:table-cell>
          <table:table-cell table:number-columns-repeated="16380"/>
        </table:table-row>
        <table:table-row table:style-name="ro1">
          <table:table-cell office:value-type="float" office:value="190101" table:style-name="ce7">
            <text:p>190101</text:p>
          </table:table-cell>
          <table:table-cell office:value-type="string" table:style-name="ce7">
            <text:p>WIS-L-0011733_lg</text:p>
          </table:table-cell>
          <table:table-cell office:value-type="float" office:value="0.30136986301399998" table:style-name="ce7">
            <text:p>0.301369863</text:p>
          </table:table-cell>
          <table:table-cell office:value-type="float" office:value="25.905256986600001" table:style-name="ce7">
            <text:p>25.90525699</text:p>
          </table:table-cell>
          <table:table-cell table:number-columns-repeated="16380"/>
        </table:table-row>
        <table:table-row table:style-name="ro1">
          <table:table-cell office:value-type="float" office:value="190738" table:style-name="ce7">
            <text:p>190738</text:p>
          </table:table-cell>
          <table:table-cell office:value-type="string" table:style-name="ce7">
            <text:p>WIS-L-0011734_lg</text:p>
          </table:table-cell>
          <table:table-cell office:value-type="float" office:value="0.25538461538500001" table:style-name="ce7">
            <text:p>0.255384615</text:p>
          </table:table-cell>
          <table:table-cell office:value-type="float" office:value="26.224564075499998" table:style-name="ce7">
            <text:p>26.22456408</text:p>
          </table:table-cell>
          <table:table-cell table:number-columns-repeated="16380"/>
        </table:table-row>
        <table:table-row table:style-name="ro1">
          <table:table-cell office:value-type="float" office:value="250220" table:style-name="ce7">
            <text:p>250220</text:p>
          </table:table-cell>
          <table:table-cell office:value-type="string" table:style-name="ce7">
            <text:p>WIS-L-0011735_lg</text:p>
          </table:table-cell>
          <table:table-cell office:value-type="float" office:value="0.71985815602799996" table:style-name="ce7">
            <text:p>0.719858156</text:p>
          </table:table-cell>
          <table:table-cell office:value-type="float" office:value="31.932221889499999" table:style-name="ce7">
            <text:p>31.93222189</text:p>
          </table:table-cell>
          <table:table-cell table:number-columns-repeated="16380"/>
        </table:table-row>
        <table:table-row table:style-name="ro1">
          <table:table-cell office:value-type="float" office:value="190066" table:style-name="ce7">
            <text:p>190066</text:p>
          </table:table-cell>
          <table:table-cell office:value-type="string" table:style-name="ce7">
            <text:p>WIS-L-0011736_lg</text:p>
          </table:table-cell>
          <table:table-cell office:value-type="float" office:value="0.36615384615399998" table:style-name="ce7">
            <text:p>0.366153846</text:p>
          </table:table-cell>
          <table:table-cell office:value-type="float" office:value="25.628494977999999" table:style-name="ce7">
            <text:p>25.62849498</text:p>
          </table:table-cell>
          <table:table-cell table:number-columns-repeated="16380"/>
        </table:table-row>
        <table:table-row table:style-name="ro1">
          <table:table-cell office:value-type="float" office:value="156612" table:style-name="ce7">
            <text:p>156612</text:p>
          </table:table-cell>
          <table:table-cell office:value-type="string" table:style-name="ce7">
            <text:p>WIS-L-0012025_lg</text:p>
          </table:table-cell>
          <table:table-cell office:value-type="float" office:value="0.41009463722400002" table:style-name="ce7">
            <text:p>0.410094637</text:p>
          </table:table-cell>
          <table:table-cell office:value-type="float" office:value="31.0242848396" table:style-name="ce7">
            <text:p>31.02428484</text:p>
          </table:table-cell>
          <table:table-cell table:number-columns-repeated="16380"/>
        </table:table-row>
        <table:table-row table:style-name="ro1">
          <table:table-cell office:value-type="float" office:value="175280" table:style-name="ce7">
            <text:p>175280</text:p>
          </table:table-cell>
          <table:table-cell office:value-type="string" table:style-name="ce7">
            <text:p>WIS-L-0012026_lg</text:p>
          </table:table-cell>
          <table:table-cell office:value-type="float" office:value="0.30351437699700001" table:style-name="ce7">
            <text:p>0.303514377</text:p>
          </table:table-cell>
          <table:table-cell office:value-type="float" office:value="25.9741110802" table:style-name="ce7">
            <text:p>25.97411108</text:p>
          </table:table-cell>
          <table:table-cell table:number-columns-repeated="16380"/>
        </table:table-row>
        <table:table-row table:style-name="ro1">
          <table:table-cell office:value-type="float" office:value="175316" table:style-name="ce7">
            <text:p>175316</text:p>
          </table:table-cell>
          <table:table-cell office:value-type="string" table:style-name="ce7">
            <text:p>WIS-L-0012027_lg</text:p>
          </table:table-cell>
          <table:table-cell office:value-type="float" office:value="0.35668789808899998" table:style-name="ce7">
            <text:p>0.356687898</text:p>
          </table:table-cell>
          <table:table-cell office:value-type="float" office:value="36.923825979199997" table:style-name="ce7">
            <text:p>36.92382598</text:p>
          </table:table-cell>
          <table:table-cell table:number-columns-repeated="16380"/>
        </table:table-row>
        <table:table-row table:style-name="ro1">
          <table:table-cell office:value-type="float" office:value="181268" table:style-name="ce7">
            <text:p>181268</text:p>
          </table:table-cell>
          <table:table-cell office:value-type="string" table:style-name="ce7">
            <text:p>WIS-L-0012028_lg</text:p>
          </table:table-cell>
          <table:table-cell office:value-type="float" office:value="0.48461538461499998" table:style-name="ce7">
            <text:p>0.484615385</text:p>
          </table:table-cell>
          <table:table-cell office:value-type="float" office:value="34.616168975800001" table:style-name="ce7">
            <text:p>34.61616898</text:p>
          </table:table-cell>
          <table:table-cell table:number-columns-repeated="16380"/>
        </table:table-row>
        <table:table-row table:style-name="ro1">
          <table:table-cell office:value-type="float" office:value="177282" table:style-name="ce7">
            <text:p>177282</text:p>
          </table:table-cell>
          <table:table-cell office:value-type="string" table:style-name="ce7">
            <text:p>WIS-L-0012029_lg</text:p>
          </table:table-cell>
          <table:table-cell office:value-type="float" office:value="0.57069408740399996" table:style-name="ce7">
            <text:p>0.570694087</text:p>
          </table:table-cell>
          <table:table-cell office:value-type="float" office:value="36.496601104699998" table:style-name="ce7">
            <text:p>36.4966011</text:p>
          </table:table-cell>
          <table:table-cell table:number-columns-repeated="16380"/>
        </table:table-row>
        <table:table-row table:style-name="ro1">
          <table:table-cell office:value-type="float" office:value="179397" table:style-name="ce7">
            <text:p>179397</text:p>
          </table:table-cell>
          <table:table-cell office:value-type="string" table:style-name="ce7">
            <text:p>WIS-L-0012030_lg</text:p>
          </table:table-cell>
          <table:table-cell office:value-type="float" office:value="0.59326424870500005" table:style-name="ce7">
            <text:p>0.593264249</text:p>
          </table:table-cell>
          <table:table-cell office:value-type="float" office:value="23.974462985999999" table:style-name="ce7">
            <text:p>23.97446299</text:p>
          </table:table-cell>
          <table:table-cell table:number-columns-repeated="16380"/>
        </table:table-row>
        <table:table-row table:style-name="ro1">
          <table:table-cell office:value-type="float" office:value="180725" table:style-name="ce7">
            <text:p>180725</text:p>
          </table:table-cell>
          <table:table-cell office:value-type="string" table:style-name="ce7">
            <text:p>WIS-L-0012031_lg</text:p>
          </table:table-cell>
          <table:table-cell office:value-type="float" office:value="0.52454780361800002" table:style-name="ce7">
            <text:p>0.524547804</text:p>
          </table:table-cell>
          <table:table-cell office:value-type="float" office:value="32.946456909200002" table:style-name="ce7">
            <text:p>32.94645691</text:p>
          </table:table-cell>
          <table:table-cell table:number-columns-repeated="16380"/>
        </table:table-row>
        <table:table-row table:style-name="ro1">
          <table:table-cell office:value-type="float" office:value="178619" table:style-name="ce7">
            <text:p>178619</text:p>
          </table:table-cell>
          <table:table-cell office:value-type="string" table:style-name="ce7">
            <text:p>WIS-L-0012032_lg</text:p>
          </table:table-cell>
          <table:table-cell office:value-type="float" office:value="0.42966751918200002" table:style-name="ce7">
            <text:p>0.429667519</text:p>
          </table:table-cell>
          <table:table-cell office:value-type="float" office:value="31.8442411423" table:style-name="ce7">
            <text:p>31.84424114</text:p>
          </table:table-cell>
          <table:table-cell table:number-columns-repeated="16380"/>
        </table:table-row>
        <table:table-row table:style-name="ro1">
          <table:table-cell office:value-type="float" office:value="177636" table:style-name="ce7">
            <text:p>177636</text:p>
          </table:table-cell>
          <table:table-cell office:value-type="string" table:style-name="ce7">
            <text:p>WIS-L-0012033_lg</text:p>
          </table:table-cell>
          <table:table-cell office:value-type="float" office:value="0.426751592357" table:style-name="ce7">
            <text:p>0.426751592</text:p>
          </table:table-cell>
          <table:table-cell office:value-type="float" office:value="35.903996944399999" table:style-name="ce7">
            <text:p>35.90399694</text:p>
          </table:table-cell>
          <table:table-cell table:number-columns-repeated="16380"/>
        </table:table-row>
        <table:table-row table:style-name="ro1">
          <table:table-cell office:value-type="float" office:value="178047" table:style-name="ce7">
            <text:p>178047</text:p>
          </table:table-cell>
          <table:table-cell office:value-type="string" table:style-name="ce7">
            <text:p>WIS-L-0012034_lg</text:p>
          </table:table-cell>
          <table:table-cell office:value-type="float" office:value="0.57413249211399997" table:style-name="ce7">
            <text:p>0.574132492</text:p>
          </table:table-cell>
          <table:table-cell office:value-type="float" office:value="34.523465156599997" table:style-name="ce7">
            <text:p>34.52346516</text:p>
          </table:table-cell>
          <table:table-cell table:number-columns-repeated="16380"/>
        </table:table-row>
        <table:table-row table:style-name="ro1">
          <table:table-cell office:value-type="float" office:value="184056" table:style-name="ce7">
            <text:p>184056</text:p>
          </table:table-cell>
          <table:table-cell office:value-type="string" table:style-name="ce7">
            <text:p>WIS-L-0012035_lg</text:p>
          </table:table-cell>
          <table:table-cell office:value-type="float" office:value="0.32915360501599999" table:style-name="ce7">
            <text:p>0.329153605</text:p>
          </table:table-cell>
          <table:table-cell office:value-type="float" office:value="27.197056055099999" table:style-name="ce7">
            <text:p>27.19705606</text:p>
          </table:table-cell>
          <table:table-cell table:number-columns-repeated="16380"/>
        </table:table-row>
        <table:table-row table:style-name="ro1">
          <table:table-cell office:value-type="float" office:value="191885" table:style-name="ce7">
            <text:p>191885</text:p>
          </table:table-cell>
          <table:table-cell office:value-type="string" table:style-name="ce7">
            <text:p>WIS-L-0012036_lg</text:p>
          </table:table-cell>
          <table:table-cell office:value-type="float" office:value="0.39411764705899999" table:style-name="ce7">
            <text:p>0.394117647</text:p>
          </table:table-cell>
          <table:table-cell office:value-type="float" office:value="31.5150270462" table:style-name="ce7">
            <text:p>31.51502705</text:p>
          </table:table-cell>
          <table:table-cell table:number-columns-repeated="16380"/>
        </table:table-row>
        <table:table-row table:style-name="ro1">
          <table:table-cell office:value-type="float" office:value="187998" table:style-name="ce7">
            <text:p>187998</text:p>
          </table:table-cell>
          <table:table-cell office:value-type="string" table:style-name="ce7">
            <text:p>WIS-L-0012037_lg</text:p>
          </table:table-cell>
          <table:table-cell office:value-type="float" office:value="0.34062500000000001" table:style-name="ce7">
            <text:p>0.340625</text:p>
          </table:table-cell>
          <table:table-cell office:value-type="float" office:value="22.673304081000001" table:style-name="ce7">
            <text:p>22.67330408</text:p>
          </table:table-cell>
          <table:table-cell table:number-columns-repeated="16380"/>
        </table:table-row>
        <table:table-row table:style-name="ro1">
          <table:table-cell office:value-type="float" office:value="179439" table:style-name="ce7">
            <text:p>179439</text:p>
          </table:table-cell>
          <table:table-cell office:value-type="string" table:style-name="ce7">
            <text:p>WIS-L-0012038_lg</text:p>
          </table:table-cell>
          <table:table-cell office:value-type="float" office:value="0.29928741092599997" table:style-name="ce7">
            <text:p>0.299287411</text:p>
          </table:table-cell>
          <table:table-cell office:value-type="float" office:value="25.293491125100001" table:style-name="ce7">
            <text:p>25.29349113</text:p>
          </table:table-cell>
          <table:table-cell table:number-columns-repeated="16380"/>
        </table:table-row>
        <table:table-row table:style-name="ro1">
          <table:table-cell office:value-type="float" office:value="189301" table:style-name="ce7">
            <text:p>189301</text:p>
          </table:table-cell>
          <table:table-cell office:value-type="string" table:style-name="ce7">
            <text:p>WIS-L-0012039_lg</text:p>
          </table:table-cell>
          <table:table-cell office:value-type="float" office:value="0.40894568690100003" table:style-name="ce7">
            <text:p>0.408945687</text:p>
          </table:table-cell>
          <table:table-cell office:value-type="float" office:value="36.9368839264" table:style-name="ce7">
            <text:p>36.93688393</text:p>
          </table:table-cell>
          <table:table-cell table:number-columns-repeated="16380"/>
        </table:table-row>
        <table:table-row table:style-name="ro1">
          <table:table-cell office:value-type="float" office:value="193728" table:style-name="ce7">
            <text:p>193728</text:p>
          </table:table-cell>
          <table:table-cell office:value-type="string" table:style-name="ce7">
            <text:p>WIS-L-0012040_lg</text:p>
          </table:table-cell>
          <table:table-cell office:value-type="float" office:value="0.381201044386" table:style-name="ce7">
            <text:p>0.381201044</text:p>
          </table:table-cell>
          <table:table-cell office:value-type="float" office:value="23.249938011200001" table:style-name="ce7">
            <text:p>23.24993801</text:p>
          </table:table-cell>
          <table:table-cell table:number-columns-repeated="16380"/>
        </table:table-row>
        <table:table-row table:style-name="ro1">
          <table:table-cell office:value-type="float" office:value="186796" table:style-name="ce7">
            <text:p>186796</text:p>
          </table:table-cell>
          <table:table-cell office:value-type="string" table:style-name="ce7">
            <text:p>WIS-L-0012041_lg</text:p>
          </table:table-cell>
          <table:table-cell office:value-type="float" office:value="0.29521276595700002" table:style-name="ce7">
            <text:p>0.295212766</text:p>
          </table:table-cell>
          <table:table-cell office:value-type="float" office:value="25.826884031300001" table:style-name="ce7">
            <text:p>25.82688403</text:p>
          </table:table-cell>
          <table:table-cell table:number-columns-repeated="16380"/>
        </table:table-row>
        <table:table-row table:style-name="ro1">
          <table:table-cell office:value-type="float" office:value="183313" table:style-name="ce7">
            <text:p>183313</text:p>
          </table:table-cell>
          <table:table-cell office:value-type="string" table:style-name="ce7">
            <text:p>WIS-L-0012042_lg</text:p>
          </table:table-cell>
          <table:table-cell office:value-type="float" office:value="0.47138964577699999" table:style-name="ce7">
            <text:p>0.471389646</text:p>
          </table:table-cell>
          <table:table-cell office:value-type="float" office:value="24.664423942599999" table:style-name="ce7">
            <text:p>24.66442394</text:p>
          </table:table-cell>
          <table:table-cell table:number-columns-repeated="16380"/>
        </table:table-row>
        <table:table-row table:style-name="ro1">
          <table:table-cell office:value-type="float" office:value="184352" table:style-name="ce7">
            <text:p>184352</text:p>
          </table:table-cell>
          <table:table-cell office:value-type="string" table:style-name="ce7">
            <text:p>WIS-L-0012043_lg</text:p>
          </table:table-cell>
          <table:table-cell office:value-type="float" office:value="0.60880829015500004" table:style-name="ce7">
            <text:p>0.60880829</text:p>
          </table:table-cell>
          <table:table-cell office:value-type="float" office:value="34.551372051199998" table:style-name="ce7">
            <text:p>34.55137205</text:p>
          </table:table-cell>
          <table:table-cell table:number-columns-repeated="16380"/>
        </table:table-row>
        <table:table-row table:style-name="ro1">
          <table:table-cell office:value-type="float" office:value="215120" table:style-name="ce7">
            <text:p>215120</text:p>
          </table:table-cell>
          <table:table-cell office:value-type="string" table:style-name="ce7">
            <text:p>WIS-L-0012044_lg</text:p>
          </table:table-cell>
          <table:table-cell office:value-type="float" office:value="0.35049019607800003" table:style-name="ce7">
            <text:p>0.350490196</text:p>
          </table:table-cell>
          <table:table-cell office:value-type="float" office:value="36.831687211999999" table:style-name="ce7">
            <text:p>36.83168721</text:p>
          </table:table-cell>
          <table:table-cell table:number-columns-repeated="16380"/>
        </table:table-row>
        <table:table-row table:style-name="ro1">
          <table:table-cell office:value-type="float" office:value="206908" table:style-name="ce7">
            <text:p>206908</text:p>
          </table:table-cell>
          <table:table-cell office:value-type="string" table:style-name="ce7">
            <text:p>WIS-L-0012045_lg</text:p>
          </table:table-cell>
          <table:table-cell office:value-type="float" office:value="0.37368421052599998" table:style-name="ce7">
            <text:p>0.373684211</text:p>
          </table:table-cell>
          <table:table-cell office:value-type="float" office:value="35.238889932600003" table:style-name="ce7">
            <text:p>35.23888993</text:p>
          </table:table-cell>
          <table:table-cell table:number-columns-repeated="16380"/>
        </table:table-row>
        <table:table-row table:style-name="ro1">
          <table:table-cell office:value-type="float" office:value="201732" table:style-name="ce7">
            <text:p>201732</text:p>
          </table:table-cell>
          <table:table-cell office:value-type="string" table:style-name="ce7">
            <text:p>WIS-L-0012046_lg</text:p>
          </table:table-cell>
          <table:table-cell office:value-type="float" office:value="0.29749999999999999" table:style-name="ce7">
            <text:p>0.2975</text:p>
          </table:table-cell>
          <table:table-cell office:value-type="float" office:value="28.221123933800001" table:style-name="ce7">
            <text:p>28.22112393</text:p>
          </table:table-cell>
          <table:table-cell table:number-columns-repeated="16380"/>
        </table:table-row>
        <table:table-row table:style-name="ro1">
          <table:table-cell office:value-type="float" office:value="181075" table:style-name="ce7">
            <text:p>181075</text:p>
          </table:table-cell>
          <table:table-cell office:value-type="string" table:style-name="ce7">
            <text:p>WIS-L-0012047_lg</text:p>
          </table:table-cell>
          <table:table-cell office:value-type="float" office:value="0.59102902374699995" table:style-name="ce7">
            <text:p>0.591029024</text:p>
          </table:table-cell>
          <table:table-cell office:value-type="float" office:value="35.296472787900001" table:style-name="ce7">
            <text:p>35.29647279</text:p>
          </table:table-cell>
          <table:table-cell table:number-columns-repeated="16380"/>
        </table:table-row>
        <table:table-row table:style-name="ro1">
          <table:table-cell office:value-type="float" office:value="183538" table:style-name="ce7">
            <text:p>183538</text:p>
          </table:table-cell>
          <table:table-cell office:value-type="string" table:style-name="ce7">
            <text:p>WIS-L-0012048_lg</text:p>
          </table:table-cell>
          <table:table-cell office:value-type="float" office:value="0.48825065274200002" table:style-name="ce7">
            <text:p>0.488250653</text:p>
          </table:table-cell>
          <table:table-cell office:value-type="float" office:value="25.665541887300002" table:style-name="ce7">
            <text:p>25.66554189</text:p>
          </table:table-cell>
          <table:table-cell table:number-columns-repeated="16380"/>
        </table:table-row>
        <table:table-row table:style-name="ro1">
          <table:table-cell office:value-type="float" office:value="209918" table:style-name="ce7">
            <text:p>209918</text:p>
          </table:table-cell>
          <table:table-cell office:value-type="string" table:style-name="ce7">
            <text:p>WIS-L-0012049_lg</text:p>
          </table:table-cell>
          <table:table-cell office:value-type="float" office:value="0.31481481481500001" table:style-name="ce7">
            <text:p>0.314814815</text:p>
          </table:table-cell>
          <table:table-cell office:value-type="float" office:value="36.205077886600002" table:style-name="ce7">
            <text:p>36.20507789</text:p>
          </table:table-cell>
          <table:table-cell table:number-columns-repeated="16380"/>
        </table:table-row>
        <table:table-row table:style-name="ro1">
          <table:table-cell office:value-type="float" office:value="179038" table:style-name="ce7">
            <text:p>179038</text:p>
          </table:table-cell>
          <table:table-cell office:value-type="string" table:style-name="ce7">
            <text:p>WIS-L-0012050_lg</text:p>
          </table:table-cell>
          <table:table-cell office:value-type="float" office:value="0.20145631068" table:style-name="ce7">
            <text:p>0.201456311</text:p>
          </table:table-cell>
          <table:table-cell office:value-type="float" office:value="32.509166002299999" table:style-name="ce7">
            <text:p>32.509166</text:p>
          </table:table-cell>
          <table:table-cell table:number-columns-repeated="16380"/>
        </table:table-row>
        <table:table-row table:style-name="ro1">
          <table:table-cell office:value-type="float" office:value="185017" table:style-name="ce7">
            <text:p>185017</text:p>
          </table:table-cell>
          <table:table-cell office:value-type="string" table:style-name="ce7">
            <text:p>WIS-L-0012051_lg</text:p>
          </table:table-cell>
          <table:table-cell office:value-type="float" office:value="0.28421052631600002" table:style-name="ce7">
            <text:p>0.284210526</text:p>
          </table:table-cell>
          <table:table-cell office:value-type="float" office:value="28.4129619598" table:style-name="ce7">
            <text:p>28.41296196</text:p>
          </table:table-cell>
          <table:table-cell table:number-columns-repeated="16380"/>
        </table:table-row>
        <table:table-row table:style-name="ro1">
          <table:table-cell office:value-type="float" office:value="184990" table:style-name="ce7">
            <text:p>184990</text:p>
          </table:table-cell>
          <table:table-cell office:value-type="string" table:style-name="ce7">
            <text:p>WIS-L-0012052_lg</text:p>
          </table:table-cell>
          <table:table-cell office:value-type="float" office:value="0.26750000000000002" table:style-name="ce7">
            <text:p>0.2675</text:p>
          </table:table-cell>
          <table:table-cell office:value-type="float" office:value="32.364992856999997" table:style-name="ce7">
            <text:p>32.36499286</text:p>
          </table:table-cell>
          <table:table-cell table:number-columns-repeated="16380"/>
        </table:table-row>
        <table:table-row table:style-name="ro1">
          <table:table-cell office:value-type="float" office:value="171376" table:style-name="ce7">
            <text:p>171376</text:p>
          </table:table-cell>
          <table:table-cell office:value-type="string" table:style-name="ce7">
            <text:p>WIS-L-0012053_lg</text:p>
          </table:table-cell>
          <table:table-cell office:value-type="float" office:value="0.28318584070800001" table:style-name="ce7">
            <text:p>0.283185841</text:p>
          </table:table-cell>
          <table:table-cell office:value-type="float" office:value="23.6223509312" table:style-name="ce7">
            <text:p>23.62235093</text:p>
          </table:table-cell>
          <table:table-cell table:number-columns-repeated="16380"/>
        </table:table-row>
        <table:table-row table:style-name="ro1">
          <table:table-cell office:value-type="float" office:value="198701" table:style-name="ce7">
            <text:p>198701</text:p>
          </table:table-cell>
          <table:table-cell office:value-type="string" table:style-name="ce7">
            <text:p>WIS-L-0012054_lg</text:p>
          </table:table-cell>
          <table:table-cell office:value-type="float" office:value="0.24449877750599999" table:style-name="ce7">
            <text:p>0.244498778</text:p>
          </table:table-cell>
          <table:table-cell office:value-type="float" office:value="28.659180879600001" table:style-name="ce7">
            <text:p>28.65918088</text:p>
          </table:table-cell>
          <table:table-cell table:number-columns-repeated="16380"/>
        </table:table-row>
        <table:table-row table:style-name="ro1">
          <table:table-cell office:value-type="float" office:value="185199" table:style-name="ce7">
            <text:p>185199</text:p>
          </table:table-cell>
          <table:table-cell office:value-type="string" table:style-name="ce7">
            <text:p>WIS-L-0012055_lg</text:p>
          </table:table-cell>
          <table:table-cell office:value-type="float" office:value="0.27970297029699998" table:style-name="ce7">
            <text:p>0.27970297</text:p>
          </table:table-cell>
          <table:table-cell office:value-type="float" office:value="26.892765998800002" table:style-name="ce7">
            <text:p>26.892766</text:p>
          </table:table-cell>
          <table:table-cell table:number-columns-repeated="16380"/>
        </table:table-row>
        <table:table-row table:style-name="ro1">
          <table:table-cell office:value-type="float" office:value="189540" table:style-name="ce7">
            <text:p>189540</text:p>
          </table:table-cell>
          <table:table-cell office:value-type="string" table:style-name="ce7">
            <text:p>WIS-L-0012056_lg</text:p>
          </table:table-cell>
          <table:table-cell office:value-type="float" office:value="0.288944723618" table:style-name="ce7">
            <text:p>0.288944724</text:p>
          </table:table-cell>
          <table:table-cell office:value-type="float" office:value="44.273822069200001" table:style-name="ce7">
            <text:p>44.27382207</text:p>
          </table:table-cell>
          <table:table-cell table:number-columns-repeated="16380"/>
        </table:table-row>
        <table:table-row table:style-name="ro1">
          <table:table-cell office:value-type="float" office:value="187633" table:style-name="ce7">
            <text:p>187633</text:p>
          </table:table-cell>
          <table:table-cell office:value-type="string" table:style-name="ce7">
            <text:p>WIS-L-0012057_lg</text:p>
          </table:table-cell>
          <table:table-cell office:value-type="float" office:value="0.26884422110599998" table:style-name="ce7">
            <text:p>0.268844221</text:p>
          </table:table-cell>
          <table:table-cell office:value-type="float" office:value="35.398493051499997" table:style-name="ce7">
            <text:p>35.39849305</text:p>
          </table:table-cell>
          <table:table-cell table:number-columns-repeated="16380"/>
        </table:table-row>
        <table:table-row table:style-name="ro1">
          <table:table-cell office:value-type="float" office:value="181634" table:style-name="ce7">
            <text:p>181634</text:p>
          </table:table-cell>
          <table:table-cell office:value-type="string" table:style-name="ce7">
            <text:p>WIS-L-0012058_lg</text:p>
          </table:table-cell>
          <table:table-cell office:value-type="float" office:value="0.27297297297299999" table:style-name="ce7">
            <text:p>0.272972973</text:p>
          </table:table-cell>
          <table:table-cell office:value-type="float" office:value="28.079389095300002" table:style-name="ce7">
            <text:p>28.0793891</text:p>
          </table:table-cell>
          <table:table-cell table:number-columns-repeated="16380"/>
        </table:table-row>
        <table:table-row table:style-name="ro1">
          <table:table-cell office:value-type="float" office:value="187005" table:style-name="ce7">
            <text:p>187005</text:p>
          </table:table-cell>
          <table:table-cell office:value-type="string" table:style-name="ce7">
            <text:p>WIS-L-0012059_lg</text:p>
          </table:table-cell>
          <table:table-cell office:value-type="float" office:value="0.198198198198" table:style-name="ce7">
            <text:p>0.198198198</text:p>
          </table:table-cell>
          <table:table-cell office:value-type="float" office:value="25.089663982400001" table:style-name="ce7">
            <text:p>25.08966398</text:p>
          </table:table-cell>
          <table:table-cell table:number-columns-repeated="16380"/>
        </table:table-row>
        <table:table-row table:style-name="ro1">
          <table:table-cell office:value-type="float" office:value="185920" table:style-name="ce7">
            <text:p>185920</text:p>
          </table:table-cell>
          <table:table-cell office:value-type="string" table:style-name="ce7">
            <text:p>WIS-L-0012060_lg</text:p>
          </table:table-cell>
          <table:table-cell office:value-type="float" office:value="0.208816705336" table:style-name="ce7">
            <text:p>0.208816705</text:p>
          </table:table-cell>
          <table:table-cell office:value-type="float" office:value="26.999053955099999" table:style-name="ce7">
            <text:p>26.99905396</text:p>
          </table:table-cell>
          <table:table-cell table:number-columns-repeated="16380"/>
        </table:table-row>
        <table:table-row table:style-name="ro1">
          <table:table-cell office:value-type="float" office:value="217892" table:style-name="ce7">
            <text:p>217892</text:p>
          </table:table-cell>
          <table:table-cell office:value-type="string" table:style-name="ce7">
            <text:p>WIS-L-0012061_lg</text:p>
          </table:table-cell>
          <table:table-cell office:value-type="float" office:value="0.37458745874600002" table:style-name="ce7">
            <text:p>0.374587459</text:p>
          </table:table-cell>
          <table:table-cell office:value-type="float" office:value="35.294686079000002" table:style-name="ce7">
            <text:p>35.29468608</text:p>
          </table:table-cell>
          <table:table-cell table:number-columns-repeated="16380"/>
        </table:table-row>
        <table:table-row table:style-name="ro1">
          <table:table-cell office:value-type="float" office:value="178630" table:style-name="ce7">
            <text:p>178630</text:p>
          </table:table-cell>
          <table:table-cell office:value-type="string" table:style-name="ce7">
            <text:p>WIS-L-0012062_lg</text:p>
          </table:table-cell>
          <table:table-cell office:value-type="float" office:value="0.24814814814799999" table:style-name="ce7">
            <text:p>0.248148148</text:p>
          </table:table-cell>
          <table:table-cell office:value-type="float" office:value="35.8081338406" table:style-name="ce7">
            <text:p>35.80813384</text:p>
          </table:table-cell>
          <table:table-cell table:number-columns-repeated="16380"/>
        </table:table-row>
        <table:table-row table:style-name="ro1">
          <table:table-cell office:value-type="float" office:value="217273" table:style-name="ce7">
            <text:p>217273</text:p>
          </table:table-cell>
          <table:table-cell office:value-type="string" table:style-name="ce7">
            <text:p>WIS-L-0012063_lg</text:p>
          </table:table-cell>
          <table:table-cell office:value-type="float" office:value="0.36851851851900003" table:style-name="ce7">
            <text:p>0.368518519</text:p>
          </table:table-cell>
          <table:table-cell office:value-type="float" office:value="33.135188102699999" table:style-name="ce7">
            <text:p>33.1351881</text:p>
          </table:table-cell>
          <table:table-cell table:number-columns-repeated="16380"/>
        </table:table-row>
        <table:table-row table:style-name="ro1">
          <table:table-cell office:value-type="float" office:value="188155" table:style-name="ce7">
            <text:p>188155</text:p>
          </table:table-cell>
          <table:table-cell office:value-type="string" table:style-name="ce7">
            <text:p>WIS-L-0012064_lg</text:p>
          </table:table-cell>
          <table:table-cell office:value-type="float" office:value="0.32569974554699999" table:style-name="ce7">
            <text:p>0.325699746</text:p>
          </table:table-cell>
          <table:table-cell office:value-type="float" office:value="27.448369026200002" table:style-name="ce7">
            <text:p>27.44836903</text:p>
          </table:table-cell>
          <table:table-cell table:number-columns-repeated="16380"/>
        </table:table-row>
        <table:table-row table:style-name="ro1">
          <table:table-cell office:value-type="float" office:value="185879" table:style-name="ce7">
            <text:p>185879</text:p>
          </table:table-cell>
          <table:table-cell office:value-type="string" table:style-name="ce7">
            <text:p>WIS-L-0012065_lg</text:p>
          </table:table-cell>
          <table:table-cell office:value-type="float" office:value="0.21028037383199999" table:style-name="ce7">
            <text:p>0.210280374</text:p>
          </table:table-cell>
          <table:table-cell office:value-type="float" office:value="52.145146131499999" table:style-name="ce7">
            <text:p>52.14514613</text:p>
          </table:table-cell>
          <table:table-cell table:number-columns-repeated="16380"/>
        </table:table-row>
        <table:table-row table:style-name="ro1">
          <table:table-cell office:value-type="float" office:value="180918" table:style-name="ce7">
            <text:p>180918</text:p>
          </table:table-cell>
          <table:table-cell office:value-type="string" table:style-name="ce7">
            <text:p>WIS-L-0012067_lg</text:p>
          </table:table-cell>
          <table:table-cell office:value-type="float" office:value="0.31295843520799999" table:style-name="ce7">
            <text:p>0.312958435</text:p>
          </table:table-cell>
          <table:table-cell office:value-type="float" office:value="39.745110034900001" table:style-name="ce7">
            <text:p>39.74511003</text:p>
          </table:table-cell>
          <table:table-cell table:number-columns-repeated="16380"/>
        </table:table-row>
        <table:table-row table:style-name="ro1">
          <table:table-cell office:value-type="float" office:value="179785" table:style-name="ce7">
            <text:p>179785</text:p>
          </table:table-cell>
          <table:table-cell office:value-type="string" table:style-name="ce7">
            <text:p>WIS-L-0012068_lg</text:p>
          </table:table-cell>
          <table:table-cell office:value-type="float" office:value="0.25322997415999998" table:style-name="ce7">
            <text:p>0.253229974</text:p>
          </table:table-cell>
          <table:table-cell office:value-type="float" office:value="26.802780866599999" table:style-name="ce7">
            <text:p>26.80278087</text:p>
          </table:table-cell>
          <table:table-cell table:number-columns-repeated="16380"/>
        </table:table-row>
        <table:table-row table:style-name="ro1">
          <table:table-cell office:value-type="float" office:value="202327" table:style-name="ce7">
            <text:p>202327</text:p>
          </table:table-cell>
          <table:table-cell office:value-type="string" table:style-name="ce7">
            <text:p>WIS-L-0012069_lg</text:p>
          </table:table-cell>
          <table:table-cell office:value-type="float" office:value="0.38679245283000002" table:style-name="ce7">
            <text:p>0.386792453</text:p>
          </table:table-cell>
          <table:table-cell office:value-type="float" office:value="35.949060916900002" table:style-name="ce7">
            <text:p>35.94906092</text:p>
          </table:table-cell>
          <table:table-cell table:number-columns-repeated="16380"/>
        </table:table-row>
        <table:table-row table:style-name="ro1">
          <table:table-cell office:value-type="float" office:value="180426" table:style-name="ce7">
            <text:p>180426</text:p>
          </table:table-cell>
          <table:table-cell office:value-type="string" table:style-name="ce7">
            <text:p>WIS-L-0012070_lg</text:p>
          </table:table-cell>
          <table:table-cell office:value-type="float" office:value="0.25229357798199997" table:style-name="ce7">
            <text:p>0.252293578</text:p>
          </table:table-cell>
          <table:table-cell office:value-type="float" office:value="36.132874965699997" table:style-name="ce7">
            <text:p>36.13287497</text:p>
          </table:table-cell>
          <table:table-cell table:number-columns-repeated="16380"/>
        </table:table-row>
        <table:table-row table:style-name="ro1">
          <table:table-cell office:value-type="float" office:value="202410" table:style-name="ce7">
            <text:p>202410</text:p>
          </table:table-cell>
          <table:table-cell office:value-type="string" table:style-name="ce7">
            <text:p>WIS-L-0012071_lg</text:p>
          </table:table-cell>
          <table:table-cell office:value-type="float" office:value="0.33179012345699999" table:style-name="ce7">
            <text:p>0.331790123</text:p>
          </table:table-cell>
          <table:table-cell office:value-type="float" office:value="26.820850133899999" table:style-name="ce7">
            <text:p>26.82085013</text:p>
          </table:table-cell>
          <table:table-cell table:number-columns-repeated="16380"/>
        </table:table-row>
        <table:table-row table:style-name="ro1">
          <table:table-cell office:value-type="float" office:value="177165" table:style-name="ce7">
            <text:p>177165</text:p>
          </table:table-cell>
          <table:table-cell office:value-type="string" table:style-name="ce7">
            <text:p>WIS-L-0012072_lg</text:p>
          </table:table-cell>
          <table:table-cell office:value-type="float" office:value="0.30946882217100002" table:style-name="ce7">
            <text:p>0.309468822</text:p>
          </table:table-cell>
          <table:table-cell office:value-type="float" office:value="28.369109153699998" table:style-name="ce7">
            <text:p>28.36910915</text:p>
          </table:table-cell>
          <table:table-cell table:number-columns-repeated="16380"/>
        </table:table-row>
        <table:table-row table:style-name="ro1">
          <table:table-cell office:value-type="float" office:value="178929" table:style-name="ce7">
            <text:p>178929</text:p>
          </table:table-cell>
          <table:table-cell office:value-type="string" table:style-name="ce7">
            <text:p>WIS-L-0012073_lg</text:p>
          </table:table-cell>
          <table:table-cell office:value-type="float" office:value="0.29753914988800001" table:style-name="ce7">
            <text:p>0.29753915</text:p>
          </table:table-cell>
          <table:table-cell office:value-type="float" office:value="41.484775066399997" table:style-name="ce7">
            <text:p>41.48477507</text:p>
          </table:table-cell>
          <table:table-cell table:number-columns-repeated="16380"/>
        </table:table-row>
        <table:table-row table:style-name="ro1">
          <table:table-cell office:value-type="float" office:value="177982" table:style-name="ce7">
            <text:p>177982</text:p>
          </table:table-cell>
          <table:table-cell office:value-type="string" table:style-name="ce7">
            <text:p>WIS-L-0012074_lg</text:p>
          </table:table-cell>
          <table:table-cell office:value-type="float" office:value="0.28017241379300001" table:style-name="ce7">
            <text:p>0.280172414</text:p>
          </table:table-cell>
          <table:table-cell office:value-type="float" office:value="24.946418047000002" table:style-name="ce7">
            <text:p>24.94641805</text:p>
          </table:table-cell>
          <table:table-cell table:number-columns-repeated="16380"/>
        </table:table-row>
        <table:table-row table:style-name="ro1">
          <table:table-cell office:value-type="float" office:value="166488" table:style-name="ce7">
            <text:p>166488</text:p>
          </table:table-cell>
          <table:table-cell office:value-type="string" table:style-name="ce7">
            <text:p>WIS-L-0012075_lg</text:p>
          </table:table-cell>
          <table:table-cell office:value-type="float" office:value="0.355223880597" table:style-name="ce7">
            <text:p>0.355223881</text:p>
          </table:table-cell>
          <table:table-cell office:value-type="float" office:value="35.661124944699999" table:style-name="ce7">
            <text:p>35.66112494</text:p>
          </table:table-cell>
          <table:table-cell table:number-columns-repeated="16380"/>
        </table:table-row>
        <table:table-row table:style-name="ro1">
          <table:table-cell office:value-type="float" office:value="186048" table:style-name="ce7">
            <text:p>186048</text:p>
          </table:table-cell>
          <table:table-cell office:value-type="string" table:style-name="ce7">
            <text:p>WIS-L-0012076_lg</text:p>
          </table:table-cell>
          <table:table-cell office:value-type="float" office:value="0.30487804878000002" table:style-name="ce7">
            <text:p>0.304878049</text:p>
          </table:table-cell>
          <table:table-cell office:value-type="float" office:value="29.1947569847" table:style-name="ce7">
            <text:p>29.19475698</text:p>
          </table:table-cell>
          <table:table-cell table:number-columns-repeated="16380"/>
        </table:table-row>
        <table:table-row table:style-name="ro1">
          <table:table-cell office:value-type="float" office:value="184413" table:style-name="ce7">
            <text:p>184413</text:p>
          </table:table-cell>
          <table:table-cell office:value-type="string" table:style-name="ce7">
            <text:p>WIS-L-0012077_lg</text:p>
          </table:table-cell>
          <table:table-cell office:value-type="float" office:value="0.36052631578900002" table:style-name="ce7">
            <text:p>0.360526316</text:p>
          </table:table-cell>
          <table:table-cell office:value-type="float" office:value="27.585330009500002" table:style-name="ce7">
            <text:p>27.58533001</text:p>
          </table:table-cell>
          <table:table-cell table:number-columns-repeated="16380"/>
        </table:table-row>
        <table:table-row table:style-name="ro1">
          <table:table-cell office:value-type="float" office:value="194671" table:style-name="ce7">
            <text:p>194671</text:p>
          </table:table-cell>
          <table:table-cell office:value-type="string" table:style-name="ce7">
            <text:p>WIS-L-0012078_lg</text:p>
          </table:table-cell>
          <table:table-cell office:value-type="float" office:value="0.35677083333300003" table:style-name="ce7">
            <text:p>0.356770833</text:p>
          </table:table-cell>
          <table:table-cell office:value-type="float" office:value="28.0000860691" table:style-name="ce7">
            <text:p>28.00008607</text:p>
          </table:table-cell>
          <table:table-cell table:number-columns-repeated="16380"/>
        </table:table-row>
        <table:table-row table:style-name="ro1">
          <table:table-cell office:value-type="float" office:value="207753" table:style-name="ce7">
            <text:p>207753</text:p>
          </table:table-cell>
          <table:table-cell office:value-type="string" table:style-name="ce7">
            <text:p>WIS-L-0012082_lg</text:p>
          </table:table-cell>
          <table:table-cell office:value-type="float" office:value="0.33924050632899999" table:style-name="ce7">
            <text:p>0.339240506</text:p>
          </table:table-cell>
          <table:table-cell office:value-type="float" office:value="20.495548963499999" table:style-name="ce7">
            <text:p>20.49554896</text:p>
          </table:table-cell>
          <table:table-cell table:number-columns-repeated="16380"/>
        </table:table-row>
        <table:table-row table:style-name="ro1">
          <table:table-cell office:value-type="float" office:value="189298" table:style-name="ce7">
            <text:p>189298</text:p>
          </table:table-cell>
          <table:table-cell office:value-type="string" table:style-name="ce7">
            <text:p>WIS-L-0012083_lg</text:p>
          </table:table-cell>
          <table:table-cell office:value-type="float" office:value="0.30352941176499998" table:style-name="ce7">
            <text:p>0.303529412</text:p>
          </table:table-cell>
          <table:table-cell office:value-type="float" office:value="34.955749988599997" table:style-name="ce7">
            <text:p>34.95574999</text:p>
          </table:table-cell>
          <table:table-cell table:number-columns-repeated="16380"/>
        </table:table-row>
        <table:table-row table:style-name="ro1">
          <table:table-cell office:value-type="float" office:value="199269" table:style-name="ce7">
            <text:p>199269</text:p>
          </table:table-cell>
          <table:table-cell office:value-type="string" table:style-name="ce7">
            <text:p>WIS-L-0012084_lg</text:p>
          </table:table-cell>
          <table:table-cell office:value-type="float" office:value="0.26582278480999999" table:style-name="ce7">
            <text:p>0.265822785</text:p>
          </table:table-cell>
          <table:table-cell office:value-type="float" office:value="35.627449035600002" table:style-name="ce7">
            <text:p>35.62744904</text:p>
          </table:table-cell>
          <table:table-cell table:number-columns-repeated="16380"/>
        </table:table-row>
        <table:table-row table:style-name="ro1">
          <table:table-cell office:value-type="float" office:value="205675" table:style-name="ce7">
            <text:p>205675</text:p>
          </table:table-cell>
          <table:table-cell office:value-type="string" table:style-name="ce7">
            <text:p>WIS-L-0012085_lg</text:p>
          </table:table-cell>
          <table:table-cell office:value-type="float" office:value="0.33737864077700003" table:style-name="ce7">
            <text:p>0.337378641</text:p>
          </table:table-cell>
          <table:table-cell office:value-type="float" office:value="22.491280078900001" table:style-name="ce7">
            <text:p>22.49128008</text:p>
          </table:table-cell>
          <table:table-cell table:number-columns-repeated="16380"/>
        </table:table-row>
        <table:table-row table:style-name="ro1">
          <table:table-cell office:value-type="float" office:value="206468" table:style-name="ce7">
            <text:p>206468</text:p>
          </table:table-cell>
          <table:table-cell office:value-type="string" table:style-name="ce7">
            <text:p>WIS-L-0012086_lg</text:p>
          </table:table-cell>
          <table:table-cell office:value-type="float" office:value="0.23671497584500001" table:style-name="ce7">
            <text:p>0.236714976</text:p>
          </table:table-cell>
          <table:table-cell office:value-type="float" office:value="30.5659151077" table:style-name="ce7">
            <text:p>30.56591511</text:p>
          </table:table-cell>
          <table:table-cell table:number-columns-repeated="16380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caro Alzuru</meta:initial-creator>
    <dc:creator>Icaro Alzuru</dc:creator>
    <meta:creation-date>2016-01-31T13:23:36Z</meta:creation-date>
    <dc:date>2016-02-01T04:16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 chart:error-category="cell-range" chart:error-upper-indicator="false" chart:error-lower-indicator="true"/>
      <style:graphic-properties draw:fill="none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2e75b6" draw:opacity="100%" draw:stroke="none"/>
    </style:style>
    <style:style style:family="chart" style:name="E02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2">
      <style:chart-properties chart:symbol-type="none" chart:vertical="false" chart:connect-bars="false" chart:solid-type="cuboid" chart:stacked="true" chart:percentage="false" chart:error-category="cell-range" chart:error-upper-indicator="true" chart:error-lower-indicator="false"/>
      <style:graphic-properties draw:fill="solid" draw:fill-color="#f4b183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80.2pt" svg:width="337.2pt" chart:style-name="Crt0">
        <chart:title chart:style-name="CT00">
          <text:p text:style-name="a0" text:class-names="" text:cond-style-name="">Normalized Damerau-Levenshtein distance OCR error <text:s text:c="1"/></text:p>
        </chart:title>
        <chart:plot-area chart:style-name="Plt0">
          <chart:axis chart:dimension="x" chart:name="primary-x" chart:style-name="Axs0">
            <chart:categories table:cell-range-address="ent.$H$1:.$J$1"/>
          </chart:axis>
          <chart:axis chart:dimension="y" chart:name="primary-y" chart:style-name="Axs1">
            <chart:grid chart:class="major" chart:style-name="GMa1"/>
          </chart:axis>
          <chart:series chart:label-cell-address="ent.$G$10" chart:values-cell-range-address="ent.$H$10:.$J$10" chart:class="chart:bar" chart:attached-axis="primary-y" chart:style-name="G0S0">
            <chart:error-indicator chart:style-name="E000"/>
            <chart:data-point chart:repeated="3"/>
          </chart:series>
          <chart:series chart:label-cell-address="ent.$G$11" chart:values-cell-range-address="ent.$H$11:.$J$11" chart:class="chart:bar" chart:attached-axis="primary-y" chart:style-name="G0S1">
            <chart:data-point chart:repeated="3"/>
          </chart:series>
          <chart:series chart:label-cell-address="ent.$G$12" chart:values-cell-range-address="ent.$H$12:.$J$12" chart:class="chart:bar" chart:attached-axis="primary-y" chart:style-name="G0S2">
            <chart:error-indicator chart:style-name="E020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73.8pt" chart:style-name="Crt0">
        <chart:title chart:style-name="CT00">
          <text:p text:style-name="a0" text:class-names="" text:cond-style-name="">Entomology - Img.Size (B) vs. Exec.Time (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ent.$A$1" chart:values-cell-range-address="ent.$A$2:.$A$101" chart:class="chart:line" chart:attached-axis="primary-y" chart:style-name="G0S0">
            <chart:data-point chart:repeated="100"/>
          </chart:series>
          <chart:series chart:label-cell-address="ent.$D$1" chart:values-cell-range-address="ent.$D$2:.$D$101" chart:class="chart:line" chart:attached-axis="second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-27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223.2pt" chart:style-name="Crt0">
        <chart:title chart:style-name="CT00">
          <text:p text:style-name="a0" text:class-names="" text:cond-style-name="">N. Damerau-Levenshtein d.<text:s text:c="1"/></text:p>
        </chart:title>
        <chart:plot-area chart:style-name="Plt0">
          <chart:axis chart:dimension="x" chart:name="primary-x" chart:style-name="Axs0">
            <chart:categories table:cell-range-address="ent.$G$33:.$G$35"/>
          </chart:axis>
          <chart:axis chart:dimension="y" chart:name="primary-y" chart:style-name="Axs1">
            <chart:grid chart:class="major" chart:style-name="GMa1"/>
          </chart:axis>
          <chart:series chart:label-cell-address="ent.$H$32" chart:values-cell-range-address="ent.$H$33:.$H$3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4b183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213.6pt" chart:style-name="Crt0">
        <chart:title chart:style-name="CT00">
          <text:p text:style-name="a0" text:class-names="" text:cond-style-name="">Image Size (Bytes)</text:p>
        </chart:title>
        <chart:plot-area chart:style-name="Plt0">
          <chart:axis chart:dimension="x" chart:name="primary-x" chart:style-name="Axs0">
            <chart:categories table:cell-range-address="ent.$G$33:.$G$35"/>
          </chart:axis>
          <chart:axis chart:dimension="y" chart:name="primary-y" chart:style-name="Axs1">
            <chart:grid chart:class="major" chart:style-name="GMa1"/>
          </chart:axis>
          <chart:series chart:label-cell-address="ent.$I$32" chart:values-cell-range-address="ent.$I$33:.$I$3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a9d18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223.8pt" chart:style-name="Crt0">
        <chart:title chart:style-name="CT00">
          <text:p text:style-name="a0" text:class-names="" text:cond-style-name="">Execution Time (s)</text:p>
        </chart:title>
        <chart:plot-area chart:style-name="Plt0">
          <chart:axis chart:dimension="x" chart:name="primary-x" chart:style-name="Axs0">
            <chart:categories table:cell-range-address="ent.$G$33:.$G$35"/>
          </chart:axis>
          <chart:axis chart:dimension="y" chart:name="primary-y" chart:style-name="Axs1">
            <chart:grid chart:class="major" chart:style-name="GMa1"/>
          </chart:axis>
          <chart:series chart:label-cell-address="ent.$J$32" chart:values-cell-range-address="ent.$J$33:.$J$3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23.2pt" svg:width="379.2pt" chart:style-name="Crt0">
        <chart:title chart:style-name="CT00">
          <text:p text:style-name="a0" text:class-names="" text:cond-style-name="">Bryophyte - Img.Size (B) vs. Exec.Time (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herb.$A$1" chart:values-cell-range-address="herb.$A$2:.$A$101" chart:class="chart:line" chart:attached-axis="primary-y" chart:style-name="G0S0">
            <chart:data-point chart:repeated="100"/>
          </chart:series>
          <chart:series chart:label-cell-address="herb.$D$1" chart:values-cell-range-address="herb.$D$2:.$D$101" chart:class="chart:line" chart:attached-axis="second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Lichens - Img.Size (B) vs. Exec.Time (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lichens.$A$1" chart:values-cell-range-address="lichens.$A$2:.$A$201" chart:class="chart:line" chart:attached-axis="primary-y" chart:style-name="G0S0">
            <chart:data-point chart:repeated="200"/>
          </chart:series>
          <chart:series chart:label-cell-address="lichens.$D$1" chart:values-cell-range-address="lichens.$D$2:.$D$201" chart:class="chart:line" chart:attached-axis="secondary-y" chart:style-name="G1S0">
            <chart:data-point chart:repeated="20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